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8000000021BB5C3D71.gif"/>
  <manifest:file-entry manifest:media-type="image/png" manifest:full-path="Pictures/100000000000000800000008913C8356.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Courier1" svg:font-family="Courier" style:font-adornments="Regular" style:font-family-generic="modern" style:font-pitch="fixed"/>
    <style:font-face style:name="Andale Sans UI" svg:font-family="'Andale Sans UI'" style:font-pitch="variable"/>
    <style:font-face style:name="Luxi Sans2" svg:font-family="'Luxi Sans'" style:font-pitch="variable"/>
    <style:font-face style:name="Nimbus Roman No9 L1" svg:font-family="'Nimbus Roman No9 L'" style:font-pitch="variable"/>
    <style:font-face style:name="Courier3" svg:font-family="Courier" style:font-family-generic="modern" style:font-pitch="variable"/>
    <style:font-face style:name="Nimbus Roman No9 L3" svg:font-family="'Nimbus Roman No9 L'" style:font-family-generic="modern" style:font-pitch="variable"/>
    <style:font-face style:name="Luxi Sans1" svg:font-family="'Luxi Sans'" style:font-family-generic="roman" style:font-pitch="variable"/>
    <style:font-face style:name="Nimbus Roman No9 L" svg:font-family="'Nimbus Roman No9 L'" style:font-family-generic="roman" style:font-pitch="variable"/>
    <style:font-face style:name="Courier2" svg:font-family="Courier" style:font-family-generic="swiss" style:font-pitch="variable"/>
    <style:font-face style:name="Luxi Sans" svg:font-family="'Luxi Sans'" style:font-family-generic="swiss" style:font-pitch="variable"/>
    <style:font-face style:name="Nimbus Roman No9 L2" svg:font-family="'Nimbus Roman No9 L'" style:font-family-generic="swiss" style:font-pitch="variable"/>
  </office:font-face-decls>
  <office:automatic-styles>
    <style:style style:name="P1" style:family="paragraph" style:parent-style-name="Standard" style:master-page-name="First_20_Page"/>
    <style:style style:name="P2" style:family="paragraph" style:parent-style-name="Text_20_body">
      <style:paragraph-properties fo:text-align="center" style:justify-single-word="false"/>
      <style:text-properties fo:font-size="14pt" fo:font-style="italic" style:font-size-asian="14pt" style:font-style-asian="italic" style:font-size-complex="14pt"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5.5in" style:type="right" style:leader-style="dotted" style:leader-text="."/>
        </style:tab-stops>
      </style:paragraph-properties>
    </style:style>
    <style:style style:name="P7" style:family="paragraph" style:parent-style-name="Contents_20_2">
      <style:paragraph-properties>
        <style:tab-stops>
          <style:tab-stop style:position="5.3035in" style:type="right" style:leader-style="dotted" style:leader-text="."/>
        </style:tab-stops>
      </style:paragraph-properties>
    </style:style>
    <style:style style:name="P8" style:family="paragraph" style:parent-style-name="Contents_20_3">
      <style:paragraph-properties>
        <style:tab-stops>
          <style:tab-stop style:position="5.1071in" style:type="right" style:leader-style="dotted" style:leader-text="."/>
        </style:tab-stops>
      </style:paragraph-properties>
    </style:style>
    <style:style style:name="P9" style:family="paragraph" style:parent-style-name="Contents_20_4">
      <style:paragraph-properties>
        <style:tab-stops>
          <style:tab-stop style:position="4.9102in" style:type="right" style:leader-style="dotted" style:leader-text="."/>
        </style:tab-stops>
      </style:paragraph-properties>
    </style:style>
    <style:style style:name="P10" style:family="paragraph" style:parent-style-name="Contents_20_5">
      <style:paragraph-properties>
        <style:tab-stops>
          <style:tab-stop style:position="4.7138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Figure">
      <style:paragraph-properties fo:text-align="center" style:justify-single-word="false"/>
    </style:style>
    <style:style style:name="P1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uxi Sans1" fo:font-size="18pt" fo:font-style="normal" fo:text-shadow="none" style:text-underline-style="none" fo:font-weight="normal" style:font-name-asian="Andale Sans UI" style:font-size-asian="18pt" style:font-style-asian="normal" style:font-weight-asian="normal" style:font-name-complex="Luxi Sans2" style:font-size-complex="18pt" style:font-style-complex="normal" style:font-weight-complex="normal" style:text-emphasize="none" style:font-relief="none"/>
    </style:style>
    <style:style style:name="P14" style:family="paragraph">
      <style:paragraph-properties fo:margin-left="0in" fo:margin-right="0in" fo:text-align="center" fo:text-indent="0in"/>
    </style:style>
    <style:style style:name="P1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uxi Sans1" fo:font-size="10pt" fo:font-style="normal" fo:text-shadow="none" style:text-underline-style="none" fo:font-weight="normal" style:font-name-asian="Andale Sans UI" style:font-size-asian="18pt" style:font-style-asian="normal" style:font-weight-asian="normal" style:font-name-complex="Luxi Sans2" style:font-size-complex="18pt" style:font-style-complex="normal" style:font-weight-complex="normal" style:text-emphasize="none" style:font-relief="none"/>
    </style:style>
    <style:style style:name="P1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uxi Sans1" fo:font-size="8pt" fo:font-style="normal" fo:text-shadow="none" style:text-underline-style="none" fo:font-weight="normal" style:font-name-asian="Andale Sans UI" style:font-size-asian="18pt" style:font-style-asian="normal" style:font-weight-asian="normal" style:font-name-complex="Luxi Sans2" style:font-size-complex="18pt" style:font-style-complex="normal" style:font-weight-complex="normal" style:text-emphasize="none" style:font-relief="none"/>
    </style:style>
    <style:style style:name="P17" style:family="paragraph" style:parent-style-name="Standard">
      <style:text-properties style:font-name="Courier" fo:font-size="10pt" style:font-size-asian="10pt"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text-properties style:font-name="Nimbus Roman No9 L1" fo:font-size="10pt" style:font-size-asian="10pt" style:font-size-complex="10pt"/>
    </style:style>
    <style:style style:name="P20" style:family="paragraph" style:parent-style-name="Standard">
      <style:text-properties style:font-name="Nimbus Roman No9 L1"/>
    </style:style>
    <style:style style:name="P21" style:family="paragraph" style:parent-style-name="Standard" style:list-style-name="L2"/>
    <style:style style:name="P22" style:family="paragraph" style:parent-style-name="Standard">
      <style:paragraph-properties>
        <style:tab-stops>
          <style:tab-stop style:position="2.302in"/>
        </style:tab-stops>
      </style:paragraph-properties>
    </style:style>
    <style:style style:name="P23" style:family="paragraph" style:parent-style-name="Standard">
      <style:paragraph-properties fo:text-align="start" style:justify-single-word="false"/>
      <style:text-properties style:font-name="Courier" fo:font-size="10pt" style:font-size-asian="10pt" style:font-size-complex="10pt"/>
    </style:style>
    <style:style style:name="P24" style:family="paragraph" style:parent-style-name="Standard">
      <style:text-properties style:font-name="Nimbus Roman No9 L1" fo:font-size="11pt" style:font-size-asian="11pt" style:font-size-complex="11pt"/>
    </style:style>
    <style:style style:name="P25" style:family="paragraph">
      <style:paragraph-properties fo:margin-left="0in" fo:margin-right="0in" fo:text-align="start" fo:text-indent="0in"/>
    </style:style>
    <style:style style:name="P26"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Courier2" fo:font-size="10pt" fo:font-style="normal" fo:text-shadow="none" style:text-underline-style="none" fo:font-weight="normal" style:font-name-asian="Andale Sans UI" style:font-size-asian="18pt" style:font-style-asian="normal" style:font-weight-asian="normal" style:font-name-complex="Luxi Sans2" style:font-size-complex="18pt" style:font-style-complex="normal" style:font-weight-complex="normal" style:text-emphasize="none" style:font-relief="none"/>
    </style:style>
    <style:style style:name="P27" style:family="paragraph">
      <style:paragraph-properties fo:margin-left="0in" fo:margin-right="0in" fo:text-indent="0in"/>
    </style:style>
    <style:style style:name="P2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Courier" fo:font-size="10pt" fo:font-style="normal" fo:text-shadow="none" style:text-underline-style="none" fo:font-weight="normal" style:font-name-asian="Andale Sans UI" style:font-size-asian="18pt" style:font-style-asian="normal" style:font-weight-asian="normal" style:font-name-complex="Luxi Sans2" style:font-size-complex="18pt" style:font-style-complex="normal" style:font-weight-complex="normal" style:text-emphasize="none" style:font-relief="none"/>
    </style:style>
    <style:style style:name="P2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Luxi Sans1" fo:font-size="18pt" fo:font-style="normal" fo:text-shadow="none" style:text-underline-style="none" fo:font-weight="normal" style:font-name-asian="Andale Sans UI" style:font-size-asian="18pt" style:font-style-asian="normal" style:font-weight-asian="normal" style:font-name-complex="Luxi Sans2" style:font-size-complex="18pt" style:font-style-complex="normal" style:font-weight-complex="normal" style:text-emphasize="none" style:font-relief="none"/>
    </style:style>
    <style:style style:name="T1" style:family="text">
      <style:text-properties style:font-name="Courier1" fo:font-size="10pt" fo:font-style="normal" fo:font-weight="normal"/>
    </style:style>
    <style:style style:name="T2" style:family="text">
      <style:text-properties fo:font-size="10pt"/>
    </style:style>
    <style:style style:name="T3" style:family="text">
      <style:text-properties fo:font-size="8pt"/>
    </style:style>
    <style:style style:name="T4" style:family="text">
      <style:text-properties style:font-name="Courier" fo:font-size="10pt" style:font-size-asian="10pt" style:font-size-complex="10pt"/>
    </style:style>
    <style:style style:name="T5" style:family="text">
      <style:text-properties style:font-name="Courier"/>
    </style:style>
    <style:style style:name="T6" style:family="text">
      <style:text-properties fo:font-weight="bold" style:font-weight-asian="bold" style:font-weight-complex="bold"/>
    </style:style>
    <style:style style:name="T7" style:family="text">
      <style:text-properties style:font-name="Courier" fo:font-size="10pt" style:font-size-asian="10pt" style:font-size-complex="10pt"/>
    </style:style>
    <style:style style:name="T8" style:family="text">
      <style:text-properties style:font-name="Courier1" fo:font-size="10pt" fo:font-style="normal" fo:font-weight="normal" style:font-size-asian="10pt" style:font-size-complex="10pt"/>
    </style:style>
    <style:style style:name="T9" style:family="text">
      <style:text-properties style:font-name="Courier2" fo:font-size="10pt"/>
    </style:style>
    <style:style style:name="T10" style:family="text">
      <style:text-properties style:font-name="Courier" fo:font-size="10pt"/>
    </style:style>
    <style:style style:name="T11" style:family="text">
      <style:text-properties style:font-name="Nimbus Roman No9 L1" fo:font-size="11pt" style:font-size-asian="11pt" style:font-size-complex="11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text:list-style style:name="L1">
      <text:list-level-style-number text:level="1" style:num-suffix="   " style:num-format="1">
        <style:list-level-properties text:min-label-distance="0.15in"/>
      </text:list-level-style-number>
      <text:list-level-style-number text:level="2" style:num-suffix="   " style:num-format="1" text:display-levels="2">
        <style:list-level-properties text:min-label-distance="0.15in"/>
      </text:list-level-style-number>
      <text:list-level-style-number text:level="3" style:num-suffix="   " style:num-format="1" text:display-levels="3">
        <style:list-level-properties text:min-label-distance="0.15in"/>
      </text:list-level-style-number>
      <text:list-level-style-number text:level="4" style:num-suffix="   " style:num-format="1" text:display-levels="4">
        <style:list-level-properties text:min-label-distance="0.15in"/>
      </text:list-level-style-number>
      <text:list-level-style-number text:level="5" style:num-suffix="   " style:num-format="1" text:display-levels="5">
        <style:list-level-properties text:min-label-distance="0.15in"/>
      </text:list-level-style-number>
      <text:list-level-style-number text:level="6" style:num-suffix="   " style:num-format="1" text:display-levels="6">
        <style:list-level-properties text:min-label-distance="0.15in"/>
      </text:list-level-style-number>
      <text:list-level-style-number text:level="7" style:num-suffix="   " style:num-format="1" text:display-levels="7">
        <style:list-level-properties text:min-label-distance="0.15in"/>
      </text:list-level-style-number>
      <text:list-level-style-number text:level="8" style:num-suffix="   " style:num-format="1" text:display-levels="8">
        <style:list-level-properties text:min-label-distance="0.15in"/>
      </text:list-level-style-number>
      <text:list-level-style-number text:level="9" style:num-suffix="   " style:num-format="1" text:display-levels="9">
        <style:list-level-properties text:min-label-distance="0.15in"/>
      </text:list-level-style-number>
      <text:list-level-style-number text:level="10"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81" svg:stroke-width="0in" svg:stroke-color="#000000" draw:marker-start="Arrow_20_concave" draw:marker-start-width="0.1181in" draw:marker-start-center="false" draw:marker-end="Arrow_20_concave" draw:marker-end-width="0.1181in" draw:marker-end-center="false" draw:fill="solid" draw:fill-color="#99ccff" draw:fill-gradient-name="Gradient_20_7" draw:fill-hatch-name="Hatch_20_80" draw:fill-image-name="Bitmape_20_1" draw:textarea-horizontal-align="center" draw:textarea-vertical-align="middle" fo:padding-top="0.0492in" fo:padding-bottom="0.0492in" fo:padding-left="0.0984in" fo:padding-right="0.0984in" draw:shadow="visible" draw:shadow-offset-x="0.0598in" draw:shadow-offset-y="0.0598in" draw:shadow-color="#c0c0c0" style:run-through="foreground"/>
    </style:style>
    <style:style style:name="gr3" style:family="graphic">
      <style:graphic-properties draw:stroke="solid" draw:stroke-dash="Dash_20_82" svg:stroke-width="0in" svg:stroke-color="#000000" draw:marker-start="" draw:marker-start-width="0.1181in" draw:marker-start-center="false" draw:marker-end="" draw:marker-end-width="0.1181in" draw:marker-end-center="false" draw:fill="solid" draw:fill-color="#99ccff" draw:fill-gradient-name="Gradient_20_7" draw:fill-hatch-name="Hatch_20_81"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4" style:family="graphic">
      <style:graphic-properties draw:stroke="solid" draw:stroke-dash="Dash_20_83" svg:stroke-width="0in" svg:stroke-color="#000000" draw:marker-start="" draw:marker-start-width="0.1181in" draw:marker-start-center="false" draw:marker-end="" draw:marker-end-width="0.1181in" draw:marker-end-center="false" draw:fill="solid" draw:fill-color="#99ccff" draw:fill-gradient-name="Gradient_20_7" draw:fill-hatch-name="Hatch_20_82"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5" style:family="graphic">
      <style:graphic-properties draw:stroke="solid" draw:stroke-dash="Dash_20_84" svg:stroke-width="0in" svg:stroke-color="#000000" draw:marker-start="Arrow_20_concave" draw:marker-start-width="0.1181in" draw:marker-start-center="false" draw:marker-end="" draw:marker-end-width="0.1181in" draw:marker-end-center="false" draw:fill="solid" draw:fill-color="#99ccff" draw:fill-gradient-name="Gradient_20_7" draw:fill-hatch-name="Hatch_20_83" draw:fill-image-name="Bitmape_20_1" draw:textarea-horizontal-align="center" draw:textarea-vertical-align="middle" fo:padding-top="0.0492in" fo:padding-bottom="0.0492in" fo:padding-left="0.0984in" fo:padding-right="0.0984in" draw:shadow="visible" draw:shadow-offset-x="0.0598in" draw:shadow-offset-y="0.0598in" draw:shadow-color="#c0c0c0" style:run-through="foreground"/>
    </style:style>
    <style:style style:name="gr6" style:family="graphic">
      <style:graphic-properties draw:stroke="solid" draw:stroke-dash="Dash_20_85" svg:stroke-width="0in" svg:stroke-color="#000000" draw:marker-start="" draw:marker-start-width="0.1181in" draw:marker-start-center="false" draw:marker-end="" draw:marker-end-width="0.1181in" draw:marker-end-center="false" draw:fill="solid" draw:fill-color="#99ccff" draw:fill-gradient-name="Gradient_20_7" draw:fill-hatch-name="Hatch_20_84"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7" style:family="graphic">
      <style:graphic-properties draw:stroke="solid" draw:stroke-dash="Dash_20_86" svg:stroke-width="0in" svg:stroke-color="#000000" draw:marker-start="Arrow_20_concave" draw:marker-start-width="0.1181in" draw:marker-start-center="false" draw:marker-end="" draw:marker-end-width="0.1181in" draw:marker-end-center="false" draw:fill="solid" draw:fill-color="#99ccff" draw:fill-gradient-name="Gradient_20_7" draw:fill-hatch-name="Hatch_20_85" draw:fill-image-name="Bitmape_20_1" draw:textarea-horizontal-align="center" draw:textarea-vertical-align="middle" fo:padding-top="0.0492in" fo:padding-bottom="0.0492in" fo:padding-left="0.0984in" fo:padding-right="0.0984in" draw:shadow="visible" draw:shadow-offset-x="0.0598in" draw:shadow-offset-y="0.0598in" draw:shadow-color="#c0c0c0" style:run-through="foreground"/>
    </style:style>
    <style:style style:name="gr8" style:family="graphic">
      <style:graphic-properties draw:stroke="solid" draw:stroke-dash="Dash_20_87" svg:stroke-width="0in" svg:stroke-color="#000000" draw:marker-start="Arrow_20_concave" draw:marker-start-width="0.1181in" draw:marker-start-center="false" draw:marker-end="" draw:marker-end-width="0.1181in" draw:marker-end-center="false" draw:fill="solid" draw:fill-color="#99ccff" draw:fill-gradient-name="Gradient_20_7" draw:fill-hatch-name="Hatch_20_86" draw:fill-image-name="Bitmape_20_1" draw:textarea-horizontal-align="center" draw:textarea-vertical-align="middle" fo:padding-top="0.0492in" fo:padding-bottom="0.0492in" fo:padding-left="0.0984in" fo:padding-right="0.0984in" draw:shadow="visible" draw:shadow-offset-x="0.0598in" draw:shadow-offset-y="0.0598in" draw:shadow-color="#c0c0c0" style:run-through="foreground"/>
    </style:style>
    <style:style style:name="gr9" style:family="graphic">
      <style:graphic-properties draw:stroke="solid" draw:stroke-dash="Dash_20_88" svg:stroke-width="0in" svg:stroke-color="#000000" draw:marker-start="" draw:marker-start-width="0.1181in" draw:marker-start-center="false" draw:marker-end="" draw:marker-end-width="0.1181in" draw:marker-end-center="false" draw:fill="solid" draw:fill-color="#99ccff" draw:fill-gradient-name="Gradient_20_7" draw:fill-hatch-name="Hatch_20_87"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10" style:family="graphic">
      <style:graphic-properties draw:stroke="solid" draw:stroke-dash="Dash_20_89" svg:stroke-width="0in" svg:stroke-color="#000000" draw:marker-start="" draw:marker-start-width="0.1181in" draw:marker-start-center="false" draw:marker-end="" draw:marker-end-width="0.1181in" draw:marker-end-center="false" draw:fill="solid" draw:fill-color="#99ccff" draw:fill-gradient-name="Gradient_20_7" draw:fill-hatch-name="Hatch_20_88"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11" style:family="graphic">
      <style:graphic-properties draw:stroke="solid" draw:stroke-dash="Dash_20_90"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89" draw:fill-image-name="Bitmape_20_1" draw:textarea-horizontal-align="center" draw:textarea-vertical-align="middle" fo:padding-top="0.0492in" fo:padding-bottom="0.0492in" fo:padding-left="0.0984in" fo:padding-right="0.0984in" draw:shadow="visible" draw:shadow-offset-x="0.0598in" draw:shadow-offset-y="0.0598in" draw:shadow-color="#c0c0c0" style:run-through="foreground"/>
    </style:style>
    <style:style style:name="gr12" style:family="graphic">
      <style:graphic-properties draw:stroke="solid" draw:stroke-dash="Dash_20_91"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90" draw:fill-image-name="Bitmape_20_1" draw:textarea-horizontal-align="center" draw:textarea-vertical-align="middle" fo:padding-top="0.0492in" fo:padding-bottom="0.0492in" fo:padding-left="0.0984in" fo:padding-right="0.0984in" draw:shadow="visible" draw:shadow-offset-x="0.0598in" draw:shadow-offset-y="0.0598in" draw:shadow-color="#c0c0c0" style:run-through="foreground"/>
    </style:style>
    <style:style style:name="gr13" style:family="graphic">
      <style:graphic-properties draw:stroke="none" draw:stroke-dash="Dash_20_92" svg:stroke-width="0in" svg:stroke-color="#000000" draw:marker-start="" draw:marker-start-width="0.1181in" draw:marker-start-center="false" draw:marker-end="Arrow_20_concave" draw:marker-end-width="0.1181in" draw:marker-end-center="false" draw:fill="none" draw:fill-color="#ffffff" draw:fill-gradient-name="Gradient_20_7" draw:fill-hatch-name="Hatch_20_91" draw:fill-image-name="Bitmape_20_1" draw:textarea-horizontal-align="left" draw:auto-grow-height="true" draw:auto-grow-width="true" fo:min-height="0.7091in" fo:min-width="1.0535in" fo:padding-top="0.0492in" fo:padding-bottom="0.0492in" fo:padding-left="0.0984in" fo:padding-right="0.0984in" draw:shadow="visible" draw:shadow-offset-x="0.0598in" draw:shadow-offset-y="0.0598in" draw:shadow-color="#c0c0c0" style:run-through="foreground"/>
    </style:style>
    <style:style style:name="gr14" style:family="graphic">
      <style:graphic-properties draw:stroke="none" draw:stroke-dash="Dash_20_93" svg:stroke-width="0in" svg:stroke-color="#000000" draw:marker-start="" draw:marker-start-width="0.1181in" draw:marker-start-center="false" draw:marker-end="Arrow_20_concave" draw:marker-end-width="0.1181in" draw:marker-end-center="false" draw:fill="none" draw:fill-color="#ffffff" draw:fill-gradient-name="Gradient_20_7" draw:fill-hatch-name="Hatch_20_92" draw:fill-image-name="Bitmape_20_1" draw:textarea-horizontal-align="left" draw:auto-grow-height="true" draw:auto-grow-width="true" fo:min-height="0.178in" fo:min-width="0.5118in" fo:padding-top="0.0492in" fo:padding-bottom="0.0492in" fo:padding-left="0.0984in" fo:padding-right="0.0984in" draw:shadow="visible" draw:shadow-offset-x="0.0598in" draw:shadow-offset-y="0.0598in" draw:shadow-color="#c0c0c0" style:run-through="foreground"/>
    </style:style>
    <style:style style:name="gr15" style:family="graphic">
      <style:graphic-properties draw:stroke="solid" draw:stroke-dash="Dash_20_94"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93" draw:fill-image-name="Bitmape_20_1" draw:textarea-horizontal-align="center" draw:textarea-vertical-align="middle" fo:padding-top="0.0492in" fo:padding-bottom="0.0492in" fo:padding-left="0.0984in" fo:padding-right="0.0984in" draw:shadow="visible" draw:shadow-offset-x="0.0598in" draw:shadow-offset-y="0.0598in" draw:shadow-color="#c0c0c0" style:run-through="foreground"/>
    </style:style>
    <style:style style:name="gr16" style:family="graphic">
      <style:graphic-properties draw:stroke="solid" draw:stroke-dash="Dash_20_95"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94" draw:fill-image-name="Bitmape_20_1" draw:textarea-horizontal-align="center" draw:textarea-vertical-align="middle" fo:padding-top="0.0492in" fo:padding-bottom="0.0492in" fo:padding-left="0.0984in" fo:padding-right="0.0984in" draw:shadow="visible" draw:shadow-offset-x="0.0598in" draw:shadow-offset-y="0.0598in" draw:shadow-color="#c0c0c0" style:run-through="foreground"/>
    </style:style>
    <style:style style:name="gr17" style:family="graphic">
      <style:graphic-properties draw:stroke="solid" draw:stroke-dash="Dash_20_96"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95" draw:fill-image-name="Bitmape_20_1" draw:textarea-horizontal-align="center" draw:textarea-vertical-align="middle" fo:padding-top="0.0492in" fo:padding-bottom="0.0492in" fo:padding-left="0.0984in" fo:padding-right="0.0984in" draw:shadow="visible" draw:shadow-offset-x="0.0598in" draw:shadow-offset-y="0.0598in" draw:shadow-color="#c0c0c0" style:run-through="foreground"/>
    </style:style>
    <style:style style:name="gr18" style:family="graphic">
      <style:graphic-properties draw:stroke="none" draw:stroke-dash="Dash_20_97" svg:stroke-width="0in" svg:stroke-color="#000000" draw:marker-start="" draw:marker-start-width="0.1181in" draw:marker-start-center="false" draw:marker-end="Arrow_20_concave" draw:marker-end-width="0.1181in" draw:marker-end-center="false" draw:fill="none" draw:fill-color="#ffffff" draw:fill-gradient-name="Gradient_20_7" draw:fill-hatch-name="Hatch_20_96" draw:fill-image-name="Bitmape_20_1" draw:textarea-horizontal-align="left" draw:auto-grow-height="true" draw:auto-grow-width="true" fo:min-height="0.3547in" fo:min-width="1.0535in" fo:padding-top="0.0492in" fo:padding-bottom="0.0492in" fo:padding-left="0.0984in" fo:padding-right="0.0984in" draw:shadow="visible" draw:shadow-offset-x="0.0598in" draw:shadow-offset-y="0.0598in" draw:shadow-color="#c0c0c0" style:run-through="foreground"/>
    </style:style>
    <style:style style:name="gr19" style:family="graphic">
      <style:graphic-properties draw:stroke="solid" draw:stroke-dash="Dash_20_98" svg:stroke-width="0in" svg:stroke-color="#000000" draw:marker-start="" draw:marker-start-width="0.1181in" draw:marker-start-center="false" draw:marker-end="" draw:marker-end-width="0.1181in" draw:marker-end-center="false" draw:fill="none" draw:fill-color="#99ccff" draw:fill-gradient-name="Gradient_20_7" draw:fill-hatch-name="Hatch_20_97" draw:fill-image-name="Bitmape_20_1" draw:textarea-horizontal-align="left" draw:textarea-vertical-align="top" draw:auto-grow-height="false" fo:min-height="0in" fo:min-width="0in" fo:padding-top="0.0492in" fo:padding-bottom="0.0492in" fo:padding-left="0.0984in" fo:padding-right="0.0984in" draw:shadow="hidden" draw:shadow-offset-x="0.0598in" draw:shadow-offset-y="0.0598in" draw:shadow-color="#c0c0c0" style:run-through="foreground"/>
    </style:style>
    <style:style style:name="gr20" style:family="graphic">
      <style:graphic-properties draw:stroke="solid" draw:stroke-dash="Dash_20_99" svg:stroke-width="0in" svg:stroke-color="#000000" draw:marker-start="" draw:marker-start-width="0.1181in" draw:marker-start-center="false" draw:marker-end="" draw:marker-end-width="0.1181in" draw:marker-end-center="false" draw:fill="solid" draw:fill-color="#99ccff" draw:fill-gradient-name="Gradient_20_7" draw:fill-hatch-name="Hatch_20_98"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21" style:family="graphic">
      <style:graphic-properties draw:stroke="solid" draw:stroke-dash="Dash_20_100" svg:stroke-width="0in" svg:stroke-color="#000000" draw:marker-start="" draw:marker-start-width="0.1181in" draw:marker-start-center="false" draw:marker-end="" draw:marker-end-width="0.1181in" draw:marker-end-center="false" draw:fill="solid" draw:fill-color="#99ccff" draw:fill-gradient-name="Gradient_20_7" draw:fill-hatch-name="Hatch_20_99"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22" style:family="graphic">
      <style:graphic-properties draw:stroke="solid" draw:stroke-dash="Dash_20_101" svg:stroke-width="0in" svg:stroke-color="#000000" draw:marker-start="" draw:marker-start-width="0.1181in" draw:marker-start-center="false" draw:marker-end="" draw:marker-end-width="0.1181in" draw:marker-end-center="false" draw:fill="solid" draw:fill-color="#99ccff" draw:fill-gradient-name="Gradient_20_7" draw:fill-hatch-name="Hatch_20_100"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23" style:family="graphic">
      <style:graphic-properties draw:stroke="solid" draw:stroke-dash="Dash_20_102" svg:stroke-width="0in" svg:stroke-color="#000000" draw:marker-start="" draw:marker-start-width="0.1181in" draw:marker-start-center="false" draw:marker-end="" draw:marker-end-width="0.1181in" draw:marker-end-center="false" draw:fill="solid" draw:fill-color="#99ccff" draw:fill-gradient-name="Gradient_20_7" draw:fill-hatch-name="Hatch_20_101"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24" style:family="graphic">
      <style:graphic-properties draw:stroke="solid" draw:stroke-dash="Dash_20_103" svg:stroke-width="0in" svg:stroke-color="#000000" draw:marker-start="" draw:marker-start-width="0.1181in" draw:marker-start-center="false" draw:marker-end="" draw:marker-end-width="0.1181in" draw:marker-end-center="false" draw:fill="solid" draw:fill-color="#99ccff" draw:fill-gradient-name="Gradient_20_7" draw:fill-hatch-name="Hatch_20_102"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25" style:family="graphic">
      <style:graphic-properties draw:stroke="solid" draw:stroke-dash="Dash_20_104" svg:stroke-width="0in" svg:stroke-color="#000000" draw:marker-start="" draw:marker-start-width="0.1181in" draw:marker-start-center="false" draw:marker-end="" draw:marker-end-width="0.1181in" draw:marker-end-center="false" draw:fill="solid" draw:fill-color="#99ccff" draw:fill-gradient-name="Gradient_20_7" draw:fill-hatch-name="Hatch_20_103"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26" style:family="graphic">
      <style:graphic-properties draw:stroke="solid" draw:stroke-dash="Dash_20_105" svg:stroke-width="0in" svg:stroke-color="#000000" draw:marker-start="" draw:marker-start-width="0.1181in" draw:marker-start-center="false" draw:marker-end="" draw:marker-end-width="0.1181in" draw:marker-end-center="false" draw:fill="solid" draw:fill-color="#99ccff" draw:fill-gradient-name="Gradient_20_7" draw:fill-hatch-name="Hatch_20_104"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27" style:family="graphic">
      <style:graphic-properties draw:stroke="solid" draw:stroke-dash="Dash_20_106" svg:stroke-width="0in" svg:stroke-color="#000000" draw:marker-start="" draw:marker-start-width="0.1181in" draw:marker-start-center="false" draw:marker-end="" draw:marker-end-width="0.1181in" draw:marker-end-center="false" draw:fill="solid" draw:fill-color="#99ccff" draw:fill-gradient-name="Gradient_20_7" draw:fill-hatch-name="Hatch_20_105"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28" style:family="graphic">
      <style:graphic-properties draw:stroke="solid" draw:stroke-dash="Dash_20_107" svg:stroke-width="0in" svg:stroke-color="#000000" draw:marker-start="" draw:marker-start-width="0.1181in" draw:marker-start-center="false" draw:marker-end="" draw:marker-end-width="0.1181in" draw:marker-end-center="false" draw:fill="solid" draw:fill-color="#99ccff" draw:fill-gradient-name="Gradient_20_7" draw:fill-hatch-name="Hatch_20_106"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29" style:family="graphic">
      <style:graphic-properties draw:stroke="solid" draw:stroke-dash="Dash_20_108" svg:stroke-width="0in" svg:stroke-color="#000000" draw:marker-start="" draw:marker-start-width="0.1181in" draw:marker-start-center="false" draw:marker-end="" draw:marker-end-width="0.1181in" draw:marker-end-center="false" draw:fill="solid" draw:fill-color="#99ccff" draw:fill-gradient-name="Gradient_20_7" draw:fill-hatch-name="Hatch_20_107"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3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1" style:family="graphic">
      <style:graphic-properties draw:stroke="solid" draw:stroke-dash="Dash_20_34" svg:stroke-width="0in" svg:stroke-color="#000000" draw:marker-start="" draw:marker-start-width="0.1181in" draw:marker-start-center="false" draw:marker-end="" draw:marker-end-width="0.1181in" draw:marker-end-center="false" draw:fill="none" draw:fill-color="#99ccff" draw:fill-gradient-name="Gradient_20_7" draw:fill-hatch-name="Hatch_20_33" draw:fill-image-name="Bitmape_20_1" draw:textarea-horizontal-align="left" draw:textarea-vertical-align="top" draw:auto-grow-height="false" fo:min-height="0in" fo:min-width="0in" fo:padding-top="0.0492in" fo:padding-bottom="0.0492in" fo:padding-left="0.0984in" fo:padding-right="0.0984in" draw:shadow="hidden" draw:shadow-offset-x="0.0598in" draw:shadow-offset-y="0.0598in" draw:shadow-color="#c0c0c0" style:run-through="foreground"/>
    </style:style>
    <style:style style:name="gr32" style:family="graphic">
      <style:graphic-properties draw:stroke="solid" draw:stroke-dash="Dash_20_35" svg:stroke-width="0in" svg:stroke-color="#000000" draw:marker-start="" draw:marker-start-width="0.1181in" draw:marker-start-center="false" draw:marker-end="" draw:marker-end-width="0.1181in" draw:marker-end-center="false" draw:fill="solid" draw:fill-color="#99ccff" draw:fill-gradient-name="Gradient_20_7" draw:fill-hatch-name="Hatch_20_34"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style:style style:name="gr33" style:family="graphic">
      <style:graphic-properties style:run-through="foreground"/>
    </style:style>
    <style:style style:name="gr34" style:family="graphic">
      <style:graphic-properties draw:stroke="solid" draw:stroke-dash="Dash_20_111"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5" style:family="graphic">
      <style:graphic-properties draw:stroke="solid" draw:stroke-dash="Dash_20_112"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6" style:family="graphic">
      <style:graphic-properties draw:stroke="solid" draw:stroke-dash="Dash_20_113"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none" draw:stroke-dash="Dash_20_114" svg:stroke-width="0in" svg:stroke-color="#000000" draw:marker-start="" draw:marker-start-width="0.1181in" draw:marker-start-center="false" draw:marker-end="" draw:marker-end-width="0.1181in" draw:marker-end-center="false" draw:fill="none" draw:fill-color="#ffffff" draw:fill-gradient-name="Gradient_20_7" draw:fill-hatch-name="Hatch_20_110" draw:fill-image-name="Bitmape_20_1" draw:textarea-horizontal-align="left" draw:auto-grow-height="true" draw:auto-grow-width="true" fo:min-height="0.2244in" fo:min-width="1.1071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draw:stroke-dash="Dash_20_115"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116"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0" style:family="graphic">
      <style:graphic-properties draw:stroke="solid" draw:stroke-dash="Dash_20_117"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none" draw:stroke-dash="Dash_20_118" svg:stroke-width="0in" svg:stroke-color="#000000" draw:marker-start="" draw:marker-start-width="0.1181in" draw:marker-start-center="false" draw:marker-end="" draw:marker-end-width="0.1181in" draw:marker-end-center="false" draw:fill="none" draw:fill-color="#ffffff" draw:fill-gradient-name="Gradient_20_7" draw:fill-hatch-name="Hatch_20_111" draw:fill-image-name="Bitmape_20_1" draw:textarea-horizontal-align="left" draw:auto-grow-height="true" draw:auto-grow-width="true" fo:min-height="0.2236in" fo:min-width="1.0016in"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draw:stroke-dash="Dash_20_119"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solid" draw:stroke-dash="Dash_20_120"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solid" draw:stroke-dash="Dash_20_121"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none" draw:stroke-dash="Dash_20_122" svg:stroke-width="0in" svg:stroke-color="#000000" draw:marker-start="" draw:marker-start-width="0.1181in" draw:marker-start-center="false" draw:marker-end="" draw:marker-end-width="0.1181in" draw:marker-end-center="false" draw:fill="none" draw:fill-color="#ffffff" draw:fill-gradient-name="Gradient_20_7" draw:fill-hatch-name="Hatch_20_112" draw:fill-image-name="Bitmape_20_1" draw:textarea-horizontal-align="left" draw:auto-grow-height="true" draw:auto-grow-width="true" fo:min-height="0.2244in" fo:min-width="1.0016in"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draw:stroke-dash="Dash_20_123"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7" style:family="graphic">
      <style:graphic-properties draw:stroke="solid" draw:stroke-dash="Dash_20_124"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solid" draw:stroke-dash="Dash_20_125"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none" draw:stroke-dash="Dash_20_126" svg:stroke-width="0in" svg:stroke-color="#000000" draw:marker-start="" draw:marker-start-width="0.1181in" draw:marker-start-center="false" draw:marker-end="" draw:marker-end-width="0.1181in" draw:marker-end-center="false" draw:fill="none" draw:fill-color="#ffffff" draw:fill-gradient-name="Gradient_20_7" draw:fill-hatch-name="Hatch_20_113" draw:fill-image-name="Bitmape_20_1" draw:textarea-horizontal-align="left" draw:auto-grow-height="true" draw:auto-grow-width="true" fo:min-height="0.2236in" fo:min-width="1.1071in"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draw:stroke-dash="Dash_20_127"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1" style:family="graphic">
      <style:graphic-properties draw:stroke="solid" draw:stroke-dash="Dash_20_128"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solid" draw:stroke-dash="Dash_20_129"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3" style:family="graphic">
      <style:graphic-properties draw:stroke="none" draw:stroke-dash="Dash_20_130" svg:stroke-width="0in" svg:stroke-color="#000000" draw:marker-start="" draw:marker-start-width="0.1181in" draw:marker-start-center="false" draw:marker-end="" draw:marker-end-width="0.1181in" draw:marker-end-center="false" draw:fill="none" draw:fill-color="#ffffff" draw:fill-gradient-name="Gradient_20_7" draw:fill-hatch-name="Hatch_20_114" draw:fill-image-name="Bitmape_20_1" draw:textarea-horizontal-align="left" draw:auto-grow-height="true" draw:auto-grow-width="true" fo:min-height="0.2236in" fo:min-width="1.0016in"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none" draw:stroke-dash="Dash_20_131" svg:stroke-width="0in" svg:stroke-color="#000000" draw:marker-start="" draw:marker-start-width="0.1181in" draw:marker-start-center="false" draw:marker-end="" draw:marker-end-width="0.1181in" draw:marker-end-center="false" draw:fill="none" draw:fill-color="#ffffff" draw:fill-gradient-name="Gradient_20_7" draw:fill-hatch-name="Hatch_20_115" draw:fill-image-name="Bitmape_20_1" draw:textarea-horizontal-align="left" draw:auto-grow-height="true" draw:auto-grow-width="true" fo:min-height="0.2244in" fo:min-width="1.4228in"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solid" draw:stroke-dash="Dash_20_132" svg:stroke-width="0in" svg:stroke-color="#000000" draw:marker-start="" draw:marker-start-width="0.1181in" draw:marker-start-center="false" draw:marker-end="" draw:marker-end-width="0.1181in" draw:marker-end-center="false" draw:fill="solid" draw:fill-color="#99ccff" draw:fill-gradient-name="Gradient_20_7" draw:fill-hatch-name="Hatch_20_11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draw:stroke-dash="Dash_20_133"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11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draw:stroke-dash="Dash_20_134" svg:stroke-width="0in" svg:stroke-color="#000000" draw:marker-start="" draw:marker-start-width="0.1181in" draw:marker-start-center="false" draw:marker-end="" draw:marker-end-width="0.1181in" draw:marker-end-center="false" draw:fill="solid" draw:fill-color="#99ccff" draw:fill-gradient-name="Gradient_20_7" draw:fill-hatch-name="Hatch_20_11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draw:stroke-dash="Dash_20_135" svg:stroke-width="0in" svg:stroke-color="#000000" draw:marker-start="" draw:marker-start-width="0.1181in" draw:marker-start-center="false" draw:marker-end="" draw:marker-end-width="0.1181in" draw:marker-end-center="false" draw:fill="solid" draw:fill-color="#99ccff" draw:fill-gradient-name="Gradient_20_7" draw:fill-hatch-name="Hatch_20_11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draw:stroke-dash="Dash_20_136"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12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draw:stroke-dash="Dash_20_137"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12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draw:stroke-dash="Dash_20_138"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12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draw:stroke-dash="Dash_20_139"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12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draw:stroke-dash="Dash_20_140"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12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draw:stroke-dash="Dash_20_141" svg:stroke-width="0in" svg:stroke-color="#000000" draw:marker-start="" draw:marker-start-width="0.1181in" draw:marker-start-center="false" draw:marker-end="" draw:marker-end-width="0.1181in" draw:marker-end-center="false" draw:fill="solid" draw:fill-color="#99ccff" draw:fill-gradient-name="Gradient_20_7" draw:fill-hatch-name="Hatch_20_12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draw:stroke-dash="Dash_20_142" svg:stroke-width="0in" svg:stroke-color="#000000" draw:marker-start="" draw:marker-start-width="0.1181in" draw:marker-start-center="false" draw:marker-end="" draw:marker-end-width="0.1181in" draw:marker-end-center="false" draw:fill="solid" draw:fill-color="#99ccff" draw:fill-gradient-name="Gradient_20_7" draw:fill-hatch-name="Hatch_20_12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solid" draw:stroke-dash="Dash_20_143"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12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draw:stroke-dash="Dash_20_144" svg:stroke-width="0in" svg:stroke-color="#000000" draw:marker-start="" draw:marker-start-width="0.1181in" draw:marker-start-center="false" draw:marker-end="" draw:marker-end-width="0.1181in" draw:marker-end-center="false" draw:fill="solid" draw:fill-color="#99ccff" draw:fill-gradient-name="Gradient_20_7" draw:fill-hatch-name="Hatch_20_12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solid" draw:stroke-dash="Dash_20_145" svg:stroke-width="0in" svg:stroke-color="#000000" draw:marker-start="" draw:marker-start-width="0.1181in" draw:marker-start-center="false" draw:marker-end="" draw:marker-end-width="0.1181in" draw:marker-end-center="false" draw:fill="solid" draw:fill-color="#99ccff" draw:fill-gradient-name="Gradient_20_7" draw:fill-hatch-name="Hatch_20_12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draw:stroke-dash="Dash_20_146" svg:stroke-width="0in" svg:stroke-color="#000000" draw:marker-start="Arrow_20_concave" draw:marker-start-width="0.1181in" draw:marker-start-center="false" draw:marker-end="" draw:marker-end-width="0.1181in" draw:marker-end-center="false" draw:fill="solid" draw:fill-color="#99ccff" draw:fill-gradient-name="Gradient_20_7" draw:fill-hatch-name="Hatch_20_13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solid" draw:stroke-dash="Dash_20_147" svg:stroke-width="0in" svg:stroke-color="#000000" draw:marker-start="" draw:marker-start-width="0.1181in" draw:marker-start-center="false" draw:marker-end="" draw:marker-end-width="0.1181in" draw:marker-end-center="false" draw:fill="solid" draw:fill-color="#99ccff" draw:fill-gradient-name="Gradient_20_7" draw:fill-hatch-name="Hatch_20_13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solid" draw:stroke-dash="Dash_20_148" svg:stroke-width="0in" svg:stroke-color="#000000" draw:marker-start="" draw:marker-start-width="0.1181in" draw:marker-start-center="false" draw:marker-end="" draw:marker-end-width="0.1181in" draw:marker-end-center="false" draw:fill="solid" draw:fill-color="#99ccff" draw:fill-gradient-name="Gradient_20_7" draw:fill-hatch-name="Hatch_20_13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solid" draw:stroke-dash="Dash_20_149"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13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solid" draw:stroke-dash="Dash_20_150"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13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draw:stroke-dash="Dash_20_151" svg:stroke-width="0in" svg:stroke-color="#000000" draw:marker-start="" draw:marker-start-width="0.1181in" draw:marker-start-center="false" draw:marker-end="" draw:marker-end-width="0.1181in" draw:marker-end-center="false" draw:fill="none" draw:fill-color="#ffffff" draw:fill-gradient-name="Gradient_20_7" draw:fill-hatch-name="Hatch_20_135" draw:fill-image-name="Bitmape_20_1" draw:textarea-horizontal-align="left" draw:auto-grow-height="true" draw:auto-grow-width="true" fo:min-height="0.3299in" fo:min-width="0.2118in"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none" draw:stroke-dash="Dash_20_152" svg:stroke-width="0in" svg:stroke-color="#000000" draw:marker-start="" draw:marker-start-width="0.1181in" draw:marker-start-center="false" draw:marker-end="" draw:marker-end-width="0.1181in" draw:marker-end-center="false" draw:fill="none" draw:fill-color="#ffffff" draw:fill-gradient-name="Gradient_20_7" draw:fill-hatch-name="Hatch_20_136" draw:fill-image-name="Bitmape_20_1" draw:textarea-horizontal-align="left" draw:auto-grow-height="true" draw:auto-grow-width="true" fo:min-height="0.3299in" fo:min-width="0.2126in"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solid" draw:stroke-dash="Dash_20_153" svg:stroke-width="0in" svg:stroke-color="#000000" draw:marker-start="" draw:marker-start-width="0.1181in" draw:marker-start-center="false" draw:marker-end="" draw:marker-end-width="0.1181in" draw:marker-end-center="false" draw:fill="solid" draw:fill-color="#99ccff" draw:fill-gradient-name="Gradient_20_7" draw:fill-hatch-name="Hatch_20_13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solid" draw:stroke-dash="Dash_20_154" svg:stroke-width="0in" svg:stroke-color="#000000" draw:marker-start="" draw:marker-start-width="0.1181in" draw:marker-start-center="false" draw:marker-end="Arrow_20_concave" draw:marker-end-width="0.1181in" draw:marker-end-center="false" draw:fill="solid" draw:fill-color="#99ccff" draw:fill-gradient-name="Gradient_20_7" draw:fill-hatch-name="Hatch_20_13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none" draw:stroke-dash="Dash_20_155" svg:stroke-width="0in" svg:stroke-color="#000000" draw:marker-start="" draw:marker-start-width="0.1181in" draw:marker-start-center="false" draw:marker-end="" draw:marker-end-width="0.1181in" draw:marker-end-center="false" draw:fill="none" draw:fill-color="#ffffff" draw:fill-gradient-name="Gradient_20_7" draw:fill-hatch-name="Hatch_20_139" draw:fill-image-name="Bitmape_20_1" draw:textarea-horizontal-align="left" draw:auto-grow-height="true" draw:auto-grow-width="true" fo:min-height="0.3299in" fo:min-width="0.2118in"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solid" draw:stroke-dash="Dash_20_109" svg:stroke-width="0in" svg:stroke-color="#000000" draw:marker-start="" draw:marker-start-width="0.1181in" draw:marker-start-center="false" draw:marker-end="" draw:marker-end-width="0.1181in" draw:marker-end-center="false" draw:fill="none" draw:fill-color="#99ccff" draw:fill-gradient-name="Gradient_20_7" draw:fill-hatch-name="Hatch_20_108" draw:fill-image-name="Bitmape_20_1" draw:textarea-horizontal-align="left" draw:textarea-vertical-align="top" draw:auto-grow-height="false" fo:min-height="0in" fo:min-width="0in" fo:padding-top="0.0492in" fo:padding-bottom="0.0492in" fo:padding-left="0.0984in" fo:padding-right="0.0984in" draw:shadow="hidden" draw:shadow-offset-x="0.0598in" draw:shadow-offset-y="0.0598in" draw:shadow-color="#c0c0c0" style:run-through="foreground"/>
    </style:style>
    <style:style style:name="gr80" style:family="graphic">
      <style:graphic-properties draw:stroke="solid" draw:stroke-dash="Dash_20_110" svg:stroke-width="0in" svg:stroke-color="#000000" draw:marker-start="" draw:marker-start-width="0.1181in" draw:marker-start-center="false" draw:marker-end="" draw:marker-end-width="0.1181in" draw:marker-end-center="false" draw:fill="solid" draw:fill-color="#99ccff" draw:fill-gradient-name="Gradient_20_7" draw:fill-hatch-name="Hatch_20_109" draw:fill-image-name="Bitmape_20_1" draw:textarea-horizontal-align="justify" draw:textarea-vertical-align="middle" draw:auto-grow-height="false" fo:min-height="0in" fo:min-width="0in" fo:padding-top="0.0492in" fo:padding-bottom="0.0492in" fo:padding-left="0.0984in" fo:padding-right="0.0984in" draw:shadow="visible" draw:shadow-offset-x="0.0598in" draw:shadow-offset-y="0.0598in" draw:shadow-color="#c0c0c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Cornfed SIP User Agent</text:p>
      <text:p text:style-name="P2">System Developer’s Kit</text:p>
      <text:p text:style-name="P3"/>
      <text:p text:style-name="P3"/>
      <text:p text:style-name="P3"/>
      <text:p text:style-name="P3"/>
      <text:p text:style-name="P3">Version 1.0.0</text:p>
      <text:p text:style-name="P3"/>
      <text:p text:style-name="P3"/>
      <text:p text:style-name="P3"/>
      <text:p text:style-name="P3"/>
      <text:p text:style-name="P4">Cornfed Systems, LLC</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1 <text:s text:c="2"/>Introduction<text:tab/>5</text:p>
          <text:p text:style-name="P6">2 <text:s text:c="2"/>libsip<text:tab/>7</text:p>
          <text:p text:style-name="P7">2.1 <text:s text:c="2"/>config<text:tab/>8</text:p>
          <text:p text:style-name="P8">2.1.1 <text:s text:c="2"/>Data Structures<text:tab/>8</text:p>
          <text:p text:style-name="P8">2.1.2 <text:s text:c="2"/>Functions<text:tab/>8</text:p>
          <text:p text:style-name="P9">2.1.2.1 <text:s text:c="2"/>config_check_noconfig()<text:tab/>8</text:p>
          <text:p text:style-name="P9">2.1.2.2 <text:s text:c="2"/>config_check_config_file()<text:tab/>9</text:p>
          <text:p text:style-name="P9">2.1.2.3 <text:s text:c="2"/>config_check_cli_args()<text:tab/>9</text:p>
          <text:p text:style-name="P9">2.1.2.4 <text:s text:c="2"/>config_dump()<text:tab/>9</text:p>
          <text:p text:style-name="P9">2.1.2.5 <text:s text:c="2"/>config_init()<text:tab/>10</text:p>
          <text:p text:style-name="P9">2.1.2.6 <text:s text:c="2"/>config_apply()<text:tab/>10</text:p>
          <text:p text:style-name="P9">2.1.2.7 <text:s text:c="2"/>config_file_read()<text:tab/>10</text:p>
          <text:p text:style-name="P9">2.1.2.8 <text:s text:c="2"/>config_file_write()<text:tab/>10</text:p>
          <text:p text:style-name="P8">2.1.3 <text:s text:c="2"/>Usage<text:tab/>11</text:p>
          <text:p text:style-name="P7">2.2 <text:s text:c="2"/>dtmf<text:tab/>12</text:p>
          <text:p text:style-name="P7">2.3 <text:s text:c="2"/>http<text:tab/>12</text:p>
          <text:p text:style-name="P8">2.3.1 <text:s text:c="2"/>find_ip_address()<text:tab/>12</text:p>
          <text:p text:style-name="P8">2.3.2 <text:s text:c="2"/>http_get_myipaddr()<text:tab/>13</text:p>
          <text:p text:style-name="P8">2.3.3 <text:s text:c="2"/>http_log()<text:tab/>13</text:p>
          <text:p text:style-name="P8">2.3.4 <text:s text:c="2"/>Usage<text:tab/>14</text:p>
          <text:p text:style-name="P7">2.4 <text:s text:c="2"/>rtp<text:tab/>14</text:p>
          <text:p text:style-name="P8">2.4.1 <text:s text:c="2"/>Data Structures<text:tab/>15</text:p>
          <text:p text:style-name="P8">2.4.2 <text:s text:c="2"/>Functions<text:tab/>15</text:p>
          <text:p text:style-name="P9">2.4.2.1 <text:s text:c="2"/>rtp_endpoint_init()<text:tab/>15</text:p>
          <text:p text:style-name="P9">2.4.2.2 <text:s text:c="2"/>rtp_init()<text:tab/>15</text:p>
          <text:p text:style-name="P9">2.4.2.3 <text:s text:c="2"/>rtp_init_port()<text:tab/>16</text:p>
          <text:p text:style-name="P8">2.4.3 <text:s text:c="2"/>Usage<text:tab/>16</text:p>
          <text:p text:style-name="P7">2.5 <text:s text:c="2"/>sip<text:tab/>17</text:p>
          <text:p text:style-name="P8">2.5.1 <text:s text:c="2"/>URIs<text:tab/>18</text:p>
          <text:p text:style-name="P9">2.5.1.1 <text:s text:c="2"/>Data Structures<text:tab/>18</text:p>
          <text:p text:style-name="P9">2.5.1.2 <text:s text:c="2"/>Functions<text:tab/>18</text:p>
          <text:p text:style-name="P10">2.5.1.2.1 <text:s text:c="2"/>sip_uri_init()<text:tab/>18</text:p>
          <text:p text:style-name="P10">2.5.1.2.2 <text:s text:c="2"/>sip_uri_isset()<text:tab/>18</text:p>
          <text:p text:style-name="P10">2.5.1.2.3 <text:s text:c="2"/>sip_uri_parse()<text:tab/>19</text:p>
          <text:p text:style-name="P10">2.5.1.2.4 <text:s text:c="2"/>sip_uri_gen()<text:tab/>19</text:p>
          <text:p text:style-name="P9">2.5.1.3 <text:s text:c="2"/>Usage<text:tab/>19</text:p>
          <text:p text:style-name="P8">2.5.2 <text:s text:c="2"/>Timers<text:tab/>20</text:p>
          <text:p text:style-name="P8">2.5.3 <text:s text:c="2"/>Dialogs<text:tab/>21</text:p>
          <text:p text:style-name="P8">2.5.4 <text:s text:c="2"/>User Agents<text:tab/>22</text:p>
          <text:p text:style-name="P9">2.5.4.1 <text:s text:c="2"/>Data Structures<text:tab/>22</text:p>
          <text:p text:style-name="P9">2.5.4.2 <text:s text:c="2"/>Functions<text:tab/>22</text:p>
          <text:p text:style-name="P10">2.5.4.2.1 <text:s text:c="2"/>sip_user_agent_init()<text:tab/>23</text:p>
          <text:p text:style-name="P10">2.5.4.2.2 <text:s text:c="2"/>sip_user_agent_clear()<text:tab/>23</text:p>
          <text:p text:style-name="P10">2.5.4.2.3 <text:s text:c="2"/>sip_user_agent_clear_registration()<text:tab/>23</text:p>
          <text:p text:style-name="P10">2.5.4.2.4 <text:s text:c="2"/>sip_user_agent_do_not_disturb()<text:tab/>23</text:p>
          <text:p text:style-name="P10">2.5.4.2.5 <text:s text:c="2"/>sip_uac_cancel()<text:tab/>24</text:p>
          <text:p text:style-name="P10">2.5.4.2.6 <text:s text:c="2"/>sip_uac_hangup()<text:tab/>24</text:p>
          <text:p text:style-name="P10">2.5.4.2.7 <text:s text:c="2"/>sip_uac_invite()<text:tab/>24</text:p>
          <text:p text:style-name="P10">2.5.4.2.8 <text:s text:c="2"/>sip_uac_register()<text:tab/>24</text:p>
          <text:p text:style-name="P10">2.5.4.2.9 <text:s text:c="2"/>sip_uac_unregister()<text:tab/>25</text:p>
          <text:p text:style-name="P10">2.5.4.2.10 <text:s text:c="2"/>sip_uas_answer()<text:tab/>25</text:p>
          <text:p text:style-name="P10">2.5.4.2.11 <text:s text:c="2"/>sip_uas_refuse()<text:tab/>25</text:p>
          <text:p text:style-name="P9">2.5.4.3 <text:s text:c="2"/>Callbacks<text:tab/>25</text:p>
          <text:p text:style-name="P10">2.5.4.3.1 <text:s text:c="2"/>uac_connect()<text:tab/>26</text:p>
          <text:p text:style-name="P10">2.5.4.3.2 <text:s text:c="2"/>uac_completed()<text:tab/>26</text:p>
          <text:p text:style-name="P10">2.5.4.3.3 <text:s text:c="2"/>uac_register_failed()<text:tab/>26</text:p>
          <text:p text:style-name="P10">2.5.4.3.4 <text:s text:c="2"/>uac_timeout()<text:tab/>27</text:p>
          <text:p text:style-name="P10">2.5.4.3.5 <text:s text:c="2"/>uas_cancel()<text:tab/>27</text:p>
          <text:p text:style-name="P10">2.5.4.3.6 <text:s text:c="2"/>uas_ringback()<text:tab/>27</text:p>
          <text:p text:style-name="P10">2.5.4.3.7 <text:s text:c="2"/>uas_connect()<text:tab/>27</text:p>
          <text:p text:style-name="P10">2.5.4.3.8 <text:s text:c="2"/>uas_hangup()<text:tab/>28</text:p>
          <text:p text:style-name="P10">2.5.4.3.9 <text:s text:c="2"/>reg_get_expires()<text:tab/>28</text:p>
          <text:p text:style-name="P10">2.5.4.3.10 <text:s text:c="2"/>reg_set_expires()<text:tab/>28</text:p>
          <text:p text:style-name="P10">2.5.4.3.11 <text:s text:c="2"/>reg_thread_func()<text:tab/>29</text:p>
          <text:p text:style-name="P9">2.5.4.4 <text:s text:c="2"/>Usage<text:tab/>29</text:p>
          <text:p text:style-name="P10">2.5.4.4.1 <text:s text:c="2"/>UAC Call Setup<text:tab/>29</text:p>
          <text:p text:style-name="P10">2.5.4.4.2 <text:s text:c="2"/>UAS Call Setup<text:tab/>31</text:p>
          <text:p text:style-name="P10">2.5.4.4.3 <text:s text:c="2"/>UAC Call Teardown<text:tab/>32</text:p>
          <text:p text:style-name="P10">2.5.4.4.4 <text:s text:c="2"/>UAS Call Teardown<text:tab/>32</text:p>
          <text:p text:style-name="P10">2.5.4.4.5 <text:s text:c="2"/>Registering<text:tab/>33</text:p>
          <text:p text:style-name="P10">2.5.4.4.6 <text:s text:c="2"/>Registration Expiration<text:tab/>34</text:p>
          <text:p text:style-name="P10">2.5.4.4.7 <text:s text:c="2"/>Removing Registrations<text:tab/>35</text:p>
          <text:p text:style-name="P7">2.6 <text:s text:c="2"/>soundcard<text:tab/>35</text:p>
          <text:p text:style-name="P8">2.6.1 <text:s text:c="2"/>Data Structures<text:tab/>35</text:p>
          <text:p text:style-name="P8">2.6.2 <text:s text:c="2"/>Functions<text:tab/>35</text:p>
          <text:p text:style-name="P9">2.6.2.1 <text:s text:c="2"/>soundcard_init()<text:tab/>35</text:p>
          <text:p text:style-name="P9">2.6.2.2 <text:s text:c="2"/>soundcard_status()<text:tab/>36</text:p>
          <text:p text:style-name="P9">2.6.2.3 <text:s text:c="2"/>soundcard_flush()<text:tab/>36</text:p>
          <text:p text:style-name="P9">2.6.2.4 <text:s text:c="2"/>soundcard_set_volume()<text:tab/>36</text:p>
          <text:p text:style-name="P8">2.6.3 <text:s text:c="2"/>Usage<text:tab/>36</text:p>
          <text:p text:style-name="P7">2.7 <text:s text:c="2"/>ringtone<text:tab/>37</text:p>
          <text:p text:style-name="P8">2.7.1 <text:s text:c="2"/>Data Structures<text:tab/>38</text:p>
          <text:p text:style-name="P8">2.7.2 <text:s text:c="2"/>Functions<text:tab/>38</text:p>
          <text:p text:style-name="P9">2.7.2.1 <text:s text:c="2"/>ringtone_file_init()<text:tab/>38</text:p>
          <text:p text:style-name="P9">2.7.2.2 <text:s text:c="2"/>ringtone_device_init()<text:tab/>38</text:p>
          <text:p text:style-name="P9">2.7.2.3 <text:s text:c="2"/>ringtone_play()<text:tab/>39</text:p>
          <text:p text:style-name="P8">2.7.3 <text:s text:c="2"/>Usage<text:tab/>39</text:p>
          <text:p text:style-name="P7">2.8 <text:s text:c="2"/>stun<text:tab/>40</text:p>
          <text:p text:style-name="P6">3 <text:s text:c="2"/>libcontacts<text:tab/>41</text:p>
          <text:p text:style-name="P7">3.1 <text:s text:c="2"/>Data Structures<text:tab/>41</text:p>
          <text:p text:style-name="P7">3.2 <text:s text:c="2"/>Functions<text:tab/>42</text:p>
          <text:p text:style-name="P8">3.2.1 <text:s text:c="2"/>contacts_init()<text:tab/>42</text:p>
          <text:p text:style-name="P8">3.2.2 <text:s text:c="2"/>contacts_dump()<text:tab/>42</text:p>
          <text:p text:style-name="P8">3.2.3 <text:s text:c="2"/>contacts_read_file()<text:tab/>42</text:p>
          <text:p text:style-name="P8">3.2.4 <text:s text:c="2"/>contacts_write_file()<text:tab/>43</text:p>
          <text:p text:style-name="P8">3.2.5 <text:s text:c="2"/>contacts_new_provider()<text:tab/>43</text:p>
          <text:p text:style-name="P8">3.2.6 <text:s text:c="2"/>contacts_first_provider()<text:tab/>43</text:p>
          <text:p text:style-name="P8">3.2.7 <text:s text:c="2"/>contacts_next_provider()<text:tab/>43</text:p>
          <text:p text:style-name="P8">3.2.8 <text:s text:c="2"/>contacts_new_contact()<text:tab/>43</text:p>
          <text:p text:style-name="P8">3.2.9 <text:s text:c="2"/>contacts_first_contact()<text:tab/>44</text:p>
          <text:p text:style-name="P8">3.2.10 <text:s text:c="2"/>contacts_next_contact()<text:tab/>44</text:p>
          <text:p text:style-name="P8">3.2.11 <text:s text:c="2"/>contacts_insert_provider()<text:tab/>44</text:p>
          <text:p text:style-name="P8">3.2.12 <text:s text:c="2"/>contacts_insert_contact()<text:tab/>44</text:p>
          <text:p text:style-name="P8">3.2.13 <text:s text:c="2"/>contacts_remove_provider()<text:tab/>44</text:p>
          <text:p text:style-name="P8">3.2.14 <text:s text:c="2"/>contacts_remove_contact()<text:tab/>44</text:p>
          <text:p text:style-name="P8">3.2.15 <text:s text:c="2"/>contacts_find_provider()<text:tab/>45</text:p>
          <text:p text:style-name="P7">3.3 <text:s text:c="2"/>Usage<text:tab/>45</text:p>
          <text:p text:style-name="P6">4 <text:s text:c="2"/>libhistory<text:tab/>46</text:p>
        </text:index-body>
      </text:table-of-content>
      <text:p text:style-name="Standard"/>
      <text:h text:style-name="P11" text:outline-level="1">Introduction</text:h>
      <text:p text:style-name="Standard">The Cornfed SIP User Agent is composed of several separately built components. <text:s/><text:sequence-ref text:reference-format="category-and-value" text:ref-name="refFigure0">Figure 1</text:sequence-ref> illustrates the top level decomposition of a User Agent program. <text:s/>The User Agent Client component provides the user interface that drives the backend code. <text:s/>The <text:span text:style-name="T1">libsip</text:span>, <text:span text:style-name="T1">libcodec</text:span>, <text:span text:style-name="T1">libcontacts</text:span>, and <text:span text:style-name="T1">libhistory</text:span> components form a backend that implements the protocol and system level functions for the softphone. <text:s/>The arrows in <text:sequence-ref text:reference-format="category-and-value" text:ref-name="refFigure0">Figure 1</text:sequence-ref> illustrate the interactions between the components. <text:s/>The User Agent Client makes calls to <text:span text:style-name="T1">libsip</text:span> and also receives callbacks. <text:s/>The User Agent Client makes calls to functions in the <text:span text:style-name="T1">libcontacts</text:span> and <text:span text:style-name="T1">libhistory</text:span> components only. <text:s/>The User Agent Client does not normally make calls directly to the functions in <text:span text:style-name="T1">libcodec</text:span> but rather invokes <text:span text:style-name="T1">libcodec</text:span> functions indirectly by interacting with <text:span text:style-name="T1">libsip</text:span>.</text:p>
      <text:p text:style-name="Standard"/>
      <text:p text:style-name="Standard"><draw:frame draw:style-name="fr1" draw:name="Frame1" text:anchor-type="paragraph" svg:y="0.0008in" svg:width="3.6102in" draw:z-index="0"><draw:text-box fo:min-height="3.2173in"><text:p text:style-name="P12"/><text:p text:style-name="P12"/><text:p text:style-name="P12"/><text:p text:style-name="P12"/><text:p text:style-name="P12"/><text:p text:style-name="P12"/><text:p text:style-name="P12"/><text:p text:style-name="P12"/><text:p text:style-name="P12">Figure <text:sequence text:ref-name="refFigure0" text:name="Figure" text:formula="ooow:Figure+1" style:num-format="1">1</text:sequence>: Top Level Components</text:p></draw:text-box></draw:frame><draw:g text:anchor-type="paragraph" draw:z-index="5" draw:style-name="gr1"><draw:connector draw:style-name="gr2" draw:text-style-name="P13" svg:x1="1.4472in" svg:y1="1.3331in" svg:x2="2.3091in" svg:y2="0.4551in" draw:start-shape="id1" draw:start-glue-point="0" draw:end-shape="id2" draw:end-glue-point="3"><text:p/></draw:connector><draw:custom-shape draw:style-name="gr3" draw:text-style-name="P15" draw:id="id1" svg:width="0.7504in" svg:height="0.5004in" svg:x="1.072in" svg:y="1.3319in"><text:p text:style-name="P14"><text:span text:style-name="T2">libsip</text:span></text:p><draw:enhanced-geometry svg:viewBox="0 0 21600 21600" draw:type="rectangle" draw:enhanced-path="M 0 0 L 21600 0 21600 21600 0 21600 0 0 Z N"/></draw:custom-shape><draw:custom-shape draw:style-name="gr4" draw:text-style-name="P15" draw:id="id2" svg:width="0.7504in" svg:height="0.7205in" svg:x="2.3083in" svg:y="0.0953in"><text:p text:style-name="P14"><text:span text:style-name="T2">User</text:span></text:p><text:p text:style-name="P14"><text:span text:style-name="T2">Agent</text:span></text:p><text:p text:style-name="P14"><text:span text:style-name="T2">Client</text:span></text:p><draw:enhanced-geometry svg:viewBox="0 0 21600 21600" draw:type="rectangle" draw:enhanced-path="M 0 0 L 21600 0 21600 21600 0 21600 0 0 Z N"/></draw:custom-shape><draw:connector draw:style-name="gr5" draw:text-style-name="P13" svg:x1="1.4472in" svg:y1="2.263in" svg:x2="1.4472in" svg:y2="1.8319in" draw:start-shape="id3" draw:start-glue-point="0" draw:end-shape="id1" draw:end-glue-point="2"><text:p/></draw:connector><draw:custom-shape draw:style-name="gr6" draw:text-style-name="P15" draw:id="id3" svg:width="0.7504in" svg:height="0.5004in" svg:x="1.072in" svg:y="2.2626in"><text:p text:style-name="P14"><text:span text:style-name="T2">libcodec</text:span></text:p><draw:enhanced-geometry svg:viewBox="0 0 21600 21600" draw:mirror-horizontal="false" draw:mirror-vertical="false" draw:type="rectangle" draw:enhanced-path="M 0 0 L 21600 0 21600 21600 0 21600 0 0 Z N"/></draw:custom-shape><draw:connector draw:style-name="gr7" draw:text-style-name="P13" svg:x1="2.6831in" svg:y1="1.3327in" svg:x2="2.6831in" svg:y2="0.8154in" draw:start-shape="id4" draw:end-shape="id2"><text:p/></draw:connector><draw:connector draw:style-name="gr8" draw:text-style-name="P13" svg:x1="4.0012in" svg:y1="1.3331in" svg:x2="3.0583in" svg:y2="0.4551in" draw:start-shape="id5" draw:start-glue-point="0" draw:end-shape="id2" draw:end-glue-point="1"><text:p/></draw:connector><draw:custom-shape draw:style-name="gr9" draw:text-style-name="P15" draw:id="id4" svg:width="0.7504in" svg:height="0.5004in" svg:x="2.3083in" svg:y="1.3319in"><text:p text:style-name="P14"><text:span text:style-name="T2">libcontacts</text:span></text:p><draw:enhanced-geometry svg:viewBox="0 0 21600 21600" draw:mirror-horizontal="false" draw:mirror-vertical="false" draw:type="rectangle" draw:enhanced-path="M 0 0 L 21600 0 21600 21600 0 21600 0 0 Z N"/></draw:custom-shape><draw:custom-shape draw:style-name="gr10" draw:text-style-name="P15" draw:id="id5" svg:width="0.7504in" svg:height="0.5004in" svg:x="3.6256in" svg:y="1.3319in"><text:p text:style-name="P14"><text:span text:style-name="T2">libhistory</text:span></text:p><draw:enhanced-geometry svg:viewBox="0 0 21600 21600" draw:mirror-horizontal="false" draw:mirror-vertical="false" draw:type="rectangle" draw:enhanced-path="M 0 0 L 21600 0 21600 21600 0 21600 0 0 Z N"/></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Cornfed SIP User Agent is a multi-threaded application. <text:s/><text:sequence-ref text:reference-format="category-and-value" text:ref-name="refFigure1">Figure 2</text:sequence-ref> illustrates the overall threading model. <text:s/>Each User Agent Client is composed of two threads: 1) the main program and 2) the SIP thread. <text:s/>The SIP thread is created by the main program during initialization.</text:p>
      <text:p text:style-name="Standard"/>
      <text:p text:style-name="Standard"/>
      <text:p text:style-name="Standard"><draw:frame draw:style-name="fr2" draw:name="Frame5" text:anchor-type="paragraph" svg:x="0.1043in" svg:y="0.0008in" svg:width="5.2728in" draw:z-index="4"><draw:text-box fo:min-height="3.0819in"><text:p text:style-name="P12"/><text:p text:style-name="P12"/><text:p text:style-name="P12"/><text:p text:style-name="P12"/><text:p text:style-name="P12"/><text:p text:style-name="P12"/><text:p text:style-name="P12"/><text:p text:style-name="P12"/><text:p text:style-name="P12">Figure <text:sequence text:ref-name="refFigure1" text:name="Figure" text:formula="ooow:Figure+1" style:num-format="1">2</text:sequence>: Cornfed SIP User Agent Threading Model</text:p></draw:text-box></draw:frame><draw:g text:anchor-type="paragraph" draw:z-index="6" draw:style-name="gr1"><draw:line draw:style-name="gr11" draw:text-style-name="P13" svg:x1="2.0189in" svg:y1="0.7449in" svg:x2="2.0189in" svg:y2="1.2449in"><text:p/></draw:line><draw:line draw:style-name="gr12" draw:text-style-name="P13" svg:x1="3.4264in" svg:y1="0.7449in" svg:x2="3.4264in" svg:y2="1.2449in"><text:p/></draw:line><draw:frame draw:style-name="gr13" draw:text-style-name="P16" svg:width="1.2512in" svg:height="0.8079in" svg:x="2.7484in" svg:y="0.0839in"><draw:text-box><text:p text:style-name="P14"><text:span text:style-name="T3">Receive SIP Messages</text:span></text:p><text:p text:style-name="P14"><text:span text:style-name="T3">SIP Timers</text:span></text:p><text:p text:style-name="P14"><text:span text:style-name="T3">Receive RTP Packets</text:span></text:p><text:p text:style-name="P14"><text:span text:style-name="T3">Soundcard Samples</text:span></text:p></draw:text-box></draw:frame><draw:frame draw:style-name="gr14" draw:text-style-name="P16" svg:width="0.7094in" svg:height="0.2768in" svg:x="1.6626in" svg:y="0.4949in"><draw:text-box><text:p text:style-name="P14"><text:span text:style-name="T3">User Input</text:span></text:p></draw:text-box></draw:frame><draw:ellipse draw:style-name="gr15" draw:text-style-name="P15" svg:width="1.2504in" svg:height="0.5004in" svg:x="2.8012in" svg:y="1.2449in"><text:p text:style-name="P14"><text:span text:style-name="T2">sip_thread</text:span></text:p></draw:ellipse><draw:ellipse draw:style-name="gr16" draw:text-style-name="P15" svg:width="1.2504in" svg:height="0.5004in" svg:x="1.3937in" svg:y="1.2449in"><text:p text:style-name="P14"><text:span text:style-name="T2">main</text:span></text:p></draw:ellipse><draw:line draw:style-name="gr17" draw:text-style-name="P13" svg:x1="3.4264in" svg:y1="1.7449in" svg:x2="3.4264in" svg:y2="2.2449in"><text:p/></draw:line><draw:frame draw:style-name="gr18" draw:text-style-name="P16" svg:width="1.2512in" svg:height="0.4539in" svg:x="2.7665in" svg:y="2.2984in"><draw:text-box><text:p text:style-name="P14"><text:span text:style-name="T3">Soundcard Samples</text:span></text:p><text:p text:style-name="P14"><text:span text:style-name="T3">Transmit RTP Packets</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main thread is primarily responsible for handling user input. <text:s/>In a command-line client, this means taking typed commands from the user. <text:s/>In a graphical client, it means accepting signals from the underlying Graphical User Interface (GUI) subsystem.</text:p>
      <text:p text:style-name="Standard"/>
      <text:p text:style-name="Standard">The SIP thread handles a variety of functions including 1) the reception and processing of incoming SIP messages, 2) the checking and expiration of SIP timers, 3) reception and decoding of RTP packets and the sending of the decoded sound samples to the soundcard, and 4) the reading and coding of soundcard samples into RTP packets for transmission.</text:p>
      <text:h text:style-name="P11" text:outline-level="1">libsip</text:h>
      <text:p text:style-name="Standard"><text:sequence-ref text:reference-format="category-and-value" text:ref-name="refFigure2">Figure 3</text:sequence-ref> illustrates the next level decomposition of the <text:span text:style-name="T1">libsip</text:span> component. <text:s/>There are ten separate sub-components implemented by the <text:span text:style-name="T1">libsip</text:span> library. <text:s/>The config component handles storing and retrieving state information from config files. <text:s/>The dtmf component implements generation of RFC 2833 DTMF tones for transmission in an RTP stream. <text:s/>The http component provides access to web servers and implements a specific web-based function used for NAT detection. <text:s/>The rtp component provides for parsing and generation of RTP packets. <text:s/>The sdp component provides functions for parsing the SDP contained in SIP messages. <text:s/>The sip component implements SIP signaling. <text:s/>The soundcard component provides access to the soundcard device. <text:s/>The ringtone component manages the ringtone playback device and ringtone file. <text:s/>The stun component implements a simple STUN client. <text:s/>Finally, the wav component provides for loading, playback, and recording of .wav sound files.</text:p>
      <text:p text:style-name="Standard"/>
      <text:p text:style-name="Standard"/>
      <text:p text:style-name="Standard"><draw:frame draw:style-name="fr1" draw:name="Frame2" text:anchor-type="paragraph" svg:y="0in" svg:width="5.2508in" draw:z-index="1"><draw:text-box fo:min-height="2.0008in"><text:p text:style-name="P12"/><text:p text:style-name="P12"/><text:p text:style-name="P12"/><text:p text:style-name="P12"/><text:p text:style-name="P12"/><text:p text:style-name="P12"/><text:p text:style-name="P12">Figure <text:sequence text:ref-name="refFigure2" text:name="Figure" text:formula="ooow:Figure+1" style:num-format="1">3</text:sequence>: <text:span text:style-name="T1">libsip</text:span> Components</text:p></draw:text-box></draw:frame><draw:g text:anchor-type="paragraph" draw:z-index="7" draw:style-name="gr1"><draw:custom-shape draw:style-name="gr19" draw:text-style-name="P15" svg:width="4.8094in" svg:height="1.8323in" svg:x="0.3882in" svg:y="0.0835in"><text:p text:style-name="P14"><text:span text:style-name="T2">libsip</text:span></text:p><draw:enhanced-geometry svg:viewBox="0 0 21600 21600" draw:type="rectangle" draw:enhanced-path="M 0 0 L 21600 0 21600 21600 0 21600 0 0 Z N"/></draw:custom-shape><draw:custom-shape draw:style-name="gr20" draw:text-style-name="P15" svg:width="0.687in" svg:height="0.4579in" svg:x="0.6173in" svg:y="0.5417in"><text:p text:style-name="P14"><text:span text:style-name="T2">config</text:span></text:p><draw:enhanced-geometry svg:viewBox="0 0 21600 21600" draw:mirror-horizontal="false" draw:mirror-vertical="false" draw:type="rectangle" draw:enhanced-path="M 0 0 L 21600 0 21600 21600 0 21600 0 0 Z N"/></draw:custom-shape><draw:custom-shape draw:style-name="gr21" draw:text-style-name="P15" svg:width="0.687in" svg:height="0.4579in" svg:x="1.5335in" svg:y="0.5417in"><text:p text:style-name="P14"><text:span text:style-name="T2">dtmf</text:span></text:p><draw:enhanced-geometry svg:viewBox="0 0 21600 21600" draw:mirror-horizontal="false" draw:mirror-vertical="false" draw:type="rectangle" draw:enhanced-path="M 0 0 L 21600 0 21600 21600 0 21600 0 0 Z N"/></draw:custom-shape><draw:custom-shape draw:style-name="gr22" draw:text-style-name="P15" svg:width="0.687in" svg:height="0.4579in" svg:x="2.4492in" svg:y="0.5417in"><text:p text:style-name="P14"><text:span text:style-name="T2">http</text:span></text:p><draw:enhanced-geometry svg:viewBox="0 0 21600 21600" draw:mirror-horizontal="false" draw:mirror-vertical="false" draw:type="rectangle" draw:enhanced-path="M 0 0 L 21600 0 21600 21600 0 21600 0 0 Z N"/></draw:custom-shape><draw:custom-shape draw:style-name="gr23" draw:text-style-name="P15" svg:width="0.687in" svg:height="0.4579in" svg:x="3.3654in" svg:y="0.5417in"><text:p text:style-name="P14"><text:span text:style-name="T2">rtp</text:span></text:p><draw:enhanced-geometry svg:viewBox="0 0 21600 21600" draw:mirror-horizontal="false" draw:mirror-vertical="false" draw:type="rectangle" draw:enhanced-path="M 0 0 L 21600 0 21600 21600 0 21600 0 0 Z N"/></draw:custom-shape><draw:custom-shape draw:style-name="gr24" draw:text-style-name="P15" svg:width="0.687in" svg:height="0.4579in" svg:x="4.2811in" svg:y="0.5417in"><text:p text:style-name="P14"><text:span text:style-name="T2">sdp</text:span></text:p><draw:enhanced-geometry svg:viewBox="0 0 21600 21600" draw:mirror-horizontal="false" draw:mirror-vertical="false" draw:type="rectangle" draw:enhanced-path="M 0 0 L 21600 0 21600 21600 0 21600 0 0 Z N"/></draw:custom-shape><draw:custom-shape draw:style-name="gr25" draw:text-style-name="P15" svg:width="0.687in" svg:height="0.4579in" svg:x="0.6063in" svg:y="1.2287in"><text:p text:style-name="P14"><text:span text:style-name="T2">sip</text:span></text:p><draw:enhanced-geometry svg:viewBox="0 0 21600 21600" draw:mirror-horizontal="false" draw:mirror-vertical="false" draw:type="rectangle" draw:enhanced-path="M 0 0 L 21600 0 21600 21600 0 21600 0 0 Z N"/></draw:custom-shape><draw:custom-shape draw:style-name="gr26" draw:text-style-name="P15" svg:width="0.6878in" svg:height="0.4579in" svg:x="1.522in" svg:y="1.2287in"><text:p text:style-name="P14"><text:span text:style-name="T2">soundcard</text:span></text:p><draw:enhanced-geometry svg:viewBox="0 0 21600 21600" draw:mirror-horizontal="false" draw:mirror-vertical="false" draw:type="rectangle" draw:enhanced-path="M 0 0 L 21600 0 21600 21600 0 21600 0 0 Z N"/></draw:custom-shape><draw:custom-shape draw:style-name="gr27" draw:text-style-name="P15" svg:width="0.6878in" svg:height="0.4579in" svg:x="3.3756in" svg:y="1.2287in"><text:p text:style-name="P14"><text:span text:style-name="T2">stun</text:span></text:p><draw:enhanced-geometry svg:viewBox="0 0 21600 21600" draw:mirror-horizontal="false" draw:mirror-vertical="false" draw:type="rectangle" draw:enhanced-path="M 0 0 L 21600 0 21600 21600 0 21600 0 0 Z N"/></draw:custom-shape><draw:custom-shape draw:style-name="gr28" draw:text-style-name="P15" svg:width="0.687in" svg:height="0.4579in" svg:x="4.2925in" svg:y="1.2287in"><text:p text:style-name="P14"><text:span text:style-name="T2">wav</text:span></text:p><draw:enhanced-geometry svg:viewBox="0 0 21600 21600" draw:mirror-horizontal="false" draw:mirror-vertical="false" draw:type="rectangle" draw:enhanced-path="M 0 0 L 21600 0 21600 21600 0 21600 0 0 Z N"/></draw:custom-shape><draw:custom-shape draw:style-name="gr29" draw:text-style-name="P15" svg:width="0.6878in" svg:height="0.4579in" svg:x="2.4602in" svg:y="1.2287in"><text:p text:style-name="P14"><text:span text:style-name="T2">ringtone</text:span></text:p><draw:enhanced-geometry svg:viewBox="0 0 21600 21600" draw:mirror-horizontal="false" draw:mirror-vertical="false" draw:type="rectangle" draw:enhanced-path="M 0 0 L 21600 0 21600 21600 0 21600 0 0 Z N"/></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te that a User Agent Client will not have direct interactions with all of these subcomponents. <text:s/>In the remainder of this section, the APIs of the various subcomponents that are useful for a User Agent Client implementation are described.</text:p>
      <text:p text:style-name="Standard"/>
      <text:h text:style-name="Heading_20_2" text:outline-level="2">config</text:h>
      <text:p text:style-name="Standard">The config component provides access to config files that maintain configuration information between User Agent Client runs. <text:s/>Configuration information can also be obtained from command line arguments at User Agent Client startup time.</text:p>
      <text:p text:style-name="Standard"/>
      <text:h text:style-name="Heading_20_3" text:outline-level="3">Data Structures</text:h>
      <text:p text:style-name="Standard">A data structure, <text:span text:style-name="T4">struct config</text:span>, and its associated handle:</text:p>
      <text:p text:style-name="Standard"/>
      <text:p text:style-name="P17">typedef struct config *config_t</text:p>
      <text:p text:style-name="Standard"/>
      <text:p text:style-name="Standard">are used to hold all configuration information while the User Agent Client is in operation. <text:s/>The full specifications for <text:span text:style-name="T4">struct config</text:span> are found in <text:span text:style-name="T4">include/config.h</text:span>.</text:p>
      <text:p text:style-name="Standard"/>
      <text:h text:style-name="Heading_20_3" text:outline-level="3">Functions</text:h>
      <text:p text:style-name="Standard">The config component contains a series of functions to read and write config files and to apply command line options to the configuration information. <text:s/>The application of command line argument should be done after reading the config file to allow them to override saved configuration.</text:p>
      <text:p text:style-name="Standard"/>
      <text:h text:style-name="Heading_20_4" text:outline-level="4">config_check_noconfig()</text:h>
      <text:p text:style-name="Standard"/>
      <text:p text:style-name="P17">void config_check_noconfig(int argc, char **argv, config_t config)</text:p>
      <text:p text:style-name="Standard"/>
      <text:p text:style-name="Standard">This function searches the command line arguments specified in <text:span text:style-name="T4">argv</text:span> for a <text:span text:style-name="T4">-noconfig</text:span> option. <text:s/>If the option is found, the <text:span text:style-name="T4">noconfig</text:span> field in the <text:span text:style-name="T4">config</text:span> parameter is set to the value 1.</text:p>
      <text:p text:style-name="Standard"/>
      <text:p text:style-name="Standard"/>
      <text:p text:style-name="Standard"/>
      <text:h text:style-name="Heading_20_4" text:outline-level="4">config_check_config_file()</text:h>
      <text:p text:style-name="Standard"/>
      <text:p text:style-name="P17">void config_check_config_file(</text:p>
      <text:p text:style-name="P17"><text:tab/>int argc,</text:p>
      <text:p text:style-name="P17"><text:tab/>char **argv,</text:p>
      <text:p text:style-name="P17"><text:tab/>config_t config)</text:p>
      <text:p text:style-name="Standard"/>
      <text:p text:style-name="Standard">This function serves as a front end for reading a config file using the <text:span text:style-name="T4">config_file_read()</text:span> routine. <text:s/>This function first searches the command line arguments specified in the <text:span text:style-name="T4">argv</text:span> for a <text:span text:style-name="T4">-config</text:span> file option. <text:s/>If the option is found, the <text:span text:style-name="T4">configfile</text:span> field in the <text:span text:style-name="T4">config</text:span> parameter is set to the specified config file name. <text:s/>Otherwise, the routine reads the config file from the default location, <text:span text:style-name="T4">~/.cornfed/config</text:span>.</text:p>
      <text:p text:style-name="Standard"/>
      <text:h text:style-name="Heading_20_4" text:outline-level="4">config_check_cli_args()</text:h>
      <text:p text:style-name="Standard"/>
      <text:p text:style-name="P17">void config_check_cli_args(int argc, char **argv, config_t config)</text:p>
      <text:p text:style-name="Standard"/>
      <text:p text:style-name="Standard">This function enumerates the command line arguments specified in <text:span text:style-name="T4">argv</text:span> one by one filling in the appropriate fields of the <text:span text:style-name="T4">config</text:span> parameter. <text:s/>All arguments are evaluated except the <text:span text:style-name="T4">-noconfig</text:span> and <text:span text:style-name="T4">-config</text:span> parameters. <text:s/>See the User’s Guide for a list of the available command line arguments.</text:p>
      <text:p text:style-name="Standard"/>
      <text:h text:style-name="Heading_20_4" text:outline-level="4">config_dump()</text:h>
      <text:p text:style-name="Standard"/>
      <text:p text:style-name="P17">void config_dump(config_t config)</text:p>
      <text:p text:style-name="Standard"/>
      <text:p text:style-name="Standard">This function prints the configuration information contained in the <text:span text:style-name="T4">config</text:span> parameter in a human-readable form.</text:p>
      <text:p text:style-name="Standard"/>
      <text:p text:style-name="Standard"/>
      <text:h text:style-name="Heading_20_4" text:outline-level="4">config_init()</text:h>
      <text:p text:style-name="Standard"/>
      <text:p text:style-name="P17">void config_init(config_t config)</text:p>
      <text:p text:style-name="Standard"/>
      <text:p text:style-name="Standard">This function simply initializes all the fields in the <text:span text:style-name="T4">config</text:span> parameter.</text:p>
      <text:p text:style-name="Standard"/>
      <text:h text:style-name="Heading_20_4" text:outline-level="4">config_apply()</text:h>
      <text:p text:style-name="Standard"/>
      <text:p text:style-name="P17">void config_apply(config_t config, sip_user_agent_t ua)</text:p>
      <text:p text:style-name="Standard"/>
      <text:p text:style-name="Standard">This function applies the configuration information contained in the <text:span text:style-name="T4">config</text:span> parameter to the User Agent data structure referenced by the <text:span text:style-name="T4">ua</text:span> parameter.</text:p>
      <text:p text:style-name="Standard"/>
      <text:h text:style-name="Heading_20_4" text:outline-level="4">config_file_read()</text:h>
      <text:p text:style-name="Standard"/>
      <text:p text:style-name="P17">int config_file_read(char *configfile, config_t config)</text:p>
      <text:p text:style-name="Standard"/>
      <text:p text:style-name="Standard">This function reads the configuration contained in a config file specified by the <text:span text:style-name="T4">configfile</text:span> parameter into the <text:span text:style-name="T4">config</text:span> data structure in memory. <text:s/>If the config file is successfully read, the function returns the value 0. <text:s/>Otherwise, the function returns the value (-1).</text:p>
      <text:p text:style-name="Standard"/>
      <text:h text:style-name="Heading_20_4" text:outline-level="4">config_file_write()</text:h>
      <text:p text:style-name="Standard"/>
      <text:p text:style-name="P17">int config_file_write(sip_user_agent_t ua)</text:p>
      <text:p text:style-name="Standard"/>
      <text:p text:style-name="Standard">This function writes the configuration associated with the specified User Agent data structure to a config file. <text:s/>If the configfile field in the <text:span text:style-name="T4">sip_user_agent_t</text:span> parameter is set, it is used as the name of the config file. <text:s/>Otherwise, the routine will use the default config file location, <text:span text:style-name="T4">~/.cornfed/config</text:span>. <text:s/>If the config file is successfully written the function returns the value 0. <text:s/>Otherwise, the function returns the value (-1).</text:p>
      <text:p text:style-name="Standard"/>
      <text:h text:style-name="Heading_20_3" text:outline-level="3">Usage</text:h>
      <text:p text:style-name="Standard">The following code sample shows a typical sequence used by a User Agent Client to read a config file, apply command line options, and initialize a <text:span text:style-name="T4">sip_user_agent_t</text:span> data structure. <text:s/>After completing this sequence, the sip_user_agent_t data structure is configured with this same state as when User Agent Client was when it last exited. <text:s/>Note that the config file contents are read only if the <text:span text:style-name="T4">-noconfig</text:span> command line option is specified at client startup.</text:p>
      <text:p text:style-name="Standard"/>
      <text:p text:style-name="P17"><text:tab/>struct config config;</text:p>
      <text:p text:style-name="P17"><text:tab/>struct sip_user_agent ua;</text:p>
      <text:p text:style-name="P17"/>
      <text:p text:style-name="P17"><text:tab/>...</text:p>
      <text:p text:style-name="P17"/>
      <text:p text:style-name="P17"><text:tab/>config_init(&amp;config);</text:p>
      <text:p text:style-name="P17"><text:tab/>config_check_noconfig(argc, argv, &amp;config);</text:p>
      <text:p text:style-name="P17"><text:tab/>if (!(config.noconfig))</text:p>
      <text:p text:style-name="P17"><text:tab/><text:tab/>config_check_config_file(argc, argv, &amp;config);</text:p>
      <text:p text:style-name="P17"><text:tab/>config_check_cli_args(argc, argv, &amp;config);</text:p>
      <text:p text:style-name="P17"><text:tab/>config_dump(&amp;config);</text:p>
      <text:p text:style-name="P17"/>
      <text:p text:style-name="P17"><text:tab/>...</text:p>
      <text:p text:style-name="P17"/>
      <text:p text:style-name="P17"><text:tab/>sip_user_agent_init(&amp;ua);</text:p>
      <text:p text:style-name="P17"><text:tab/>config_apply(&amp;config, &amp;ua);</text:p>
      <text:p text:style-name="P18"/>
      <text:p text:style-name="Standard">Note the call to <text:span text:style-name="T4">config_check_cli_args()</text:span> routine is called after <text:span text:style-name="T4">config_check_config_file()</text:span> which reads the config file. <text:s/>This sequence allows the command line options to override the saved configuration information.</text:p>
      <text:p text:style-name="Standard"/>
      <text:p text:style-name="Standard">The following code sample shows how to save the User Agent Client state to a config file. <text:s/>If the <text:span text:style-name="T4">-noconfig</text:span> option was originally specified when the User Agent Client started, the config file is not written.</text:p>
      <text:p text:style-name="Standard"/>
      <text:p text:style-name="P17"><text:tab/>if (!(config.noconfig))</text:p>
      <text:p text:style-name="P17"><text:tab/><text:tab/>config_file_write(&amp;ua);</text:p>
      <text:p text:style-name="P18"/>
      <text:p text:style-name="Standard"/>
      <text:h text:style-name="Heading_20_2" text:outline-level="2">dtmf</text:h>
      <text:p text:style-name="Standard">The dtmf component allows for RFC 2833 DTMF digits to be sent into the outbound audio stream. <text:s/>The component has no data structures and a single call.</text:p>
      <text:p text:style-name="Standard"/>
      <text:p text:style-name="P17">void dtmf_send(sip_user_agent_t ua, int digit)</text:p>
      <text:p text:style-name="Standard"/>
      <text:p text:style-name="Standard">This function sends the specified DTMF <text:span text:style-name="T4">digit</text:span> into the audio stream associated with the User Agent data structure. <text:s/>The following code sample shows a sample call to this function. <text:s/>This call sends a ‘#’ DTMF digit into the outbound audio stream.</text:p>
      <text:p text:style-name="Standard"/>
      <text:p text:style-name="P17"><text:tab/>dtmf_send(&amp;ua, DTMF_2833_EVENT_POUND);</text:p>
      <text:p text:style-name="Standard"/>
      <text:p text:style-name="Standard"/>
      <text:h text:style-name="Heading_20_2" text:outline-level="2">http</text:h>
      <text:p text:style-name="Standard">The http component provides access to web servers and implements a specific web-based function used for NAT detection. <text:s/>There are just a few http component functions but they provide rich functionality. <text:s/>The first is a generic routine that can actually be useful in many situations. <text:s/>Anytime you need to determine if a user-supplied address is a dotted decimal IP address vs. a domain name, you can use the find_ip_address() function. <text:s/>The remaining functions provide web generic web services. <text:s/>They encapsulate entire http protocol transactions, e.g. determining the visible IP address and logging.</text:p>
      <text:p text:style-name="Standard"/>
      <text:h text:style-name="Heading_20_3" text:outline-level="3">find_ip_address()</text:h>
      <text:p text:style-name="Standard"/>
      <text:p text:style-name="P17">int find_ip_address(char *s, int len, char **addr, int *addrlen)</text:p>
      <text:p text:style-name="Standard"/>
      <text:p text:style-name="Standard">This function searches the arbitrary string, <text:span text:style-name="T4">s</text:span>, for a a dotted decimal IP address string. <text:s/>If an IP address string is found, a pointer to the first character is returned in the <text:span text:style-name="T4">addr</text:span> reference parameter, the length of the IP address string is returned in the <text:span text:style-name="T4">addrlen</text:span> reference parameter, and the function returns the value 0. <text:s/>If no IP address string is located, the values of <text:span text:style-name="T4">addr</text:span> and <text:span text:style-name="T4">addrlen</text:span> are left unchanged and the function returns the value (-1).</text:p>
      <text:p text:style-name="Standard"/>
      <text:h text:style-name="Heading_20_3" text:outline-level="3">http_get_myipaddr()</text:h>
      <text:p text:style-name="Standard"/>
      <text:p text:style-name="P17">int http_get_myipaddr(sip_user_agent_t ua)</text:p>
      <text:p text:style-name="Standard"/>
      <text:p text:style-name="Standard">This function obtains the visible IP address of the User Agent Client by querying the web service provided at <text:span text:style-name="T4">http://www.myipaddress.com</text:span>. <text:s/>This address may be different than the address associated with the network interface on the host the User Agent Client is running on if the host is behind a Network Address Translation (NAT) device. <text:s/>If the visible IP address is obtained, it is stored in the <text:span text:style-name="T4">visible_ipaddr</text:span> field of the <text:span text:style-name="T4">sip_user_agent_t</text:span> data structure and the function returns the value 0. <text:s/>Otherwise, the function returns the value (-1).</text:p>
      <text:p text:style-name="Standard"/>
      <text:p text:style-name="Standard">This function can be used in conjunction with the STUN protocol to increase the reliability of obtaining the visible IP address. <text:s/>STUN can be somewhat unreliable. <text:s/>If attempts to discover NAT addressing information fail, this function can be used as a backup.</text:p>
      <text:p text:style-name="Standard"/>
      <text:h text:style-name="Heading_20_3" text:outline-level="3">http_log()</text:h>
      <text:p text:style-name="Standard"/>
      <text:p text:style-name="P17">int http_log(char *msg)</text:p>
      <text:p text:style-name="Standard"/>
      <text:p text:style-name="Standard">This function is used to send logging information to a web server. <text:s/>The function will send information to the Cornfed Systems web server, <text:span text:style-name="T4">http://www.cornfed.com</text:span>, by default, but this behavior can be changed by changing the address of the web server specified in the function source code. <text:s/>The specified <text:span text:style-name="T4">msg</text:span> string is an arbitrary string, however, this function is generally called by a User Agent Client logging service that provides uniform formatting for log entries. <text:s/>The function returns the value 0 if the message is successfully logged on the web server and returns the value (-1) otherwise.</text:p>
      <text:p text:style-name="Standard"/>
      <text:h text:style-name="Heading_20_3" text:outline-level="3">Usage</text:h>
      <text:p text:style-name="Standard">The following code sequence shows the usage of the <text:span text:style-name="T4">find_ip_address()</text:span> function. <text:s/>In this example, the buffer variable, <text:span text:style-name="T4">rval</text:span>, which has a length of 128 bytes is searched. <text:s/>If <text:span text:style-name="T4">rval</text:span> contains a dotted decimal IPv4 address string, the first character of that string is returned through the <text:span text:style-name="T4">ipaddr</text:span> reference variable and the length of the IP address string within <text:span text:style-name="T4">rval</text:span> is returned in the <text:span text:style-name="T4">ipaddrlen</text:span> variable. <text:s/>In this case, the <text:span text:style-name="T4">result</text:span> return value is checked for the value 0 (indicating an address string was found) and the address is copied into another string variable (in this example, the buffer variable,<text:span text:style-name="T5"> </text:span><text:span text:style-name="T4">outbound_proxy_host</text:span>).</text:p>
      <text:p text:style-name="Standard"/>
      <text:p text:style-name="P17"><text:tab/>char rval[128];</text:p>
      <text:p text:style-name="P17"><text:tab/>char *ipaddr;</text:p>
      <text:p text:style-name="P17"><text:tab/>int ipaddrlen, result;</text:p>
      <text:p text:style-name="P17"/>
      <text:p text:style-name="P17"><text:tab/>...</text:p>
      <text:p text:style-name="P17"/>
      <text:p text:style-name="P17"><text:tab/>result = find_ip_address(rval, 128, &amp;ipaddr, &amp;ipaddrlen);</text:p>
      <text:p text:style-name="P17"><text:tab/>if (result == 0)</text:p>
      <text:p text:style-name="P17"><text:tab/><text:tab/>strncpy(outbound_proxy_host, ipaddr, ipaddrlen);</text:p>
      <text:p text:style-name="P19"/>
      <text:p text:style-name="P20">The next code sample illustrates the use of <text:span text:style-name="T4">http_get_myipaddr()</text:span>. <text:s/>In this example, a <text:span text:style-name="T4">sip_user_agent</text:span> structure is allocated and initialized. <text:s/>A call to <text:span text:style-name="T4">http_get_myipaddr()</text:span> is then made to fill in the <text:span text:style-name="T4">visible_ipaddr</text:span> field in the <text:span text:style-name="T4">sip_user_agent</text:span> structure.</text:p>
      <text:p text:style-name="P20"/>
      <text:p text:style-name="P17"><text:tab/>struct sip_user_agent ua;</text:p>
      <text:p text:style-name="P17"/>
      <text:p text:style-name="P17"><text:tab/>sip_init(&amp;ua);</text:p>
      <text:p text:style-name="P17"><text:tab/>http_get_myipaddr(&amp;ua);</text:p>
      <text:p text:style-name="P19"/>
      <text:p text:style-name="P20"/>
      <text:h text:style-name="Heading_20_2" text:outline-level="2">rtp</text:h>
      <text:p text:style-name="Standard">The rtp component is the Cornfed SIP User Agent implementation of the Real-time Transport Protocol. <text:s/>This implementation is not a full implementation of RFC XXXX but contains the functionality required to accomplish packaging and network transport for the supported media stream types.</text:p>
      <text:p text:style-name="Standard"/>
      <text:p text:style-name="Standard"/>
      <text:h text:style-name="Heading_20_3" text:outline-level="3">Data Structures</text:h>
      <text:p text:style-name="Standard">There data structure that is used by User Agent Clients is the RTP endpoint, <text:span text:style-name="T4">struct rtp_endpoint</text:span>, and its associated handle, <text:span text:style-name="T4">rtp_endpoint_t</text:span>. <text:s text:c="2"/>This data structure contains an IP address and UDP port number of a destination for RTP packets. <text:s/>This data structure is shown in detail in the <text:span text:style-name="T4">include/rtp.h</text:span> header file.</text:p>
      <text:p text:style-name="Standard"/>
      <text:h text:style-name="Heading_20_3" text:outline-level="3">Functions</text:h>
      <text:p text:style-name="Standard">The functions associated with RTP have mainly to do with the initialization of RTP processing. <text:s/>The User Agent Client is generally not directly involved in RTP processing during nominal operations. <text:s/>All RTP media processing is handled by <text:span text:style-name="T4">libsip</text:span>.</text:p>
      <text:p text:style-name="Standard"/>
      <text:h text:style-name="Heading_20_4" text:outline-level="4">rtp_endpoint_init()</text:h>
      <text:p text:style-name="Standard"/>
      <text:p text:style-name="P17">void rtp_endpoint_init(rtp_endpoint_t rtp)</text:p>
      <text:p text:style-name="Standard"/>
      <text:p text:style-name="Standard">This function sets the IP address and UDP port numbers in the specified <text:span text:style-name="T4">rtp_endpoint_t</text:span> data structure to known values. <text:s/>The IP address string is zeroed and the port number is set to (-1).</text:p>
      <text:p text:style-name="Standard"/>
      <text:h text:style-name="Heading_20_4" text:outline-level="4">rtp_init()</text:h>
      <text:p text:style-name="Standard"/>
      <text:p text:style-name="P17">void rtp_init(sip_user_agent_t ua)</text:p>
      <text:p text:style-name="Standard"/>
      <text:p text:style-name="Standard">This function is used to initialize the RTP session associated with a SIP User Agent data structure.</text:p>
      <text:p text:style-name="Standard"/>
      <text:p text:style-name="Standard"/>
      <text:p text:style-name="Standard"/>
      <text:h text:style-name="Heading_20_4" text:outline-level="4">rtp_init_port()</text:h>
      <text:p text:style-name="Standard"/>
      <text:p text:style-name="P17">int rtp_init_port(</text:p>
      <text:p text:style-name="P17"><text:tab/>rtp_session_t rtp,</text:p>
      <text:p text:style-name="P17"><text:tab/>unsigned long ipaddr,</text:p>
      <text:p text:style-name="P17"><text:tab/>int port)</text:p>
      <text:p text:style-name="Standard"/>
      <text:p text:style-name="Standard">This function initializes the network connection to be used for sending and receiving RTP packets. <text:s/>If a network connection is already open for the specified <text:span text:style-name="T4">rtp_session_t</text:span>, the connection is closed prior to trying to open the new connection. <text:s/>The <text:span text:style-name="T4">ipaddr</text:span> parameter is an IPv4 Internet address in network byte order. <text:s/>The <text:span text:style-name="T4">port</text:span> parameter is a UDP port number. <text:s/>If the function is unable to close the current connection or the function cannot open the new network connection, the value (-1) is returned. <text:s/>If the new network connection is opened successfully, the value 0 is returned.</text:p>
      <text:p text:style-name="Standard"/>
      <text:h text:style-name="Heading_20_3" text:outline-level="3">Usage</text:h>
      <text:p text:style-name="Standard">The access by a User Agent Client to RTP is fairly limited. <text:s/>This is because handling the RTP streams once a call has been connected is largely handled by the backend code as a result of call signaling and there is no need for the User Agent Client to manipulate it directly. <text:s/>When the User Agent Client starts up, it is required to initialize the RTP subsystem using the following call:</text:p>
      <text:p text:style-name="Standard"/>
      <text:p text:style-name="P17"><text:tab/>struct sip_user_agent ua;</text:p>
      <text:p text:style-name="P17"/>
      <text:p text:style-name="P17"><text:tab/>rtp_init(&amp;ua);</text:p>
      <text:p text:style-name="P18"/>
      <text:p text:style-name="Standard">The User Agent does have access to various RTP endpoint data structures contained in the declared <text:span text:style-name="T4">struct sip_user_agent</text:span> and may need to clear them from time to time. <text:s/>The following code sample clears an rtp_endpoint_t data structure:</text:p>
      <text:p text:style-name="Standard"/>
      <text:p text:style-name="P17"><text:tab/>struct rtp_endpoint rtp;</text:p>
      <text:p text:style-name="P17"/>
      <text:p text:style-name="P17"><text:tab/>rtp_endpoint_init(&amp;rtp);</text:p>
      <text:p text:style-name="P18"/>
      <text:p text:style-name="Standard">The User Agent Client may also want to change the addressing associated with the local host for receiving RTP. <text:s/>This can be done using the rtp_init_port() call as follows:</text:p>
      <text:p text:style-name="Standard"/>
      <text:p text:style-name="P17"><text:tab/>struct sip_user_agent ua;</text:p>
      <text:p text:style-name="P17"><text:tab/>int port;</text:p>
      <text:p text:style-name="P17"/>
      <text:p text:style-name="P17"><text:tab/>...</text:p>
      <text:p text:style-name="P17"/>
      <text:p text:style-name="P17"><text:tab/>rtp_init_port(&amp;(ua.rtp), ua.ipaddr, port);</text:p>
      <text:p text:style-name="P18"/>
      <text:p text:style-name="Standard">This code fragment uses the IP address stored in the <text:span text:style-name="T4">ipaddr</text:span> field of the <text:span text:style-name="T4">struct sip_user_agent</text:span> and a UDP port number specified in the <text:span text:style-name="T4">port</text:span> variable to specify the local RTP address on which RTP is to be received.</text:p>
      <text:p text:style-name="Standard"/>
      <text:h text:style-name="Heading_20_2" text:outline-level="2">sip</text:h>
      <text:p text:style-name="Standard">The largest portion of code in the SDK is comprised by the SIP implementation. <text:s/>This section describes sets of functionality. <text:s/>This functionality can roughly be divided into two parts: 1) a set of APIs that are typically used by User Agent Clients to invoke SIP functionality and 2) a set of SIP infrastructure functions that implement basic elements of the SIP protocol.</text:p>
      <text:p text:style-name="Standard"/>
      <text:p text:style-name="Standard">User Agent Client functionality includes a large set of calls that can be made by the client to execute a variety of actions. <text:s/>There are also a series of callbacks that the User Agent Client registers to receive events from the backend library code.</text:p>
      <text:p text:style-name="Standard"/>
      <text:p text:style-name="Standard">The infrastructure elements that are useful to the User Agent Client include:</text:p>
      <text:p text:style-name="Standard"/>
      <text:list text:style-name="L2">
        <text:list-item>
          <text:p text:style-name="P21"><text:span text:style-name="T6">URIs</text:span>: Parsing and generation of SIP Uniform Resource Indicators (URIs)</text:p>
        </text:list-item>
        <text:list-item>
          <text:p text:style-name="P21"><text:span text:style-name="T6">Timers</text:span>: Setting the expirations of various SIP timers</text:p>
        </text:list-item>
        <text:list-item>
          <text:p text:style-name="P21"><text:span text:style-name="T6">Dialogs</text:span>: Managing SIP dialogs</text:p>
        </text:list-item>
      </text:list>
      <text:p text:style-name="Standard"/>
      <text:p text:style-name="Standard">The rest of this section begins by discussion the infrastructure elements. <text:s/>Once these basics are explained, descriptions of the various calls that are used by User Agent Clients to do high-level things like setup and tear down calls are given.</text:p>
      <text:p text:style-name="Standard"/>
      <text:h text:style-name="Heading_20_3" text:outline-level="3">URIs</text:h>
      <text:p text:style-name="Standard">SIP URIs are the basic addressing mechanism for the SIP protocol. <text:s/>They have a general form that is similar to an email address. <text:s/>See RFC 3261 for the specific syntax of SIP URIs.</text:p>
      <text:p text:style-name="Standard"/>
      <text:h text:style-name="Heading_20_4" text:outline-level="4">Data Structures</text:h>
      <text:p text:style-name="Standard">The <text:span text:style-name="T4">struct sip_uri</text:span> data structure and the associated <text:span text:style-name="T4">sip_uri_t</text:span> handle contains the various elements of a SIP URI. <text:s/>This data structure will most likely be accessed as a field of a larger data structure such as a <text:span text:style-name="T4">sip_dialog_t</text:span> or <text:span text:style-name="T4">sip_user_agent_t</text:span>.</text:p>
      <text:p text:style-name="Standard"/>
      <text:h text:style-name="Heading_20_4" text:outline-level="4">Functions</text:h>
      <text:p text:style-name="Standard">URI functions are focused on parsing and generation of URIs. <text:s/>The API assumes that the User Agent Client can manipulate the individual fields of a <text:span text:style-name="T4">sip_uri_t</text:span> that has been parsed.</text:p>
      <text:p text:style-name="Standard"/>
      <text:h text:style-name="Heading_20_5" text:outline-level="5">sip_uri_init()</text:h>
      <text:p text:style-name="Standard"/>
      <text:p text:style-name="P17">void sip_uri_init(sip_uri_t uri)</text:p>
      <text:p text:style-name="Standard"/>
      <text:p text:style-name="Standard">This function sets the various fields in the specified <text:span text:style-name="T4">sip_uri_t</text:span> to known values. <text:s/>The prefix is set to <text:span text:style-name="T4">SIPU_NULL</text:span>. <text:s/>The <text:span text:style-name="T4">user</text:span>, <text:span text:style-name="T4">passwd</text:span>, <text:span text:style-name="T4">domain</text:span>, and <text:span text:style-name="T4">host</text:span> strings are zeroed. <text:s/>The <text:span text:style-name="T4">port</text:span> number is set to (-1) and the <text:span text:style-name="T4">transport</text:span> type is set to <text:span text:style-name="T4">SIPUT_UDP</text:span>. <text:s/>A <text:span text:style-name="T4">sip_uri_t</text:span> data structure that has been initialized is not sufficient to generate a URI string.</text:p>
      <text:p text:style-name="Standard"/>
      <text:h text:style-name="Heading_20_5" text:outline-level="5">sip_uri_isset()</text:h>
      <text:p text:style-name="Standard"/>
      <text:p text:style-name="P17">int sip_uri_isset(sip_uri_t uri)</text:p>
      <text:p text:style-name="Standard"/>
      <text:p text:style-name="Standard"/>
      <text:p text:style-name="Standard">This functions check whether the specified <text:span text:style-name="T4">sip_uri_t</text:span> contains enough information to generate a minimal URI string. <text:s/>The minimal information required is a <text:span text:style-name="T4">prefix</text:span> set to other than <text:span text:style-name="T4">SIPU_NULL</text:span>, a <text:span text:style-name="T4">domain</text:span> or <text:span text:style-name="T4">host</text:span> with a non-zero string length, and a <text:span text:style-name="T4">port</text:span> number value greater than or equal to 0 and less than 65536. <text:s/>The function returns the value 1 if these checks all pass and the value 0 otherwise.</text:p>
      <text:h text:style-name="Heading_20_5" text:outline-level="5">sip_uri_parse()</text:h>
      <text:p text:style-name="Standard"/>
      <text:p text:style-name="P17">void sip_uri_parse(char *s, sip_uri_t uri)</text:p>
      <text:p text:style-name="Standard"/>
      <text:p text:style-name="Standard">This function parses the URI string contained in <text:span text:style-name="T4">s</text:span> into the <text:span text:style-name="T4">sip_uri_t</text:span> data structure contained in <text:span text:style-name="T4">uri</text:span>.</text:p>
      <text:p text:style-name="Standard"/>
      <text:h text:style-name="Heading_20_5" text:outline-level="5">sip_uri_gen()</text:h>
      <text:p text:style-name="Standard"/>
      <text:p text:style-name="P17">void sip_uri_gen(sip_uri_t uri, char *s)</text:p>
      <text:p text:style-name="Standard"/>
      <text:p text:style-name="Standard">This function generates a URI string in the specified string, <text:span text:style-name="T4">s</text:span>, using the <text:span text:style-name="T4">sip_uri_t</text:span> data structure contained in <text:span text:style-name="T4">uri</text:span>.</text:p>
      <text:p text:style-name="Standard"/>
      <text:h text:style-name="Heading_20_4" text:outline-level="4">Usage</text:h>
      <text:p text:style-name="Standard">There are many situations when a User Agent Client needs to manipulate URIs. <text:s/>The patterns of use fall into two categories: 1) a User Agent Client is presented with a URI string that it needs to decompose into a <text:span text:style-name="T4">sip_uri_t</text:span> data structure and 2) a User Agent Client needs to generate a URI string using a <text:span text:style-name="T4">sip_uri_t</text:span> data structure.</text:p>
      <text:p text:style-name="Standard"/>
      <text:p text:style-name="Standard">In the first case, the following code fragment shows a typical sequence:</text:p>
      <text:p text:style-name="Standard"/>
      <text:p text:style-name="Standard"><text:span text:style-name="T4"><text:tab/>char *uri_string = “sip:</text:span><text:a xlink:type="simple" xlink:href="mailto:fwmiller@cornfed.com"><text:span text:style-name="T7">fwmiller@cornfed.com</text:span></text:a><text:span text:style-name="T4">”</text:span></text:p>
      <text:p text:style-name="P17"><text:tab/>struct sip_uri uri;</text:p>
      <text:p text:style-name="P17"/>
      <text:p text:style-name="P17"><text:tab/>sip_uri_init(&amp;uri);</text:p>
      <text:p text:style-name="P17"><text:tab/>sip_uri_parse(uri_string, &amp;uri);</text:p>
      <text:p text:style-name="Standard"/>
      <text:p text:style-name="Standard">In the second case, a sequence of calls similar to the following is common:</text:p>
      <text:p text:style-name="Standard"/>
      <text:p text:style-name="P17"><text:tab/>struct sip_uri uri;</text:p>
      <text:p text:style-name="P17"><text:tab/>char s[BUFSIZE];</text:p>
      <text:p text:style-name="P17"/>
      <text:p text:style-name="P17"><text:tab/>/*</text:p>
      <text:p text:style-name="P17"><text:tab/> * ... Assume uri is filled in with the information</text:p>
      <text:p text:style-name="P17"><text:tab/> * needed to generate a valid URI string ...</text:p>
      <text:p text:style-name="P17"><text:tab/> */</text:p>
      <text:p text:style-name="P17"/>
      <text:p text:style-name="P17"><text:tab/>if (sip_uri_isset(&amp;uri)) {</text:p>
      <text:p text:style-name="P17"><text:tab/><text:tab/>memset(s, 0, BUFSIZE);</text:p>
      <text:p text:style-name="P17"><text:tab/><text:tab/>sip_uri_gen(&amp;uri, s);</text:p>
      <text:p text:style-name="P17"><text:tab/>}</text:p>
      <text:p text:style-name="Standard"/>
      <text:h text:style-name="Heading_20_3" text:outline-level="3">Timers</text:h>
      <text:p text:style-name="Standard">SIP timers are used by User Agent Clients to make sure that actions it requests are completed within specified time frames. <text:s/>The timer subcomponent allows User Agent Clients to start timers. <text:s/>When these timers expire, various callbacks are invoked. </text:p>
      <text:p text:style-name="Standard"/>
      <text:p text:style-name="Standard">The primary data structure used to keep track of timers is the <text:span text:style-name="T4">struct sip_timers</text:span> data structure and its associated handle, <text:span text:style-name="T4">sip_timers_t</text:span>. <text:s/>The only instance of this data structure the User Agent Client should deal with is the one contained in the <text:span text:style-name="T4">sip_dialog_t</text:span> data structure. <text:s/>The timer data structure is initialized when the <text:span text:style-name="T4">sip_dialog_t</text:span> data structure is initialized. <text:s/>Otherwise, the User Agent Client should treat the <text:span text:style-name="T4">sip_timers_t</text:span> data structure as opaque.</text:p>
      <text:p text:style-name="Standard"/>
      <text:p text:style-name="Standard">There is a single call used by User Agent Clients to start SIP timers.</text:p>
      <text:p text:style-name="Standard"/>
      <text:p text:style-name="P17">void sip_timer_start(sip_timers_t timers, int timer)</text:p>
      <text:p text:style-name="Standard"/>
      <text:p text:style-name="Standard">The value of timer is take from a list of constant define in the <text:span text:style-name="T4">include/sip.h</text:span> header file:</text:p>
      <text:p text:style-name="Standard"/>
      <text:p text:style-name="Standard"/>
      <text:p text:style-name="Standard"/>
      <text:p text:style-name="Standard"/>
      <text:p text:style-name="P17">#define SIPT_INVITE_RETR</text:p>
      <text:p text:style-name="P17">#define SIPT_RESPONSE_RETR</text:p>
      <text:p text:style-name="P17">#define SIPT_BYE_RETR</text:p>
      <text:p text:style-name="P17">#define SIPT_CANCEL_RETR</text:p>
      <text:p text:style-name="P17">#define SIPT_REGISTER_RETR</text:p>
      <text:p text:style-name="Standard"/>
      <text:p text:style-name="Standard">The <text:span text:style-name="T4">SIPT_INVITE_RETR</text:span> timer is used when a User Agent Client initiates an call setup. <text:s/><text:span text:style-name="T4">SIPT_RESPONSE_RETR</text:span> is set when a User Agent Client sends a response to an incoming <text:s/>SIP request. <text:s/><text:span text:style-name="T4">SIPT_BYE_RETR</text:span> is set when a call is torn down. <text:s/><text:span text:style-name="T4">SIP_CANCEL_RETR</text:span> is used when a User Agent Client cancels a previous call setup attempt. <text:s/><text:span text:style-name="T4">SIPT_REGISTER_RETR</text:span> is set when a registration is sent to a SIP registrar.</text:p>
      <text:p text:style-name="Standard"/>
      <text:p text:style-name="Standard">As an example, consider the following code fragment. <text:s/>A User Agent Client is attempting to start a call setup. <text:s/>After calling sip_uac_invite(), the User Agent Client starts an INVITE retry timer.</text:p>
      <text:p text:style-name="Standard"/>
      <text:p text:style-name="P17"><text:tab/>struct sip_user_agent ua;</text:p>
      <text:p text:style-name="P17"/>
      <text:p text:style-name="P17"><text:tab/>sip_uac_invite( ... )</text:p>
      <text:p text:style-name="P17"><text:tab/>sip_timer_start(&amp;(ua.dialog-&gt;timers), SIP_INVITE_RETR);</text:p>
      <text:p text:style-name="Standard"/>
      <text:h text:style-name="Heading_20_3" text:outline-level="3">Dialogs</text:h>
      <text:p text:style-name="Standard">A SIP dialog represents a current association between two endpoints. <text:s/>It is often the case that multiple dialogs are in progress at the same time. <text:s/>A User Agent Client may have a call in progress while a registration is taking place or an outbound INVITE may be forked. <text:s/>Most of the handling of dialogs is handled internally by the backend code. <text:s/>However, it is often up to the User Agent Client to determine when a dialog needs to be cleared.</text:p>
      <text:p text:style-name="Standard"/>
      <text:p text:style-name="Standard">The data structure used to represent a dialog is the <text:span text:style-name="T4">struct sip_dialog</text:span> structure and its associated handle, <text:span text:style-name="T4">sip_dialog_t</text:span>. <text:s/>The <text:span text:style-name="T4">sip_user_agent_t</text:span> data structure maintains several places where outstanding dialogs can be recorded.</text:p>
      <text:p text:style-name="Standard"/>
      <text:p text:style-name="Standard">The following function is used to set the values of a specified sip_dialog_t to known values.</text:p>
      <text:p text:style-name="Standard"/>
      <text:p text:style-name="P17">void sip_dialog_init(sip_dialog_t dialog)</text:p>
      <text:p text:style-name="Standard"/>
      <text:p text:style-name="Standard">Use of this function is simple, as shown in the following example.</text:p>
      <text:p text:style-name="Standard"/>
      <text:p text:style-name="P17"><text:tab/>struct sip_dialog dialog;</text:p>
      <text:p text:style-name="P17"/>
      <text:p text:style-name="P17"><text:tab/>sip_dialog_init(&amp;dialog);</text:p>
      <text:p text:style-name="Standard"/>
      <text:h text:style-name="Heading_20_3" text:outline-level="3">User Agents</text:h>
      <text:p text:style-name="Standard">The central concept of the SIP implementation is the User Agent. <text:s/>The User Agent is used to aggregate all of the concepts necessary to implement the functions of a softphone client.</text:p>
      <text:p text:style-name="Standard"/>
      <text:h text:style-name="Heading_20_4" text:outline-level="4">Data Structures</text:h>
      <text:p text:style-name="Standard">The central data structure used by the SIP protocol implementation, and indeed, the entire User Agent Client is the <text:span text:style-name="T5">struct sip_user_agent</text:span> and its associated handle <text:span text:style-name="T5">sip_user_agent_t</text:span>. <text:s/>This data structure is large and includes many other sub data structures. <text:s/>Please refer to <text:span text:style-name="T5">include/sip.h</text:span> for a complete description of the structure.</text:p>
      <text:p text:style-name="Standard"/>
      <text:h text:style-name="Heading_20_4" text:outline-level="4">Functions</text:h>
      <text:p text:style-name="Standard">There are a number of functions associated with User Agents. <text:s/>They can be broken into three categories: 1) maintenance functions that begin with the prefix <text:span text:style-name="T4">sip_user_agent_</text:span>, 2) User Agent Client functions that allow a User Agent Client program to initiate client side actions that begin with the <text:span text:style-name="T4">sip_uac_</text:span> prefix, and 3) User Agent Server functions that allow a User Agent Client program to handle server side actions that begin with the <text:span text:style-name="T4">sip_uas_</text:span> prefix.</text:p>
      <text:p text:style-name="Standard"/>
      <text:p text:style-name="Standard"/>
      <text:p text:style-name="Standard"/>
      <text:p text:style-name="Standard"/>
      <text:h text:style-name="Heading_20_5" text:outline-level="5">sip_user_agent_init()</text:h>
      <text:p text:style-name="Standard"/>
      <text:p text:style-name="P17">void sip_user_agent_init(sip_user_agent_t ua)</text:p>
      <text:p text:style-name="Standard"/>
      <text:p text:style-name="Standard">This function sets all the value in the <text:span text:style-name="T4">sip_user_agent_t</text:span> data structure to known values. <text:s/>It calls the XXX<text:span text:style-name="T4">_init</text:span> routines associated with any included data structures to initialize them.</text:p>
      <text:p text:style-name="Standard"/>
      <text:h text:style-name="Heading_20_5" text:outline-level="5">sip_user_agent_clear()</text:h>
      <text:p text:style-name="Standard"/>
      <text:p text:style-name="P17">void sip_user_agent_clear(sip_user_agent_t ua)</text:p>
      <text:p text:style-name="Standard"/>
      <text:p text:style-name="Standard">This function is used to clear a call that has been initiated by the <text:span text:style-name="T4">sip_user_agent_t</text:span>. <text:s/>The routine clears various flags, timers, all dialogs, RTP endpoints, and soundcard(s).</text:p>
      <text:p text:style-name="Standard"/>
      <text:h text:style-name="Heading_20_5" text:outline-level="5">sip_user_agent_clear_registration()</text:h>
      <text:p text:style-name="Standard"/>
      <text:p text:style-name="P17">void sip_user_agent_clear_registration(sip_user_agent_t ua)</text:p>
      <text:p text:style-name="Standard"/>
      <text:p text:style-name="Standard">This functions is used to clear a registration that is in progress. <text:s/>The routine clears the <text:span text:style-name="T4">sip_dialog_t</text:span> in the specified <text:span text:style-name="T4">sip_user_agent_t</text:span> that is maintained for the outstanding registration.</text:p>
      <text:p text:style-name="Standard"/>
      <text:h text:style-name="Heading_20_5" text:outline-level="5">sip_user_agent_do_not_disturb()</text:h>
      <text:p text:style-name="Standard"/>
      <text:p text:style-name="P17">void sip_user_agent_do_not_disturb(sip_user_agent_t ua)</text:p>
      <text:p text:style-name="Standard"/>
      <text:p text:style-name="Standard">This routine sets the sip_user_agent_t to the <text:span text:style-name="T4">SIPS_BUSY</text:span> state. <text:s/>This has the effect of rendering the <text:span text:style-name="T4">sip_user_agent_t</text:span> in the Do Not Disturb mode. <text:s/>To leave Do Not Disturb, call <text:span text:style-name="T4">sip_user_agent_clear(ua)</text:span>.</text:p>
      <text:p text:style-name="Standard"/>
      <text:h text:style-name="Heading_20_5" text:outline-level="5">sip_uac_cancel()</text:h>
      <text:p text:style-name="Standard"/>
      <text:p text:style-name="P17">void sip_uac_cancel(sip_user_agent_t ua)</text:p>
      <text:p text:style-name="Standard"/>
      <text:p text:style-name="Standard">This function is called by the <text:span text:style-name="T4">sip_user_agent_t</text:span> to cancel a UAC INVITE. <text:s/>The routine causes a CANCEL request to formated and sent to the host that the previous INVITE was sent to.</text:p>
      <text:p text:style-name="Standard"/>
      <text:h text:style-name="Heading_20_5" text:outline-level="5">sip_uac_hangup()</text:h>
      <text:p text:style-name="Standard"/>
      <text:p text:style-name="P17">void sip_uac_hangup(sip_user_agent_t ua)</text:p>
      <text:p text:style-name="Standard"/>
      <text:p text:style-name="Standard">This function is called when the <text:span text:style-name="T4">sip_user_agent_t</text:span> wants to tear down a call that is in progress. <text:s/>The function generates and sends a UAC BYE request to the other end of the call.</text:p>
      <text:p text:style-name="Standard"/>
      <text:h text:style-name="Heading_20_5" text:outline-level="5">sip_uac_invite()</text:h>
      <text:p text:style-name="Standard"/>
      <text:p text:style-name="P17">void sip_uac_invite(</text:p>
      <text:p text:style-name="P17"><text:tab/>sip_user_agent_t ua,</text:p>
      <text:p text:style-name="P17"><text:tab/>sip_uri_t to,</text:p>
      <text:p text:style-name="P17"><text:tab/>sip_uri_t from,</text:p>
      <text:p text:style-name="P17"><text:tab/>sip_uri_t reg)</text:p>
      <text:p text:style-name="P18"/>
      <text:p text:style-name="P22">This function is called when the <text:span text:style-name="T4">sip_user_agent_t</text:span> wants to initiate a new call. <text:s/>The function generates and sends a UAC INVITE request to the host specified in the <text:span text:style-name="T4">to</text:span> URI using the <text:span text:style-name="T4">from</text:span> and <text:span text:style-name="T4">reg</text:span> URIs to fill in local information.</text:p>
      <text:p text:style-name="Standard"/>
      <text:h text:style-name="Heading_20_5" text:outline-level="5">sip_uac_register()</text:h>
      <text:p text:style-name="Standard"/>
      <text:p text:style-name="P17">void sip_uac_register(sip_user_agent_t ua)</text:p>
      <text:p text:style-name="Standard"/>
      <text:p text:style-name="Standard"/>
      <text:p text:style-name="Standard">This function is called when a <text:span text:style-name="T4">sip_user_agent_t</text:span> wants to initiate a registration. <text:s/>The function generates and sends a UAC REGISTER request. <text:s/>The function uses the <text:span text:style-name="T4">local_uri</text:span> field in the <text:span text:style-name="T4">sip_user_agent_t</text:span> as the local URI, the <text:span text:style-name="T4">remote_uri</text:span> field as the remote URI, and the <text:span text:style-name="T4">reg_uri</text:span> as the registration URI.</text:p>
      <text:p text:style-name="Standard"/>
      <text:h text:style-name="Heading_20_5" text:outline-level="5">sip_uac_unregister()</text:h>
      <text:p text:style-name="Standard"/>
      <text:p text:style-name="P17">void sip_uac_unregister(sip_user_agent_t ua)</text:p>
      <text:p text:style-name="Standard"/>
      <text:p text:style-name="Standard">This function causes the <text:span text:style-name="T4">sip_user_agent_t</text:span> to initiate the removal of a registration. <text:s/>The function is similar to <text:span text:style-name="T4">sip_uac_register()</text:span> except that it uses an expiration value of zero in the <text:span text:style-name="T4">Contact</text:span> header line.</text:p>
      <text:p text:style-name="Standard"/>
      <text:h text:style-name="Heading_20_5" text:outline-level="5">sip_uas_answer()</text:h>
      <text:p text:style-name="Standard"/>
      <text:p text:style-name="P17">void sip_uas_answer(sip_user_agent_t ua)</text:p>
      <text:p text:style-name="Standard"/>
      <text:p text:style-name="Standard">This function is called when the User Agent Client wants to accept an incoming call setup request. <text:s/>The function causes a 200 OK to be sent to the UAC and the subsequent received ACK to be handled.</text:p>
      <text:p text:style-name="Standard"/>
      <text:h text:style-name="Heading_20_5" text:outline-level="5">sip_uas_refuse()</text:h>
      <text:p text:style-name="Standard"/>
      <text:p text:style-name="P17">void sip_uas_refuse(sip_user_agent_t ua)</text:p>
      <text:p text:style-name="Standard"/>
      <text:p text:style-name="Standard">This function is called when the User Agent Client wants to refuse an incoming call setup request. <text:s/>The function sends a 480 Temporarily Not Available response to the UAC.</text:p>
      <text:p text:style-name="Standard"/>
      <text:h text:style-name="Heading_20_4" text:outline-level="4">Callbacks</text:h>
      <text:p text:style-name="Standard">The backend SIP library makes extensive use of callback functions to implement notifications to the User Agent Client. <text:s/>These callbacks are used to deliver asynchronous response to UAC initiated actions and to notify the User Agent Client of UAS events arriving from other endpoints.</text:p>
      <text:p text:style-name="Standard"/>
      <text:p text:style-name="Standard">There is also a set of callbacks that the backend code uses to query the User Agent Client about the status of registrations. <text:s/>These callbacks are useful if the User Agent Client wants to maintain multiple outstanding registrations.</text:p>
      <text:p text:style-name="Standard"/>
      <text:h text:style-name="Heading_20_5" text:outline-level="5">uac_canceled()</text:h>
      <text:p text:style-name="Standard"/>
      <text:p text:style-name="P17">void (*uac_canceled) ()</text:p>
      <text:p text:style-name="Standard"/>
      <text:p text:style-name="Standard">This callback is triggered when a response is received by the client to a UAC initiated CANCEL request. <text:s/>The User Agent Client should consider the call setup attempt to have been canceled.</text:p>
      <text:p text:style-name="Standard"/>
      <text:h text:style-name="Heading_20_5" text:outline-level="5">uac_connect()</text:h>
      <text:p text:style-name="Standard"/>
      <text:p text:style-name="P17">void (*uac_connect) ()</text:p>
      <text:p text:style-name="Standard"/>
      <text:p text:style-name="Standard">This callback is triggered by the reception of a response code greater than or equal to 200 and less than 300 after the User Agent Client has initiated a UAC INVITE to start a call setup. <text:s/>The User Agent Client should consider the call setup attempt to have connected successfully.</text:p>
      <text:p text:style-name="Standard"/>
      <text:h text:style-name="Heading_20_5" text:outline-level="5">uac_completed()</text:h>
      <text:p text:style-name="Standard"/>
      <text:p text:style-name="P17">void (*uac_completed) ()</text:p>
      <text:p text:style-name="Standard"/>
      <text:p text:style-name="Standard">This callback is triggered by the reception of a response code greater than or equal to 300 after the User Agent Client has initiated a UAC INVITE to start a call setup. <text:s/>The User Agent Client should consider the call setup attempt to have failed.</text:p>
      <text:p text:style-name="Standard"/>
      <text:h text:style-name="Heading_20_5" text:outline-level="5">uac_register_failed()</text:h>
      <text:p text:style-name="Standard"/>
      <text:p text:style-name="P17">void (*uac_register_failed) (char *host)</text:p>
      <text:p text:style-name="Standard"/>
      <text:p text:style-name="Standard">This callback serves as a generic notification that a UAC REGISTER has failed. <text:s/>This can occur if the retransmissions of the REGISTER timeout or an error response code is received for the REGISTER request.</text:p>
      <text:p text:style-name="Standard"/>
      <text:h text:style-name="Heading_20_5" text:outline-level="5">uac_timeout()</text:h>
      <text:p text:style-name="Standard"/>
      <text:p text:style-name="P17">void (*uac_timeout) ()</text:p>
      <text:p text:style-name="Standard"/>
      <text:p text:style-name="Standard">This callback serves as a generic notification that a UAC timeout has occured. <text:s/>The reason for the timeout is context dependent, e.g. INVITE retry timeout, response retry timeout, BYE retry timeout, or a CANCEL retry timeout. <text:s/>The User Agent Client must determine what operation is in progress and should take the appropriate action.</text:p>
      <text:p text:style-name="Standard"/>
      <text:h text:style-name="Heading_20_5" text:outline-level="5">uas_cancel()</text:h>
      <text:p text:style-name="Standard"/>
      <text:p text:style-name="P17">void (*uas_cancel) (sip_dialog_t dialog)</text:p>
      <text:p text:style-name="Standard"/>
      <text:p text:style-name="Standard">This callback notifies the User Agent Client that an incoming call setup has been canceled. <text:s/>This will generally happen when the User Agent client has received a UAS INVITE to initiate a call setup and has begun ringing the phone but the user has not yet answered. <text:s/>The User Agent Client is responsible for visually notifying the user and clearing dialog, RTP session, and soundcard.</text:p>
      <text:p text:style-name="Standard"/>
      <text:h text:style-name="Heading_20_5" text:outline-level="5">uas_ringback()</text:h>
      <text:p text:style-name="Standard"/>
      <text:p text:style-name="P17">void (*uas_ringback) (sip_dialog_t dialog)</text:p>
      <text:p text:style-name="Standard"/>
      <text:p text:style-name="Standard">This callback serves as a periodic notification to the User Agent Client that it should alert the user of an incoming call setup request. <text:s/>The User Agent Client is responsible for visually alerting the user and for starting the playback of a ringtone. <text:s/>This callback is triggered every 3 seconds while the incoming call attempt is in progress.</text:p>
      <text:p text:style-name="Standard"/>
      <text:h text:style-name="Heading_20_5" text:outline-level="5">uas_connect()</text:h>
      <text:p text:style-name="Standard"/>
      <text:p text:style-name="P17">void (*uas_connect) (sip_dialog_t dialog)</text:p>
      <text:p text:style-name="Standard"/>
      <text:p text:style-name="Standard">This callback is triggered by the reception of an ACK after the User Agent Client has responded with a 200 OK to a call setup request.. <text:s/>The User Agent Client should consider the call connected successfully.</text:p>
      <text:p text:style-name="Standard"/>
      <text:h text:style-name="Heading_20_5" text:outline-level="5">uas_hangup()</text:h>
      <text:p text:style-name="Standard"/>
      <text:p text:style-name="P17">void (*uas_hangup) (sip_dialog_t dialog)</text:p>
      <text:p text:style-name="Standard"/>
      <text:p text:style-name="Standard">This callback notifies the User Agent Client that a UAS BYE request has been received to teardown a call in progress. <text:s/>The User Agent Client is responsible for visually notifying the user and clearing the dialog, RTP session, and soundcard.</text:p>
      <text:p text:style-name="Standard"/>
      <text:h text:style-name="Heading_20_5" text:outline-level="5">reg_get_expires()</text:h>
      <text:p text:style-name="Standard"/>
      <text:p text:style-name="P17">int (*reg_get_expires) (char *host)</text:p>
      <text:p text:style-name="Standard"/>
      <text:p text:style-name="Standard">This callback allows the backend SIP library to query the User Agent Client for the desired expiration interval for the specified <text:span text:style-name="T4">host</text:span> which is presumably a Service Provider. <text:s/>This interval value is used as the <text:span text:style-name="T4">expires</text:span> value in the <text:span text:style-name="T4">Contact</text:span> header of outbound UAC REGISTER requests.</text:p>
      <text:p text:style-name="Standard"/>
      <text:h text:style-name="Heading_20_5" text:outline-level="5">reg_set_expires()</text:h>
      <text:p text:style-name="Standard"/>
      <text:p text:style-name="P17">void (*reg_set_expires) (char *host, int expires)</text:p>
      <text:p text:style-name="Standard"/>
      <text:p text:style-name="Standard">This callback allows the backend SIP library to tell the User Agent Client the current expiration associated with an outstanding registration with the specified <text:span text:style-name="T4">host</text:span> which is presumably a Service Provider. <text:s/>This notification is generally made when a 200 OK response is received to a UAC REGISTER request.</text:p>
      <text:p text:style-name="Standard"/>
      <text:h text:style-name="Heading_20_5" text:outline-level="5">reg_thread_func()</text:h>
      <text:p text:style-name="Standard"/>
      <text:p text:style-name="P17">void (*reg_thread_func) ()</text:p>
      <text:p text:style-name="Standard"/>
      <text:p text:style-name="Standard">This callback is initiated periodically by the SIP thread. <text:s/>When triggered the User Agent Client should check the expirations of any outstanding registrations. <text:s/>If any are near expiration, the User Agent Client should initiate re-registrations.</text:p>
      <text:p text:style-name="Standard"/>
      <text:h text:style-name="Heading_20_4" text:outline-level="4">Usage</text:h>
      <text:p text:style-name="Standard">Usage of the SIP subcomponent is illustrated by tracing several call sequences that describe the use of calls and the resulting callbacks. <text:s/>It should be apparent from the interface descriptions that <text:span text:style-name="T8">libsip</text:span><text:span text:style-name="T4">.a</text:span> handles the vast majority of the details associated with call management.</text:p>
      <text:p text:style-name="Standard"/>
      <text:h text:style-name="Heading_20_5" text:outline-level="5">UAC Call Setup</text:h>
      <text:p text:style-name="Standard">When a User Agent Client wants to initiate a call, it uses the <text:span text:style-name="T4">sip_uac_invite()</text:span> function. <text:s/>This function relies on several fields within the <text:span text:style-name="T4">sip_user_agent_t</text:span> data structure to determine to whom the call is placed. <text:s/>The <text:span text:style-name="T4">local_uri</text:span> field should be set to the information the User Agent Client wants to be used for the local endpoint identification. <text:s/>The <text:span text:style-name="T4">remote_uri</text:span> field should be set to the destination endpoint information. <text:s/>If the remote endpoint requires authentication, the <text:span text:style-name="T4">reg_uri</text:span> should be set to information associated with the endpoint that will perform the authentication.</text:p>
      <text:p text:style-name="Standard"/>
      <text:p text:style-name="P23"><text:tab/>struct sip_user_agent ua;</text:p>
      <text:p text:style-name="P23"/>
      <text:p text:style-name="P23"><text:tab/>...</text:p>
      <text:p text:style-name="P23"/>
      <text:p text:style-name="P23"><text:tab/>memset(ua.local_uri.user, 0, CONTACT_USER_SIZE);</text:p>
      <text:p text:style-name="P23"><text:tab/>strncpy(ua.local_uri.user,</text:p>
      <text:p text:style-name="P23"><text:tab/><text:tab/> <text:s/>provider-&gt;local_user, </text:p>
      <text:p text:style-name="P23"><text:tab/><text:tab/> <text:s/>CONTACT_USER_SIZE - 1);</text:p>
      <text:p text:style-name="P23"/>
      <text:p text:style-name="P23"><text:tab/>sip_uri_init(&amp;(ua.remote_uri));</text:p>
      <text:p text:style-name="P23"><text:tab/>ua.remote_uri.prefix = SIPU_SIP;</text:p>
      <text:p text:style-name="P23"><text:tab/>strcpy(ua.remote_uri.user, contact-&gt;user);</text:p>
      <text:p text:style-name="P23"><text:tab/>strcpy(ua.remote_uri.domain, provider-&gt;domain);</text:p>
      <text:p text:style-name="P23"><text:tab/>strcpy(ua.remote_uri.host, provider-&gt;host);</text:p>
      <text:p text:style-name="P23"><text:tab/>ua.remote_uri.port = provider-&gt;port;</text:p>
      <text:p text:style-name="P23"/>
      <text:p text:style-name="P23"><text:tab/>sip_uri_init(&amp;(ua.reg_uri));</text:p>
      <text:p text:style-name="P23"><text:tab/>ua.reg_uri.prefix = SIPU_SIP;</text:p>
      <text:p text:style-name="P23"><text:tab/>strcpy(ua.reg_uri.user, provider-&gt;user);</text:p>
      <text:p text:style-name="P23"><text:tab/>strcpy(ua.reg_uri.domain, provider-&gt;domain);</text:p>
      <text:p text:style-name="P23"><text:tab/>strcpy(ua.reg_uri.host, provider-&gt;host);</text:p>
      <text:p text:style-name="P23"><text:tab/>ua.reg_uri.port = provider-&gt;port;</text:p>
      <text:p text:style-name="P23"><text:tab/>strcpy(ua.reg_uri.passwd, provider-&gt;password);</text:p>
      <text:p text:style-name="P23"/>
      <text:p text:style-name="P23"><text:tab/>sip_uac_invite(&amp;ua,</text:p>
      <text:p text:style-name="P23"><text:tab/><text:tab/><text:tab/> <text:s text:c="2"/>&amp;(ua.remote_uri),</text:p>
      <text:p text:style-name="P23"><text:tab/><text:tab/><text:tab/> <text:s text:c="2"/>&amp;(ua.local_uri),</text:p>
      <text:p text:style-name="P23"><text:tab/><text:tab/><text:tab/> <text:s text:c="2"/>&amp;(ua.reg_uri));</text:p>
      <text:p text:style-name="P23"><text:tab/>sip_timer_start(&amp;(ua.dialog-&gt;timers), SIPT_INVITE_RETR);</text:p>
      <text:p text:style-name="Standard"/>
      <text:p text:style-name="Standard">In this example code fragment, a <text:span text:style-name="T4">contact_t</text:span> Contact and its associated <text:span text:style-name="T4">provider_t</text:span> Service Provider (See <text:span text:style-name="T1">libcontacts</text:span>) is used to fill in the required URI information. <text:s/>The first thing to do is to fill in the <text:span text:style-name="T4">local_uri.user</text:span> element using the local_user field of the <text:span text:style-name="T4">provider_t</text:span>. <text:s/>The other fields of <text:span text:style-name="T4">local_uri</text:span> field in the <text:span text:style-name="T4">sip_user_agent_t</text:span> are initialized when the <text:span text:style-name="T4">sip_user_agent_t</text:span> is initialized.</text:p>
      <text:p text:style-name="Standard"/>
      <text:p text:style-name="Standard">Next, the <text:span text:style-name="T4">remote_uri</text:span> field of the <text:span text:style-name="T4">sip_user_agent_t</text:span> data structure is filled in using the <text:span text:style-name="T4">contact_t</text:span> and <text:span text:style-name="T4">provider_t</text:span> information as shown. <text:s/>Since a Service Provider is being used, it may be necessary to authenticate your UA instance, so the <text:span text:style-name="T4">provider_t</text:span> information is used to fill in the <text:span text:style-name="T4">reg_uri</text:span> field in the <text:span text:style-name="T4">sip_user_agent_t</text:span> data structure.</text:p>
      <text:p text:style-name="Standard"/>
      <text:p text:style-name="Standard">Once all this data is filled in, the <text:span text:style-name="T4">sip_uac_invite()</text:span> call is made. <text:s/>As previously mentioned, the User Agent Client then calls <text:span text:style-name="T4">sip_timer_start()</text:span> to set the SIP INVITE retry timer.</text:p>
      <text:p text:style-name="Standard"/>
      <text:p text:style-name="Standard">Once a call setup is initiated, <text:span text:style-name="T8">libsip</text:span> handles all the SIP message traffic. <text:s/>Normally, this includes the reception and processing of a 100 Trying response and a 180 Ringing response to indicate the call setup is in progress.</text:p>
      <text:p text:style-name="Standard"/>
      <text:p text:style-name="Standard">A call setup attempt is connected when <text:span text:style-name="T8">libsip</text:span> receives a 200 OK response. <text:s/>The RTP streams are setup and various internal data structures are updated. <text:s/><text:span text:style-name="T8">libsip</text:span> will then issue the <text:span text:style-name="T4">uac_connect()</text:span> callback to tell the User Agent Client that the call has connected.</text:p>
      <text:p text:style-name="Standard"/>
      <text:p text:style-name="Standard">If <text:span text:style-name="T8">libsip</text:span> receives a response that is greater than or equal to 300 during a call setup, one of several actions may be taken. <text:s/><text:span text:style-name="T8">libsip</text:span> may detect an authentication request, in which case, it will reissue the INVITE request with the proper credentials. <text:s/>If an abnormal response is indicated, <text:span text:style-name="T8">libsip</text:span> will terminate the call setup and issue the <text:span text:style-name="T4">uac_completed()</text:span> callback to tell the User Agent Client that the call setup has completed. <text:s/>The <text:span text:style-name="T4">uac_completed()</text:span> callback is a generic signal used to indicate to the User Agent Client that a call transaction has completed. <text:s/>The User Agent Client should not assume anything about reason why this callback has been signaled but should simply return to an idle state.</text:p>
      <text:p text:style-name="Standard"/>
      <text:p text:style-name="Standard">The User Agent Client can cancel a call setup before it has connected. <text:s/>This action is accomplished simply by calling <text:span text:style-name="T4">sip_uac_cancel()</text:span> after a call setup has been initiated and before a callback is invoked by <text:span text:style-name="T8">libsip</text:span> indicating the result of the call setup.</text:p>
      <text:p text:style-name="Standard"/>
      <text:p text:style-name="Standard"/>
      <text:h text:style-name="Heading_20_5" text:outline-level="5">UAS Call Setup</text:h>
      <text:p text:style-name="Standard">An incoming call setup is indicated when <text:span text:style-name="T8">libsip</text:span> receives an INVITE request from another User Agent. <text:s/>If the User Agent Client has a call in progress that does not match the incoming INVITE, <text:span text:style-name="T1">libsip</text:span> will return a 486 Busy Here response. <text:s/>Otherwise, <text:span text:style-name="T8">libsip</text:span> triggers the <text:span text:style-name="T4">uas_ringback()</text:span> callback to tell the User Agent Client about the incoming call request.</text:p>
      <text:p text:style-name="Standard"/>
      <text:p text:style-name="Standard">Once signaled, the User Agent Client has two options, the call can be answered or refused. <text:s/>To answer the call, the User Agent Client simply calls <text:span text:style-name="T4">sip_uas_answer()</text:span>. <text:s/>To refuse the call, the User Agent Client calls <text:span text:style-name="T4">sip_uas_refuse()</text:span>.</text:p>
      <text:p text:style-name="Standard"/>
      <text:p text:style-name="Standard">An endpoint that has initiated a call setup to the User Agent Client can also cancel the call before it is answered or refused. <text:s/>If this occurs, <text:span text:style-name="T8">libsip</text:span> will invoke the <text:span text:style-name="T4">uas_cancel()</text:span> call back to signal the User Agent Client it should cancel the incoming call request.</text:p>
      <text:p text:style-name="Standard"/>
      <text:p text:style-name="Standard"><text:span text:style-name="T1">libsip</text:span> also handles incoming re-INVITE requests. <text:s/>While these requests can be used to implement a variety of functions, the only implemented use is to allow another endpoint to tell the User Agent Client that it’s destination IP address and UDP port have changed. <text:s/>This function is completely hidden from the User Agent Client.</text:p>
      <text:p text:style-name="Standard"/>
      <text:h text:style-name="Heading_20_5" text:outline-level="5">UAC Call Teardown</text:h>
      <text:p text:style-name="Standard">When a User Agent Client wants to terminate a call in progress, it uses the <text:span text:style-name="T4">sip_uac_hangup()</text:span> function. <text:s/><text:span text:style-name="T8">libsip</text:span> uses the various endpoints stored in the <text:span text:style-name="T4">sip_user_agent_t</text:span> data structure to format the appropriate BYE request and sends it to the other endpoint.</text:p>
      <text:p text:style-name="Standard"/>
      <text:p text:style-name="P23"><text:tab/>struct sip_user_agent ua;</text:p>
      <text:p text:style-name="P23"/>
      <text:p text:style-name="P23"><text:tab/>...</text:p>
      <text:p text:style-name="P23"/>
      <text:p text:style-name="P23"><text:tab/>sip_uac_hangup(&amp;ua);</text:p>
      <text:p text:style-name="Standard"/>
      <text:p text:style-name="Standard">One of two results occurs when the User Agent Client initiates the call teardown. <text:s/>Either a 200 OK response is returned or <text:span text:style-name="T8">libsip</text:span> continues to retransmit the BYE request until the teardown transaction times out.</text:p>
      <text:p text:style-name="Standard"/>
      <text:p text:style-name="Standard">If a 200 OK is received, <text:span text:style-name="T4">libsip</text:span> will issue the <text:span text:style-name="T4">uac_completed()</text:span> callback. <text:s/>The <text:span text:style-name="T4">uac_completed()</text:span> callback is a generic signal used to indicate to the User Agent Client that a call transaction has completed. <text:s/>The User Agent Client should not assume anything about reason why this callback has been signaled but should simply return to an idle state.</text:p>
      <text:p text:style-name="Standard"/>
      <text:h text:style-name="Heading_20_5" text:outline-level="5">UAS Call Teardown</text:h>
      <text:p text:style-name="Standard">An incoming call teardown is indicated when <text:span text:style-name="T8">libsip</text:span> receives a BYE request from another User Agent for a call in progress. <text:s/>If the BYE does not match the call in progress, <text:span text:style-name="T1">libsip</text:span> ignores the BYE request. <text:s/>Otherwise, <text:span text:style-name="T8">libsip</text:span> returns a 200 OK response to the UAC and tears down the call. <text:s/>Once the call is torn down, <text:span text:style-name="T4">libsip</text:span> will issue a <text:span text:style-name="T4">uas_hangup()</text:span> callback to signal the User Agent Client of the call termination.</text:p>
      <text:p text:style-name="Standard"/>
      <text:h text:style-name="Heading_20_5" text:outline-level="5">Registering</text:h>
      <text:p text:style-name="Standard">Registering with a Service Provider is the act of signaling a server that your User Agent Client is online and ready to accept incoming calls. <text:s/>Some Service Providers also require you to register before you can make outbound calls through their servers.</text:p>
      <text:p text:style-name="Standard"/>
      <text:p text:style-name="Standard">Registrations are accomplished by invoking the <text:span text:style-name="T4">sip_uac_register()</text:span> function. <text:s/>This function relies on several fields within the <text:span text:style-name="T4">sip_user_agent_t</text:span> data structure to determine for user the User Agent Client is registering. <text:s/>The <text:span text:style-name="T4">local_uri</text:span> field should be set to the information the User Agent Client wants to be used for the local endpoint identification. <text:s/>The <text:span text:style-name="T4">reg_uri</text:span> should be set to user information for which the User Agent Client wishes to register.</text:p>
      <text:p text:style-name="Standard"/>
      <text:p text:style-name="P23"><text:tab/>struct sip_user_agent ua;</text:p>
      <text:p text:style-name="P23"/>
      <text:p text:style-name="P23"><text:tab/>...</text:p>
      <text:p text:style-name="P23"/>
      <text:p text:style-name="P23"><text:tab/>memset(ua.local_uri.user, 0, CONTACT_USER_SIZE);</text:p>
      <text:p text:style-name="P23"><text:tab/>strncpy(ua.local_uri.user,</text:p>
      <text:p text:style-name="P23"><text:tab/><text:tab/> <text:s/>provider-&gt;local_user, </text:p>
      <text:p text:style-name="P23"><text:tab/><text:tab/> <text:s/>CONTACT_USER_SIZE - 1);</text:p>
      <text:p text:style-name="P23"/>
      <text:p text:style-name="P23"><text:tab/>sip_uri_init(&amp;(ua.reg_uri));</text:p>
      <text:p text:style-name="P23"><text:tab/>ua.reg_uri.prefix = SIPU_SIP;</text:p>
      <text:p text:style-name="P23"><text:tab/>strcpy(ua.reg_uri.user, provider-&gt;user);</text:p>
      <text:p text:style-name="P23"><text:tab/>strcpy(ua.reg_uri.domain, provider-&gt;domain);</text:p>
      <text:p text:style-name="P23"><text:tab/>strcpy(ua.reg_uri.host, provider-&gt;host);</text:p>
      <text:p text:style-name="P23"><text:tab/>ua.reg_uri.port = provider-&gt;port;</text:p>
      <text:p text:style-name="P23"><text:tab/>strcpy(ua.reg_uri.passwd, provider-&gt;password);</text:p>
      <text:p text:style-name="P23"/>
      <text:p text:style-name="P23"><text:tab/>sip_uac_register(&amp;ua);</text:p>
      <text:p text:style-name="P23"><text:tab/>sip_timer_start(&amp;(ua.dialog-&gt;timers), SIPT_REGISTER_RETR);</text:p>
      <text:p text:style-name="Standard"/>
      <text:p text:style-name="Standard">In this example code fragment, a <text:span text:style-name="T4">contact_t</text:span> Contact and its associated <text:span text:style-name="T4">provider_t</text:span> Service Provider (See <text:span text:style-name="T1">libcontacts</text:span>) is used to fill in the required URI information. <text:s/>The first thing to do is to fill in the <text:span text:style-name="T4">local_uri.user</text:span> element using the local_user field of the <text:span text:style-name="T4">provider_t</text:span>. <text:s/>The other fields of <text:span text:style-name="T4">local_uri</text:span> field in the <text:span text:style-name="T4">sip_user_agent_t</text:span> are initialized when the <text:span text:style-name="T4">sip_user_agent_t</text:span> is initialized.</text:p>
      <text:p text:style-name="Standard"/>
      <text:p text:style-name="Standard"/>
      <text:p text:style-name="Standard">Next, the <text:span text:style-name="T4">reg_uri</text:span> field of the <text:span text:style-name="T4">sip_user_agent_t</text:span> data structure is filled in using the <text:span text:style-name="T4">contact_t</text:span> and <text:span text:style-name="T4">provider_t</text:span> information as shown. <text:s/>It is very likely that the Service Provider will authenticate the User Agent Client so the <text:span text:style-name="T4">provider_t</text:span> information is used for this purpose.</text:p>
      <text:p text:style-name="Standard"/>
      <text:p text:style-name="Standard">Once all this data is filled in, the <text:span text:style-name="T4">sip_uac_register()</text:span> call is made. <text:s/>The User Agent Client then calls <text:span text:style-name="T4">sip_timer_start()</text:span> to set the SIP REGISTER retry timer.</text:p>
      <text:p text:style-name="Standard"/>
      <text:p text:style-name="Standard">Once a registration is initiated, <text:span text:style-name="T8">libsip</text:span> handles all the SIP message traffic. <text:s/>Normally, this includes only the reception and processing of a 200 OK response. <text:s/>However, if the Service Provider challenges the User Agent Client for authentication, <text:span text:style-name="T4">libsip</text:span> will handle regenerating the REGISTER request.</text:p>
      <text:p text:style-name="Standard"/>
      <text:h text:style-name="Heading_20_5" text:outline-level="5">Registration Expiration</text:h>
      <text:p text:style-name="Standard">When a registration is completed, the server will return an expiration duration. <text:s/>This duration specifies when the server will consider the registration to have expired unless it is refreshed. <text:s/>The User Agent Client must keep track of the expiration.</text:p>
      <text:p text:style-name="Standard"/>
      <text:p text:style-name="Standard"><text:span text:style-name="T4">libsip</text:span> will execute the <text:span text:style-name="T4">reg_set_expires()</text:span> callback when a registration is completed and report the received expiration value to the User Agent Client. <text:s/>The User Agent Client must store this value. <text:s/>The User Agent Client should also track when the expiration of the registration actually occurs.</text:p>
      <text:p text:style-name="Standard"/>
      <text:p text:style-name="Standard"><text:span text:style-name="T4">libsip</text:span> can also query the User Agent Client for expiration duration associated with a current registration.. <text:s/>When <text:span text:style-name="T4">libsip</text:span> executes the <text:span text:style-name="T4">reg_get_expires()</text:span> callback, the User Agent Client is expected to provide the expiration duration that was set for the current registration.</text:p>
      <text:p text:style-name="Standard"/>
      <text:p text:style-name="Standard">The User Agent Client is responsible for executing the refresh of registrations (or re-registrations). <text:s/>The User Agent Client should count down the registration duration and issue a new registration shortly before the duration ends to ensure the registration is maintained with no interruption.</text:p>
      <text:p text:style-name="Standard"/>
      <text:h text:style-name="Heading_20_5" text:outline-level="5">Removing Registrations</text:h>
      <text:p text:style-name="Standard">Removing a registration is accomplished using the <text:span text:style-name="T4">sip_uac_unregister()</text:span> function. <text:s/>Use of this function is similar to the <text:span text:style-name="T4">sip_uac_register()</text:span> function except that a previous registration will be forcibly terminated on the server.</text:p>
      <text:p text:style-name="Standard"/>
      <text:h text:style-name="Heading_20_2" text:outline-level="2">soundcard</text:h>
      <text:p text:style-name="Standard">The soundcard component provides the interface to an underlying soundcard device for voice media. <text:s/>The interface abstracts the details of the soundcard device and even the type of hardware device interface (i.e. OSS vs. ALSA) from the User Agent Client.</text:p>
      <text:p text:style-name="Standard"/>
      <text:h text:style-name="Heading_20_3" text:outline-level="3">Data Structures</text:h>
      <text:p text:style-name="Standard">The data structure used by User Agent Clients is the soundcard device, <text:span text:style-name="T4">struct soundcard</text:span>, and its associated handle, <text:span text:style-name="T4">soundcard_t</text:span>. <text:s text:c="2"/>This data structure contains various fields associated with managing the soundcard device. <text:s/>This structure is generally contained in a <text:span text:style-name="T4">sip_user_agent_t</text:span> data structure. <text:s/>This data structure is shown in detail in the <text:span text:style-name="T4">include/soundcard.h</text:span> header file.</text:p>
      <text:p text:style-name="Standard"/>
      <text:h text:style-name="Heading_20_3" text:outline-level="3">Functions</text:h>
      <text:p text:style-name="Standard">This section describes the functions typically invoked by a User Agent Client to manage the media soundcard device. <text:s/>Note that no direct access to the media is generally happening. <text:s/>All handling of media to and from the soundcard is handled by the <text:span text:style-name="T4">libsip</text:span> code.</text:p>
      <text:p text:style-name="Standard"/>
      <text:h text:style-name="Heading_20_4" text:outline-level="4">soundcard_init()</text:h>
      <text:p text:style-name="Standard"/>
      <text:p text:style-name="P17">void soundcard_init(sip_user_agent_t ua, char *soundcard_device)</text:p>
      <text:p text:style-name="Standard"/>
      <text:p text:style-name="Standard">The <text:span text:style-name="T4">soundcard_init()</text:span> function makes the specified <text:span text:style-name="T4">soundcard_device</text:span> ready for use by <text:span text:style-name="T4">libsip</text:span> for voice media. <text:s/>This consists of opening and initializing the specified device and recording the file descriptor for future use. <text:s/>If the specified <text:span text:style-name="T4">soundcard_device</text:span> cannot be opened, the function will attempt to return to using whatever soundcard device was previously specified.</text:p>
      <text:p text:style-name="Standard"/>
      <text:h text:style-name="Heading_20_4" text:outline-level="4">soundcard_status()</text:h>
      <text:p text:style-name="Standard"/>
      <text:p text:style-name="P17">void soundcard_status(soundcard_t soundcard)</text:p>
      <text:p text:style-name="Standard"/>
      <text:p text:style-name="Standard">This function is a utility that can be used to dump various statistics associated with the soundcard device. <text:s/>The function uses the <text:span text:style-name="T4">stdio</text:span> library function <text:span text:style-name="T4">printf()</text:span> to dump the statistics.</text:p>
      <text:p text:style-name="Standard"/>
      <text:h text:style-name="Heading_20_4" text:outline-level="4">soundcard_flush()</text:h>
      <text:p text:style-name="Standard"/>
      <text:p text:style-name="P17">void soundcard_flush(soundcard_t soundcard)</text:p>
      <text:p text:style-name="Standard"/>
      <text:p text:style-name="Standard">This function causes the soundcard device to empty its input buffer queue. <text:s/>This can be useful if the User Agent Client has been doing something else and wants to pick up the current sound samples. <text:s/>It can flush the input queue and then resume taking samples. <text:s/>This function is also useful sometimes to clear the soundcard input device when an error condition has arisen.</text:p>
      <text:p text:style-name="Standard"/>
      <text:h text:style-name="Heading_20_4" text:outline-level="4">soundcard_set_volume()</text:h>
      <text:p text:style-name="Standard"/>
      <text:p text:style-name="P17">void soundcard_set_volume(soundcard_t soundcard, int volume)</text:p>
      <text:p text:style-name="Standard"/>
      <text:p text:style-name="Standard">This function sets the volume for the soundcard output. <text:s/>The volume value must be between 0 and 100.</text:p>
      <text:p text:style-name="Standard"/>
      <text:h text:style-name="Heading_20_3" text:outline-level="3">Usage</text:h>
      <text:p text:style-name="Standard">The most common operation associated with the soundcard is setting the soundcard device. <text:s/>The following code fragment shows how this can be done.</text:p>
      <text:p text:style-name="Standard"/>
      <text:p text:style-name="P17"><text:tab/>char current_soundcard[BUFSIZE];</text:p>
      <text:p text:style-name="P17"><text:tab/>int result;</text:p>
      <text:p text:style-name="P17"/>
      <text:p text:style-name="P17"><text:tab/>if (ua.dialog-&gt;state &gt; 0) {</text:p>
      <text:p text:style-name="P17"><text:tab/><text:tab/>printf("Soundcard device is busy\n");</text:p>
      <text:p text:style-name="P17"><text:tab/><text:tab/>return;</text:p>
      <text:p text:style-name="P17"><text:tab/>}</text:p>
      <text:p text:style-name="P17"><text:tab/>memset(current_soundcard, 0, BUFSIZE);</text:p>
      <text:p text:style-name="P17"><text:tab/>strcpy(current_soundcard, ua.soundcard.device);</text:p>
      <text:p text:style-name="P17"/>
      <text:p text:style-name="P17"><text:tab/>result = soundcard_init(&amp;ua, new_soundcard);</text:p>
      <text:p text:style-name="P17"><text:tab/>if (result &lt; 0) {</text:p>
      <text:p text:style-name="P17"><text:tab/><text:tab/>printf("Set soundcard device to [%s] failed\n",</text:p>
      <text:p text:style-name="P17"><text:tab/><text:tab/><text:tab/> new_soundcard);</text:p>
      <text:p text:style-name="P17"/>
      <text:p text:style-name="P17"><text:tab/><text:tab/>result = soundcard_init(&amp;ua, current_soundcard);</text:p>
      <text:p text:style-name="P17"><text:tab/><text:tab/>if (result &lt; 0) {</text:p>
      <text:p text:style-name="P17"><text:tab/><text:tab/><text:tab/>printf("Return soundcard device to ");</text:p>
      <text:p text:style-name="P17"><text:tab/><text:tab/><text:tab/>printf("[%s] failed\n", current_soundcard);</text:p>
      <text:p text:style-name="P17"><text:tab/><text:tab/><text:tab/>return;</text:p>
      <text:p text:style-name="P17"><text:tab/><text:tab/>}</text:p>
      <text:p text:style-name="P17"><text:tab/>}</text:p>
      <text:p text:style-name="P17"><text:tab/>printf("Soundcard device [%s]\n", ua.soundcard.device);</text:p>
      <text:p text:style-name="P17"/>
      <text:p text:style-name="Standard">The current soundcard device is first saved in <text:span text:style-name="T4">current_soundcard</text:span>. <text:s/>The <text:span text:style-name="T4">soundcard_init()</text:span> function is then called using the <text:span text:style-name="T4">new_soundcard</text:span> device name. <text:s/>If this call fails, the code attempts to reinitialize using the saved soundcard device name in <text:span text:style-name="T4">current_soundcard</text:span>.</text:p>
      <text:p text:style-name="Standard"/>
      <text:h text:style-name="Heading_20_2" text:outline-level="2">ringtone</text:h>
      <text:p text:style-name="Standard">The ringtone component provides the interface to an underlying soundcard device for the playing of a ringtone when an incoming call request arrives. <text:s/>The ringtone component allows a device to be specified for the ringtone playback that is separate from the voice media soundcard. <text:s/>This functionality is useful if, for example, speakers are used for the ringtone and the voice media is handled using a headset with earphones and microphone. <text:s/>The interface abstracts the details of the soundcard device and even the type of hardware device interface (i.e. OSS vs. ALSA) from the User Agent Client.</text:p>
      <text:p text:style-name="Standard"/>
      <text:h text:style-name="Heading_20_3" text:outline-level="3">Data Structures</text:h>
      <text:p text:style-name="Standard">There data structure that is used by User Agent Clients is the ringtone, <text:span text:style-name="T4">struct ringtone</text:span>, and its associated handle, <text:span text:style-name="T4">ringtone_t</text:span>.This data structure is shown in detail in the <text:span text:style-name="T4">include/ringtone.h</text:span> header file. <text:s/>This data structure contains two sets of fields. <text:s/>The first set is used to manage the ringtone device. <text:s/>The second set is used to cache the ringtone file in memory.</text:p>
      <text:p text:style-name="Standard"/>
      <text:h text:style-name="Heading_20_3" text:outline-level="3">Functions</text:h>
      <text:p text:style-name="Standard">The functions associated with ringtones reflect the split in the data structure just discussed. <text:s/>One function provides initialization of the ringtone file and another provides initialization of the ringtone device. <text:s/>Finally, a simple function is provided to allow the User Agent Client to single the playback of the ringtone file to the ringtone device.</text:p>
      <text:p text:style-name="Standard"/>
      <text:h text:style-name="Heading_20_4" text:outline-level="4">ringtone_file_init()</text:h>
      <text:p text:style-name="Standard"/>
      <text:p text:style-name="P17">int ringtone_file_init(</text:p>
      <text:p text:style-name="P17"><text:tab/>ringtone_t ringtone,</text:p>
      <text:p text:style-name="P17"><text:tab/>const char *ringtone_file)</text:p>
      <text:p text:style-name="Standard"/>
      <text:p text:style-name="Standard">This function loads and prepares the specified <text:span text:style-name="T4">ringtone_file</text:span> for use as the User Agent Client’s ringtone. <text:s/>The file must be a .wav file sampled at 8 Khz.</text:p>
      <text:p text:style-name="Standard"/>
      <text:h text:style-name="Heading_20_4" text:outline-level="4">ringtone_device_init()</text:h>
      <text:p text:style-name="Standard"/>
      <text:p text:style-name="P17">int ringtone_device_init(</text:p>
      <text:p text:style-name="P17"><text:tab/>sip_user_agent_t ua,</text:p>
      <text:p text:style-name="P17"><text:tab/>char *ringtone_device)</text:p>
      <text:p text:style-name="Standard"/>
      <text:p text:style-name="Standard">The <text:span text:style-name="T4">ringtone_device_init()</text:span> function makes the specified <text:span text:style-name="T4">ringtone_device</text:span> ready for use by <text:span text:style-name="T4">libsip</text:span> for playback of the ringtone. <text:s/>This consists of opening and initializing the specified device and recording the file descriptor for future use. <text:s/>If the specified <text:span text:style-name="T4">ringtone_device</text:span> cannot be opened, the function will attempt to return to using whatever device was previously specified.</text:p>
      <text:p text:style-name="Standard"/>
      <text:h text:style-name="Heading_20_4" text:outline-level="4">ringtone_play()</text:h>
      <text:p text:style-name="Standard"/>
      <text:p text:style-name="P17">void ringtone_play(sip_user_agent_t ua)</text:p>
      <text:p text:style-name="Standard"/>
      <text:p text:style-name="Standard">This function causes the ringtone file to be played out the ringtone device. <text:s/>The file is played once. <text:s/>If the ringtone is to repeat, a sequence of calls to this function must be made.</text:p>
      <text:p text:style-name="Standard"/>
      <text:h text:style-name="Heading_20_3" text:outline-level="3">Usage</text:h>
      <text:p text:style-name="Standard">The following code fragment shows how to set the ringtone file. <text:s/>It assumes the desired ringtone file name is contained in the variable, <text:span text:style-name="T4">ringtone_file</text:span>:</text:p>
      <text:p text:style-name="Standard"/>
      <text:p text:style-name="P17"><text:tab/>char current_ringtone_file[BUFSIZE];</text:p>
      <text:p text:style-name="P17"><text:tab/>int result;</text:p>
      <text:p text:style-name="P17"/>
      <text:p text:style-name="P17"><text:tab/>memset(current_ringtone_file, 0, BUFSIZE);</text:p>
      <text:p text:style-name="P17"><text:tab/>strcpy(current_ringtone_file, ua.ringtone.file);</text:p>
      <text:p text:style-name="P17"/>
      <text:p text:style-name="P17"><text:tab/>result = ringtone_file_init(&amp;(ua.ringtone),</text:p>
      <text:p text:style-name="P17"><text:tab/><text:tab/><text:tab/><text:tab/><text:tab/> <text:s text:c="3"/>(const char *) ringtone_file);</text:p>
      <text:p text:style-name="P17"><text:tab/>if (result &lt; 0) {</text:p>
      <text:p text:style-name="P17"><text:tab/><text:tab/>printf("Set ringtone file to [%s] failed\n",</text:p>
      <text:p text:style-name="P17"><text:tab/><text:tab/><text:tab/> ringtone_file);</text:p>
      <text:p text:style-name="P17"/>
      <text:p text:style-name="P17"><text:tab/><text:tab/>result = ringtone_file_init(</text:p>
      <text:p text:style-name="P17"><text:tab/><text:tab/><text:tab/>&amp;(ua.ringtone),</text:p>
      <text:p text:style-name="P17"><text:tab/><text:tab/><text:tab/>(const char *) current_ringtone_file);</text:p>
      <text:p text:style-name="P17"><text:tab/><text:tab/>if (result &lt; 0) {</text:p>
      <text:p text:style-name="P17"><text:tab/><text:tab/><text:tab/>printf("Return ringtone file to ");</text:p>
      <text:p text:style-name="P17"><text:tab/><text:tab/><text:tab/>printf("[%s] failed\n",</text:p>
      <text:p text:style-name="P17"><text:tab/><text:tab/><text:tab/><text:tab/> current_ringtone_file);</text:p>
      <text:p text:style-name="P17"><text:tab/><text:tab/><text:tab/>return;</text:p>
      <text:p text:style-name="P17"><text:tab/><text:tab/>}</text:p>
      <text:p text:style-name="P17"><text:tab/>}</text:p>
      <text:p text:style-name="P17"><text:tab/>printf("Ringtone file [%s]\n", ua.ringtone.file);</text:p>
      <text:p text:style-name="P24"/>
      <text:p text:style-name="P24">A similar set of code can be used to initialize the ringtone device. <text:s/>The difference would be the substitution of the <text:span text:style-name="T4">ringtone_device_init()</text:span> function for the <text:span text:style-name="T4">ringtone_file_init()</text:span> function.</text:p>
      <text:p text:style-name="P24"/>
      <text:h text:style-name="Heading_20_2" text:outline-level="2">stun</text:h>
      <text:p text:style-name="Standard">STUN is used to determine the Visible IP address for the User Agent Client if it is behind a firewall. <text:s/>There are no separate data structures. <text:s/>The STUN implementation uses the sip_user_agent_t data structure and returns the Visible IP address as an output parameter in its one public function.</text:p>
      <text:p text:style-name="Standard"/>
      <text:p text:style-name="P17">void stun_init(sip_user_agent_t ua, char *visible_ipaddr)</text:p>
      <text:p text:style-name="Standard"/>
      <text:p text:style-name="Standard">This function causes libsip to query the specified STUN server for the Visible IP address. <text:s/>It is used when the User Agent Client wants to initialize and/or change the STUN server address. <text:s text:c="2"/>The following code fragment illustrates this procedure:</text:p>
      <text:p text:style-name="Standard"/>
      <text:p text:style-name="P17"><text:tab/>struct sip_user_agent ua;</text:p>
      <text:p text:style-name="P17"/>
      <text:p text:style-name="P17"><text:tab/>memset(ua.stun_server_host, 0, BUFSIZE);</text:p>
      <text:p text:style-name="P17"><text:tab/>strcpy(ua.stun_server_host, stun_server_host);</text:p>
      <text:p text:style-name="P17"/>
      <text:p text:style-name="P17"><text:tab/>if (strlen(ua.stun_server_host) &gt; 0)</text:p>
      <text:p text:style-name="P17"><text:tab/><text:tab/>stun_init(&amp;ua, ua.visible_ipaddr);</text:p>
      <text:p text:style-name="Standard"/>
      <text:p text:style-name="Standard">In this fragment, the variable <text:span text:style-name="T4">stun_server_host</text:span> contains the address of the STUN server to be used. <text:s/>This address is first stored in the <text:span text:style-name="T4">sip_user_agent_t</text:span> data structure and then the <text:span text:style-name="T4">stun_init()</text:span> function is called. <text:s/>The Visible IP address is recorded in the <text:span text:style-name="T4">visible_ipaddr</text:span> field of the <text:span text:style-name="T4">sip_user_agent_t</text:span> data structure in this example.</text:p>
      <text:h text:style-name="P11" text:outline-level="1">libcontacts</text:h>
      <text:p text:style-name="Standard"><text:span text:style-name="T4">libcontacts</text:span> implements a general database of Service Provider and Contact information. <text:s/>The library provides for in-memory management of and reading and writing of Service Provider and Contact information from and to a contacts file, respectively.</text:p>
      <text:p text:style-name="Standard"/>
      <text:p text:style-name="Standard"><text:sequence-ref text:reference-format="category-and-value" text:ref-name="refFigure3">Figure 4</text:sequence-ref> illustrates the decomposition of the <text:span text:style-name="T1">libcontacts</text:span> component. <text:s/>There is a single sub-component that provides an interface to a database of Service Provider and user contact information.</text:p>
      <text:p text:style-name="Standard"/>
      <text:p text:style-name="Standard"/>
      <text:p text:style-name="Standard"/>
      <text:p text:style-name="Standard"><draw:frame draw:style-name="fr1" draw:name="Frame4" text:anchor-type="paragraph" svg:y="0in" svg:width="2.3102in" draw:z-index="2"><draw:text-box fo:min-height="1.6425in"><text:p text:style-name="P12"><draw:g text:anchor-type="paragraph" draw:z-index="3" draw:style-name="gr30"><draw:custom-shape draw:style-name="gr31" draw:text-style-name="P15" svg:width="1.2504in" svg:height="1.2504in" svg:x="0.5299in" svg:y="0in"><text:p text:style-name="P14"><text:span text:style-name="T2">libcontacts</text:span></text:p><draw:enhanced-geometry svg:viewBox="0 0 21600 21600" draw:type="rectangle" draw:enhanced-path="M 0 0 L 21600 0 21600 21600 0 21600 0 0 Z N"/></draw:custom-shape><draw:custom-shape draw:style-name="gr32" draw:text-style-name="P15" svg:width="0.7504in" svg:height="0.5004in" svg:x="0.7799in" svg:y="0.5in"><text:p text:style-name="P14"><text:span text:style-name="T2">contacts</text:span></text:p><draw:enhanced-geometry svg:viewBox="0 0 21600 21600" draw:mirror-horizontal="false" draw:mirror-vertical="false" draw:type="rectangle" draw:enhanced-path="M 0 0 L 21600 0 21600 21600 0 21600 0 0 Z N"/></draw:custom-shape></draw:g></text:p><text:p text:style-name="P12">Figure <text:sequence text:ref-name="refFigure3" text:name="Figure" text:formula="ooow:Figure+1" style:num-format="1">4</text:sequence>: <text:span text:style-name="T1">libcontacts</text:span> Component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ata Structures</text:h>
      <text:p text:style-name="Standard">There are two significant data structures used in libcontacts. <text:s/>The first is used to store a contact and the second is used to store Service Provider information. <text:s/>Contacts and Service Provider information is stored in a file between client runs. <text:s/>The format of this file is shown below:</text:p>
      <text:p text:style-name="Standard"/>
      <text:p text:style-name="Standard"/>
      <text:p text:style-name="Standard"/>
      <text:p text:style-name="Standard"/>
      <text:p text:style-name="P17">Provider,Free World Dialup,276140,fwd.pulver.com,5060,"tired",100</text:p>
      <text:p text:style-name="P17">Contact,Echo Test,613,fwd.pulver.com,5060,</text:p>
      <text:p text:style-name="P17">Contact,Frank W. Miller,276140,fwd.pulver.com,5060,</text:p>
      <text:p text:style-name="P17">Provider,Peers,,,0,"",</text:p>
      <text:p text:style-name="P17">Contact,HandyTone 286,100,192.168.1.3,5060,</text:p>
      <text:p text:style-name="P17"/>
      <text:p text:style-name="Standard">The organization is hierarchical. <text:s/>Each Provider line is followed by a list of Contact lines. <text:s/>The Contact lines are assumed to be associated with their previous Provider line. <text:s/><text:sequence-ref text:reference-format="category-and-value" text:ref-name="refFigure4">Figure 5</text:sequence-ref> shows how this data is organized in memory by the <text:span text:style-name="T4">libcontacts</text:span> component.</text:p>
      <text:p text:style-name="Standard"/>
      <text:p text:style-name="Standard"/>
      <text:p text:style-name="Standard"><draw:frame draw:style-name="fr2" draw:name="Frame6" text:anchor-type="paragraph" svg:x="0.0071in" svg:y="0in" svg:width="5.4535in" draw:z-index="10"><draw:text-box fo:min-height="3.7752in"><text:p text:style-name="P12"/><text:p text:style-name="P12"/><text:p text:style-name="P12"/><text:p text:style-name="P12"/><text:p text:style-name="P12"/><text:p text:style-name="P12"/><text:p text:style-name="P12"/><text:p text:style-name="P12"/><text:p text:style-name="P12"/><text:p text:style-name="P12">Figure <text:sequence text:ref-name="refFigure4" text:name="Figure" text:formula="ooow:Figure+1" style:num-format="1">5</text:sequence>: Contacts Data Structures</text:p></draw:text-box></draw:frame><draw:g text:anchor-type="paragraph" draw:z-index="11" draw:style-name="gr1"><draw:g draw:style-name="gr33"><draw:rect draw:style-name="gr34" draw:text-style-name="P26" svg:width="0.7787in" svg:height="0.1949in" svg:x="0.785in" svg:y="0.5874in"><text:p text:style-name="P25"><text:span text:style-name="T9">next</text:span></text:p></draw:rect><draw:rect draw:style-name="gr35" draw:text-style-name="P26" svg:width="0.7787in" svg:height="0.3898in" svg:x="0.785in" svg:y="0.7819in"><text:p text:style-name="P25"><text:span text:style-name="T9">...</text:span></text:p></draw:rect><draw:rect draw:style-name="gr36" draw:text-style-name="P26" svg:width="0.7787in" svg:height="0.1941in" svg:x="0.785in" svg:y="1.1673in"><text:p text:style-name="P25"><text:span text:style-name="T9">contacts</text:span></text:p></draw:rect><draw:frame draw:style-name="gr37" draw:text-style-name="P28" svg:width="1.3043in" svg:height="0.3232in" svg:x="0.7953in" svg:y="0.389in"><draw:text-box><text:p text:style-name="P27"><text:span text:style-name="T10">provider{}</text:span></text:p></draw:text-box></draw:frame></draw:g><draw:g draw:style-name="gr33"><draw:rect draw:style-name="gr38" draw:text-style-name="P26" svg:width="0.778in" svg:height="0.1949in" svg:x="2.3409in" svg:y="0.5835in"><text:p text:style-name="P25"><text:span text:style-name="T9">next</text:span></text:p></draw:rect><draw:rect draw:style-name="gr39" draw:text-style-name="P26" svg:width="0.778in" svg:height="0.3898in" svg:x="2.3409in" svg:y="0.778in"><text:p text:style-name="P25"><text:span text:style-name="T9">...</text:span></text:p></draw:rect><draw:rect draw:style-name="gr40" draw:text-style-name="P26" svg:width="0.778in" svg:height="0.1941in" svg:x="2.3409in" svg:y="1.1673in"><text:p text:style-name="P25"><text:span text:style-name="T9">provider</text:span></text:p></draw:rect><draw:frame draw:style-name="gr41" draw:text-style-name="P28" svg:width="1.1988in" svg:height="0.3224in" svg:x="2.3823in" svg:y="0.3846in"><draw:text-box><text:p text:style-name="P27"><text:span text:style-name="T10">contact{}</text:span></text:p></draw:text-box></draw:frame></draw:g><draw:g draw:style-name="gr33"><draw:rect draw:style-name="gr42" draw:text-style-name="P26" svg:width="0.7787in" svg:height="0.1949in" svg:x="3.8969in" svg:y="0.5874in"><text:p text:style-name="P25"><text:span text:style-name="T9">next</text:span></text:p></draw:rect><draw:rect draw:style-name="gr43" draw:text-style-name="P26" svg:width="0.7787in" svg:height="0.3898in" svg:x="3.8969in" svg:y="0.7819in"><text:p text:style-name="P25"><text:span text:style-name="T9">...</text:span></text:p></draw:rect><draw:rect draw:style-name="gr44" draw:text-style-name="P26" svg:width="0.7787in" svg:height="0.1941in" svg:x="3.8969in" svg:y="1.1717in"><text:p text:style-name="P25"><text:span text:style-name="T9">provider</text:span></text:p></draw:rect><draw:frame draw:style-name="gr45" draw:text-style-name="P28" svg:width="1.1988in" svg:height="0.3232in" svg:x="3.9378in" svg:y="0.389in"><draw:text-box><text:p text:style-name="P27"><text:span text:style-name="T10">contact{}</text:span></text:p></draw:text-box></draw:frame></draw:g><draw:g draw:style-name="gr33"><draw:rect draw:style-name="gr46" draw:text-style-name="P26" svg:width="0.7787in" svg:height="0.1949in" svg:x="0.785in" svg:y="2.1398in"><text:p text:style-name="P25"><text:span text:style-name="T9">next</text:span></text:p></draw:rect><draw:rect draw:style-name="gr47" draw:text-style-name="P26" svg:width="0.7787in" svg:height="0.3898in" svg:x="0.785in" svg:y="2.3339in"><text:p text:style-name="P25"><text:span text:style-name="T9">...</text:span></text:p></draw:rect><draw:rect draw:style-name="gr48" draw:text-style-name="P26" svg:width="0.7787in" svg:height="0.1941in" svg:x="0.785in" svg:y="2.7193in"><text:p text:style-name="P25"><text:span text:style-name="T9">contacts</text:span></text:p></draw:rect><draw:frame draw:style-name="gr49" draw:text-style-name="P28" svg:width="1.3043in" svg:height="0.3224in" svg:x="0.7953in" svg:y="1.9409in"><draw:text-box><text:p text:style-name="P27"><text:span text:style-name="T10">provider{}</text:span></text:p></draw:text-box></draw:frame></draw:g><draw:g draw:style-name="gr33"><draw:rect draw:style-name="gr50" draw:text-style-name="P26" svg:width="0.778in" svg:height="0.1949in" svg:x="2.3409in" svg:y="2.1398in"><text:p text:style-name="P25"><text:span text:style-name="T9">next</text:span></text:p></draw:rect><draw:rect draw:style-name="gr51" draw:text-style-name="P26" svg:width="0.778in" svg:height="0.3898in" svg:x="2.3409in" svg:y="2.3339in"><text:p text:style-name="P25"><text:span text:style-name="T9">...</text:span></text:p></draw:rect><draw:rect draw:style-name="gr52" draw:text-style-name="P26" svg:width="0.778in" svg:height="0.1941in" svg:x="2.3409in" svg:y="2.7236in"><text:p text:style-name="P25"><text:span text:style-name="T9">provider</text:span></text:p></draw:rect><draw:frame draw:style-name="gr53" draw:text-style-name="P28" svg:width="1.1988in" svg:height="0.3224in" svg:x="2.3823in" svg:y="1.9409in"><draw:text-box><text:p text:style-name="P27"><text:span text:style-name="T10">contact{}</text:span></text:p></draw:text-box></draw:frame></draw:g><draw:frame draw:style-name="gr54" draw:text-style-name="P28" svg:width="1.6205in" svg:height="0.3232in" svg:x="0.0071in" svg:y="0in"><draw:text-box><text:p text:style-name="P27"><text:span text:style-name="T10">provider_list</text:span></text:p></draw:text-box></draw:frame><draw:line draw:style-name="gr55" draw:text-style-name="P13" svg:x1="0.3961in" svg:y1="0.1953in" svg:x2="0.3961in" svg:y2="0.5835in"><text:p/></draw:line><draw:line draw:style-name="gr56" draw:text-style-name="P13" svg:x1="0.3961in" svg:y1="0.5835in" svg:x2="0.785in" svg:y2="0.5835in"><text:p/></draw:line><draw:line draw:style-name="gr57" draw:text-style-name="P13" svg:x1="0.785in" svg:y1="0.6862in" svg:x2="0.3961in" svg:y2="0.6862in"><text:p/></draw:line><draw:line draw:style-name="gr58" draw:text-style-name="P13" svg:x1="0.3961in" svg:y1="0.6862in" svg:x2="0.3961in" svg:y2="2.1398in"><text:p/></draw:line><draw:line draw:style-name="gr59" draw:text-style-name="P13" svg:x1="0.3961in" svg:y1="2.1398in" svg:x2="0.785in" svg:y2="2.1398in"><text:p/></draw:line><draw:connector draw:style-name="gr60" draw:text-style-name="P13" svg:x1="1.5654in" svg:y1="1.2709in" svg:x2="2.339in" svg:y2="0.6791in"><text:p/></draw:connector><draw:line draw:style-name="gr61" draw:text-style-name="P13" svg:x1="3.1189in" svg:y1="0.6752in" svg:x2="3.8969in" svg:y2="0.6752in"><text:p/></draw:line><draw:connector draw:style-name="gr62" draw:text-style-name="P13" svg:x1="1.5634in" svg:y1="2.8228in" svg:x2="2.335in" svg:y2="2.2311in"><text:p/></draw:connector><draw:line draw:style-name="gr63" draw:text-style-name="P13" svg:x1="3.1189in" svg:y1="2.2425in" svg:x2="3.5079in" svg:y2="2.2425in"><text:p/></draw:line><draw:line draw:style-name="gr64" draw:text-style-name="P13" svg:x1="2.7307in" svg:y1="1.361in" svg:x2="2.7307in" svg:y2="1.5563in"><text:p/></draw:line><draw:line draw:style-name="gr65" draw:text-style-name="P13" svg:x1="2.7307in" svg:y1="1.5563in" svg:x2="1.3681in" svg:y2="1.5563in"><text:p/></draw:line><draw:line draw:style-name="gr66" draw:text-style-name="P13" svg:x1="1.3681in" svg:y1="1.5563in" svg:x2="1.3681in" svg:y2="1.361in"><text:p/></draw:line><draw:line draw:style-name="gr67" draw:text-style-name="P13" svg:x1="4.2854in" svg:y1="1.361in" svg:x2="4.2854in" svg:y2="1.7508in"><text:p/></draw:line><draw:line draw:style-name="gr68" draw:text-style-name="P13" svg:x1="4.2854in" svg:y1="1.7508in" svg:x2="0.9791in" svg:y2="1.7508in"><text:p/></draw:line><draw:line draw:style-name="gr69" draw:text-style-name="P13" svg:x1="0.9791in" svg:y1="1.361in" svg:x2="0.9791in" svg:y2="1.7508in"><text:p/></draw:line><draw:line draw:style-name="gr70" draw:text-style-name="P13" svg:x1="2.7307in" svg:y1="2.9173in" svg:x2="2.7307in" svg:y2="3.1118in"><text:p/></draw:line><draw:line draw:style-name="gr71" draw:text-style-name="P13" svg:x1="2.7307in" svg:y1="3.1118in" svg:x2="1.1744in" svg:y2="3.1118in"><text:p/></draw:line><draw:line draw:style-name="gr72" draw:text-style-name="P13" svg:x1="1.1744in" svg:y1="3.1118in" svg:x2="1.1744in" svg:y2="2.9173in"><text:p/></draw:line><draw:line draw:style-name="gr73" draw:text-style-name="P13" svg:x1="4.6752in" svg:y1="0.6862in" svg:x2="5.0642in" svg:y2="0.6862in"><text:p/></draw:line><draw:frame draw:style-name="gr74" draw:text-style-name="P29" svg:width="0.4094in" svg:height="0.4287in" svg:x="5.0437in" svg:y="0.4661in"><draw:text-box><text:p text:style-name="P27">...</text:p></draw:text-box></draw:frame><draw:frame draw:style-name="gr75" draw:text-style-name="P29" svg:width="0.4098in" svg:height="0.4287in" svg:x="3.5079in" svg:y="2.022in"><draw:text-box><text:p text:style-name="P27">...</text:p></draw:text-box></draw:frame><draw:line draw:style-name="gr76" draw:text-style-name="P13" svg:x1="0.785in" svg:y1="2.2425in" svg:x2="0.3961in" svg:y2="2.2425in"><text:p/></draw:line><draw:line draw:style-name="gr77" draw:text-style-name="P13" svg:x1="0.3961in" svg:y1="2.2425in" svg:x2="0.3961in" svg:y2="2.7236in"><text:p/></draw:line><draw:frame draw:style-name="gr78" draw:text-style-name="P29" svg:width="0.4094in" svg:height="0.4287in" draw:transform="rotate (-1.55543742937824) translate (0.616666666666667in 2.72361111111111in)"><draw:text-box><text:p text:style-name="P27">...</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ach Provider line corresponds to a struct provider in memory and each Contact line corresponds to a struct contact in memory. <text:s/>The following data structure shows the fields kept for each Service Provider:</text:p>
      <text:p text:style-name="Standard"/>
      <text:p text:style-name="Standard"/>
      <text:p text:style-name="Standard"/>
      <text:p text:style-name="P17">struct provider {</text:p>
      <text:p text:style-name="P17"><text:s text:c="8"/>struct provider *next;</text:p>
      <text:p text:style-name="P17"><text:s text:c="8"/>int flags;</text:p>
      <text:p text:style-name="P17"><text:s text:c="8"/>char alias[PROVIDER_ALIAS_SIZE];</text:p>
      <text:p text:style-name="P17"><text:s text:c="8"/>char user[PROVIDER_USER_SIZE];</text:p>
      <text:p text:style-name="P17"><text:s text:c="8"/>char auth_user[PROVIDER_USER_SIZE];</text:p>
      <text:p text:style-name="P17"><text:s text:c="8"/>char domain[PROVIDER_DOMAIN_SIZE];</text:p>
      <text:p text:style-name="P17"><text:s text:c="8"/>char host[PROVIDER_HOST_SIZE];</text:p>
      <text:p text:style-name="P17"><text:s text:c="8"/>int port;</text:p>
      <text:p text:style-name="P17"><text:s text:c="8"/>char password[PROVIDER_PASSWORD_SIZE];</text:p>
      <text:p text:style-name="P17"><text:s text:c="8"/>char local_user[CONTACT_USER_SIZE];</text:p>
      <text:p text:style-name="P17"><text:s text:c="8"/>int reg_expires;</text:p>
      <text:p text:style-name="P17"><text:s text:c="8"/>struct timeval reg_end;</text:p>
      <text:p text:style-name="P17"><text:s text:c="8"/>struct contact *contacts;</text:p>
      <text:p text:style-name="P17">};</text:p>
      <text:p text:style-name="Standard"/>
      <text:p text:style-name="Standard">The <text:span text:style-name="T4">next</text:span> field is used to maintain the data structure in lists. <text:s/>The <text:span text:style-name="T4">flags</text:span> field is used internally by the <text:span text:style-name="T4">libcontacts</text:span> component. <text:s/>The <text:span text:style-name="T4">alias</text:span> field stores the nickname for the Service Provider. <text:s/>The <text:span text:style-name="T4">user</text:span> field stores the Service Provider provided user id of the User Agent Client. <text:s/>It may be the case that the authorization user is different than user. <text:s/>The <text:span text:style-name="T4">auth_user</text:span> field tracks this difference if it exists. <text:s/></text:p>
      <text:p text:style-name="Standard"/>
      <text:p text:style-name="Standard">The <text:span text:style-name="T4">domain</text:span> and <text:span text:style-name="T4">host</text:span> fields store the host part of the registration URI. <text:s/>The <text:span text:style-name="T4">domain</text:span> field is used to hold the domain name for the host and the <text:span text:style-name="T4">host</text:span> field is used to hold the IP address. <text:s/>If the <text:span text:style-name="T4">domain</text:span> and <text:span text:style-name="T4">host</text:span> fields are filled in, the IP address should be the first recorded IP address associated with a DNS lookup of the domain name. <text:s/>The <text:span text:style-name="T4">port</text:span> field holds the port part of the registration URI.</text:p>
      <text:p text:style-name="Standard"/>
      <text:p text:style-name="Standard">The <text:span text:style-name="T4">password</text:span> field holds the registration password. <text:s/>The <text:span text:style-name="T4">local_user</text:span> field is used to hold a contact URI user part for a local address. <text:s/>This field is useful for Service Provider registrations. <text:s/>When the register URI is constructed, the <text:span text:style-name="T4">user</text:span> field is used. <text:s/>When the contact URI is constructed, the <text:span text:style-name="T4">local_user</text:span> field is used.</text:p>
      <text:p text:style-name="Standard"/>
      <text:p text:style-name="Standard">The <text:span text:style-name="T4">reg_expires</text:span> and <text:span text:style-name="T4">reg_end</text:span> fields are used to track the expiration of registrations. <text:s/>Finally, the contacts field tracks the list of Contacts that are associated with the Service Provider.</text:p>
      <text:p text:style-name="Standard"/>
      <text:p text:style-name="Standard">The following data structure shows the fields kept for each Contact:</text:p>
      <text:p text:style-name="Standard"/>
      <text:p text:style-name="P17">struct contact {</text:p>
      <text:p text:style-name="P17"><text:s text:c="8"/>struct contact *next;</text:p>
      <text:p text:style-name="P17"><text:s text:c="8"/>char alias[CONTACT_ALIAS_SIZE];</text:p>
      <text:p text:style-name="P17"><text:s text:c="8"/>char user[CONTACT_USER_SIZE];</text:p>
      <text:p text:style-name="P17"><text:s text:c="8"/>char domain[CONTACT_DOMAIN_SIZE];</text:p>
      <text:p text:style-name="P17"><text:s text:c="8"/>char host[CONTACT_HOST_SIZE];</text:p>
      <text:p text:style-name="P17"><text:s text:c="8"/>int port;</text:p>
      <text:p text:style-name="P17"><text:s text:c="8"/>char local_user[CONTACT_USER_SIZE];</text:p>
      <text:p text:style-name="P17"><text:s text:c="8"/>void *provider;</text:p>
      <text:p text:style-name="P17">};</text:p>
      <text:p text:style-name="Standard"/>
      <text:p text:style-name="Standard">The <text:span text:style-name="T4">next</text:span> field is used to maintain the data structure in lists. <text:s/>The <text:span text:style-name="T4">alias</text:span> field records a nickname for the contact. <text:s/>The <text:span text:style-name="T4">user</text:span> field corresponds to the user part of a SIP URI. <text:s/>The <text:span text:style-name="T4">domain</text:span> and <text:span text:style-name="T4">host</text:span> fields store the host part of the SIP URI. <text:s/>The <text:span text:style-name="T4">domain</text:span> field is used to hold the domain name for the host and the <text:span text:style-name="T4">host</text:span> field is used to hold the IP address. <text:s/>If the <text:span text:style-name="T4">domain</text:span> and <text:span text:style-name="T4">host</text:span> fields are filled in, the IP address should be the first recorded IP address associated with a DNS lookup of the domain name. <text:s/>The <text:span text:style-name="T4">port</text:span> field holds the port part of the SIP URI.</text:p>
      <text:p text:style-name="Standard"/>
      <text:p text:style-name="Standard">The <text:span text:style-name="T4">local_user</text:span> field is used to hold a contact SIP URI user part for a local address. <text:s/>This field is useful for Service Provider registrations. <text:s/>When the register URI is constructed, the <text:span text:style-name="T4">user</text:span> field is used. <text:s/>When the contact URI is constructed, the <text:span text:style-name="T4">local_user</text:span> field is used.</text:p>
      <text:p text:style-name="Standard"/>
      <text:p text:style-name="Standard">The <text:span text:style-name="T4">provider</text:span> field is used to point to the Service Provider data structure with which the contact is associated. <text:s/>Peer contacts may use a <text:span text:style-name="T4">NULL</text:span> value for this field.</text:p>
      <text:p text:style-name="Standard"/>
      <text:h text:style-name="Heading_20_2" text:outline-level="2">Functions</text:h>
      <text:p text:style-name="Standard"/>
      <text:h text:style-name="Heading_20_3" text:outline-level="3">contacts_init()</text:h>
      <text:p text:style-name="Standard"/>
      <text:p text:style-name="P17">int contacts_init()</text:p>
      <text:p text:style-name="Standard"/>
      <text:p text:style-name="Standard">This function initializes the contacts database. <text:s/>The function is generally called when the User Agent Client starts up.</text:p>
      <text:h text:style-name="Heading_20_3" text:outline-level="3">contacts_dump()</text:h>
      <text:p text:style-name="Standard"/>
      <text:p text:style-name="P17">void contacts_dump()</text:p>
      <text:p text:style-name="Standard"/>
      <text:p text:style-name="Standard">This function dumps the contents of the contacts database in a human-readable form. <text:s/>The function uses the logging facility with a <text:span text:style-name="T4">LOG_INFO</text:span> level to dump the information.</text:p>
      <text:p text:style-name="Standard"/>
      <text:h text:style-name="Heading_20_3" text:outline-level="3">contacts_read_file()</text:h>
      <text:p text:style-name="Standard"/>
      <text:p text:style-name="P17">int contacts_read_file()</text:p>
      <text:p text:style-name="Standard"/>
      <text:p text:style-name="Standard">This function reads the contents of a contacts file into the contacts database in memory. <text:s/>The function uses a well known file name location for the contacts file, generally <text:span text:style-name="T4">~/.cornfed/contacts</text:span>. <text:s/>If this file does not exist, it tries to use the backup contacts file, generally, <text:span text:style-name="T4">~/.cornfed/contacts~</text:span>.</text:p>
      <text:p text:style-name="Standard"/>
      <text:h text:style-name="Heading_20_3" text:outline-level="3">contacts_write_file()</text:h>
      <text:p text:style-name="Standard"/>
      <text:p text:style-name="P17">int contacts_write_file()</text:p>
      <text:p text:style-name="Standard"/>
      <text:p text:style-name="Standard">This function writes the contents of the contacts database in memory to a contacts file. <text:s/>The function will save the current contents of the contacts file to the backup contacts file before writing the contacts database.</text:p>
      <text:p text:style-name="Standard"/>
      <text:p text:style-name="Standard"/>
      <text:p text:style-name="Standard"/>
      <text:p text:style-name="Standard"/>
      <text:p text:style-name="Standard"/>
      <text:p text:style-name="Standard"/>
      <text:p text:style-name="Standard"/>
      <text:h text:style-name="Heading_20_3" text:outline-level="3">contacts_new_provider()</text:h>
      <text:p text:style-name="Standard"/>
      <text:p text:style-name="P17">provider_t contacts_new_provider(</text:p>
      <text:p text:style-name="P17"><text:tab/>char *alias,</text:p>
      <text:p text:style-name="P17"><text:tab/>char *user,</text:p>
      <text:p text:style-name="P17"><text:tab/>char *domain,</text:p>
      <text:p text:style-name="P17"><text:tab/>char *host,</text:p>
      <text:p text:style-name="P17"><text:tab/>int port,</text:p>
      <text:p text:style-name="P17"><text:tab/>char *password,</text:p>
      <text:p text:style-name="P17"><text:tab/>char *local_user)</text:p>
      <text:p text:style-name="Standard"/>
      <text:p text:style-name="Standard">This function allocates a new Service Provider record. <text:s/><text:span text:style-name="T11">The new record is not entered in in the contacts database. <text:s/></text:span>A pointer to the new Service Provider record is returned if it is allocated and initialized successfully and the value <text:span text:style-name="T4">NULL</text:span> is returned otherwise.</text:p>
      <text:p text:style-name="Standard"/>
      <text:h text:style-name="Heading_20_3" text:outline-level="3">contacts_first_provider()</text:h>
      <text:p text:style-name="Standard"/>
      <text:p text:style-name="P17">provider_t contacts_first_provider()</text:p>
      <text:p text:style-name="Standard"/>
      <text:p text:style-name="Standard">This function returns a pointer to the first Service Provider record in the contacts database. <text:s/>The value <text:span text:style-name="T4">NULL</text:span> is returned if the contacts database is empty.</text:p>
      <text:p text:style-name="Standard"/>
      <text:h text:style-name="Heading_20_3" text:outline-level="3">contacts_next_provider()</text:h>
      <text:p text:style-name="Standard"/>
      <text:p text:style-name="P17">provider_t contacts_next_provider(provider_t provider)</text:p>
      <text:p text:style-name="Standard"/>
      <text:p text:style-name="Standard">This function returns a pointer to the Service Provider that succeeds the specified <text:span text:style-name="T4">provider</text:span> in the contacts database. <text:s/>The value <text:span text:style-name="T4">NULL</text:span> is returned if there is no succeeding record.</text:p>
      <text:p text:style-name="Standard"/>
      <text:p text:style-name="Standard"/>
      <text:p text:style-name="Standard"/>
      <text:h text:style-name="Heading_20_3" text:outline-level="3">contacts_new_contact()</text:h>
      <text:p text:style-name="Standard"/>
      <text:p text:style-name="P17">contact_t contacts_new_contact(</text:p>
      <text:p text:style-name="P17"><text:tab/>char *alias,</text:p>
      <text:p text:style-name="P17"><text:tab/>char *user,</text:p>
      <text:p text:style-name="P17"><text:tab/>char *domain,</text:p>
      <text:p text:style-name="P17"><text:tab/>char *host,</text:p>
      <text:p text:style-name="P17"><text:tab/>int port,</text:p>
      <text:p text:style-name="P17"><text:tab/>char *local_user)</text:p>
      <text:p text:style-name="Standard"/>
      <text:p text:style-name="Standard">This function allocates a new Contact record. <text:s/><text:span text:style-name="T11">The new record is not entered in in the contacts database. <text:s/></text:span>A pointer to the new Contact record is returned if it is allocated and initialized successfully and the value <text:span text:style-name="T4">NULL</text:span> is returned otherwise.</text:p>
      <text:p text:style-name="Standard"/>
      <text:h text:style-name="Heading_20_3" text:outline-level="3">contacts_first_contact()</text:h>
      <text:p text:style-name="Standard"/>
      <text:p text:style-name="P17">contact_t contacts_first_contact(provider_t provider)</text:p>
      <text:p text:style-name="Standard"/>
      <text:p text:style-name="Standard">This function returns a pointer to the first Contact associated with the specified <text:span text:style-name="T4">provider</text:span> in the contacts database. <text:s/>The value <text:span text:style-name="T4">NULL</text:span> is returned if there are no contacts associated with the <text:span text:style-name="T4">provider</text:span>.</text:p>
      <text:p text:style-name="Standard"/>
      <text:h text:style-name="Heading_20_3" text:outline-level="3">contacts_next_contact()</text:h>
      <text:p text:style-name="Standard"/>
      <text:p text:style-name="P17">contact_t contacts_next_contact(contact_t contact)</text:p>
      <text:p text:style-name="Standard"/>
      <text:p text:style-name="Standard">This function returns a pointer to the Contact that succeeds the specified <text:span text:style-name="T4">contact</text:span> in the contacts database. <text:s/>The value <text:span text:style-name="T4">NULL</text:span> is returned if there is no succeeding record.</text:p>
      <text:p text:style-name="Standard"/>
      <text:p text:style-name="Standard"/>
      <text:p text:style-name="Standard"/>
      <text:p text:style-name="Standard"/>
      <text:h text:style-name="Heading_20_3" text:outline-level="3">contacts_insert_provider()</text:h>
      <text:p text:style-name="Standard"/>
      <text:p text:style-name="P17">void contacts_insert_provider(provider_t provider)</text:p>
      <text:p text:style-name="Standard"/>
      <text:p text:style-name="Standard">This function inserts the specified <text:span text:style-name="T4">provider</text:span> into the contacts database. <text:s/>The Service Provider is inserted in sorted order using the <text:span text:style-name="T4">alias</text:span> field of the <text:span text:style-name="T4">provider</text:span> record.</text:p>
      <text:p text:style-name="Standard"/>
      <text:h text:style-name="Heading_20_3" text:outline-level="3">contacts_insert_contact()</text:h>
      <text:p text:style-name="Standard"/>
      <text:p text:style-name="P17">void contacts_insert_contact(</text:p>
      <text:p text:style-name="P17"><text:tab/>provider_t provider,</text:p>
      <text:p text:style-name="P17"><text:tab/>contact_t contact)</text:p>
      <text:p text:style-name="Standard"/>
      <text:p text:style-name="Standard">This function inserts the specified <text:span text:style-name="T4">contact</text:span> into the list of contacts associated with the specified <text:span text:style-name="T4">provider</text:span>. <text:s/>The Contact is inserted in sorted order using the <text:span text:style-name="T4">alias</text:span> field of the <text:span text:style-name="T4">contact</text:span> record.</text:p>
      <text:p text:style-name="Standard"/>
      <text:h text:style-name="Heading_20_3" text:outline-level="3">contacts_remove_provider()</text:h>
      <text:p text:style-name="Standard"/>
      <text:p text:style-name="P17">void contacts_remove_provider(provider_t provider)</text:p>
      <text:p text:style-name="Standard"/>
      <text:p text:style-name="Standard">This function removes the specified <text:span text:style-name="T4">provider</text:span> from the contacts database. <text:s/>The routine searches the contacts database for the position of the <text:span text:style-name="T4">provider</text:span> and unlinks it.</text:p>
      <text:p text:style-name="Standard"/>
      <text:h text:style-name="Heading_20_3" text:outline-level="3">contacts_remove_contact()</text:h>
      <text:p text:style-name="Standard"/>
      <text:p text:style-name="P17">void contacts_remove_contact(contact_t contact)</text:p>
      <text:p text:style-name="Standard"/>
      <text:p text:style-name="Standard">This function removes the specified <text:span text:style-name="T4">contact</text:span> from the contacts database. <text:s/>The routine searches all the Service Providers in the contacts database for the position of the <text:span text:style-name="T4">contact</text:span> and unlinks it.</text:p>
      <text:p text:style-name="Standard"/>
      <text:h text:style-name="Heading_20_3" text:outline-level="3">contacts_find_provider()</text:h>
      <text:p text:style-name="Standard"/>
      <text:p text:style-name="P17">provider_t contacts_find_provider(char *host)</text:p>
      <text:p text:style-name="Standard"/>
      <text:p text:style-name="Standard">This function searches the contacts database for the specified Service Provider. <text:s/>The Service Provider is specified by its <text:span text:style-name="T4">host</text:span> network address which can be either an FQDN or an IP address. <text:s/>The function returns a pointer to the Service Provider record if the search is successful and the value <text:span text:style-name="T4">NULL</text:span> otherwise.</text:p>
      <text:p text:style-name="Standard"/>
      <text:h text:style-name="Heading_20_2" text:outline-level="2">Usage</text:h>
      <text:p text:style-name="Standard"/>
      <text:h text:style-name="P11" text:outline-level="1">libhistory</text:h>
      <text:p text:style-name="Standard"/>
      <text:p text:style-name="Standard"/>
      <text:p text:style-name="Standard"/>
      <text:p text:style-name="Standard"><draw:frame draw:style-name="fr1" draw:name="Frame3" text:anchor-type="paragraph" svg:y="0in" svg:width="2.3102in" draw:z-index="8"><draw:text-box fo:min-height="1.6425in"><text:p text:style-name="P12"/><text:p text:style-name="P12"/><text:p text:style-name="P12"/><text:p text:style-name="P12"/><text:p text:style-name="P12">Figure <text:sequence text:ref-name="refFigure5" text:name="Figure" text:formula="ooow:Figure+1" style:num-format="1">6</text:sequence>: <text:span text:style-name="T1">libhistory</text:span> Components</text:p></draw:text-box></draw:frame><draw:g text:anchor-type="paragraph" draw:z-index="9" draw:style-name="gr1"><draw:custom-shape draw:style-name="gr79" draw:text-style-name="P15" svg:width="1.2504in" svg:height="1.2504in" svg:x="2.1193in" svg:y="0.0835in"><text:p text:style-name="P14"><text:span text:style-name="T2">libhistory</text:span></text:p><draw:enhanced-geometry svg:viewBox="0 0 21600 21600" draw:type="rectangle" draw:enhanced-path="M 0 0 L 21600 0 21600 21600 0 21600 0 0 Z N"/></draw:custom-shape><draw:custom-shape draw:style-name="gr80" draw:text-style-name="P15" svg:width="0.7504in" svg:height="0.5004in" svg:x="2.3693in" svg:y="0.5835in"><text:p text:style-name="P14"><text:span text:style-name="T2">history</text:span></text:p><draw:enhanced-geometry svg:viewBox="0 0 21600 21600" draw:mirror-horizontal="false" draw:mirror-vertical="false" draw:type="rectangle" draw:enhanced-path="M 0 0 L 21600 0 21600 21600 0 21600 0 0 Z N"/></draw:custom-shape></draw:g></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Courier1" svg:font-family="Courier" style:font-adornments="Regular" style:font-family-generic="modern" style:font-pitch="fixed"/>
    <style:font-face style:name="Andale Sans UI" svg:font-family="'Andale Sans UI'" style:font-pitch="variable"/>
    <style:font-face style:name="Luxi Sans2" svg:font-family="'Luxi Sans'" style:font-pitch="variable"/>
    <style:font-face style:name="Nimbus Roman No9 L1" svg:font-family="'Nimbus Roman No9 L'" style:font-pitch="variable"/>
    <style:font-face style:name="Courier3" svg:font-family="Courier" style:font-family-generic="modern" style:font-pitch="variable"/>
    <style:font-face style:name="Nimbus Roman No9 L3" svg:font-family="'Nimbus Roman No9 L'" style:font-family-generic="modern" style:font-pitch="variable"/>
    <style:font-face style:name="Luxi Sans1" svg:font-family="'Luxi Sans'" style:font-family-generic="roman" style:font-pitch="variable"/>
    <style:font-face style:name="Nimbus Roman No9 L" svg:font-family="'Nimbus Roman No9 L'" style:font-family-generic="roman" style:font-pitch="variable"/>
    <style:font-face style:name="Courier2" svg:font-family="Courier" style:font-family-generic="swiss" style:font-pitch="variable"/>
    <style:font-face style:name="Luxi Sans" svg:font-family="'Luxi Sans'" style:font-family-generic="swiss" style:font-pitch="variable"/>
    <style:font-face style:name="Nimbus Roman No9 L2" svg:font-family="'Nimbus Roman No9 L'"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228in" draw:rotation="0"/>
    <draw:hatch draw:name="Hatch_20_1" draw:display-name="Hatch 1" draw:style="single" draw:color="#000000" draw:distance="0.0043in" draw:rotation="0"/>
    <draw:hatch draw:name="Hatch_20_10" draw:display-name="Hatch 10" draw:style="single" draw:color="#000000" draw:distance="0.0043in" draw:rotation="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 draw:display-name="Hatch 11"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5" draw:display-name="Hatch 115"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8" draw:display-name="Hatch 118" draw:style="single" draw:color="#000000" draw:distance="0.0043in" draw:rotation="0"/>
    <draw:hatch draw:name="Hatch_20_119" draw:display-name="Hatch 119" draw:style="single" draw:color="#000000" draw:distance="0.0043in" draw:rotation="0"/>
    <draw:hatch draw:name="Hatch_20_12" draw:display-name="Hatch 12" draw:style="single" draw:color="#000000" draw:distance="0.0043in" draw:rotation="0"/>
    <draw:hatch draw:name="Hatch_20_120" draw:display-name="Hatch 120" draw:style="single" draw:color="#000000" draw:distance="0.0043in" draw:rotation="0"/>
    <draw:hatch draw:name="Hatch_20_121" draw:display-name="Hatch 121" draw:style="single" draw:color="#000000" draw:distance="0.0043in" draw:rotation="0"/>
    <draw:hatch draw:name="Hatch_20_122" draw:display-name="Hatch 122" draw:style="single" draw:color="#000000" draw:distance="0.0043in" draw:rotation="0"/>
    <draw:hatch draw:name="Hatch_20_123" draw:display-name="Hatch 123" draw:style="single" draw:color="#000000" draw:distance="0.0043in" draw:rotation="0"/>
    <draw:hatch draw:name="Hatch_20_124" draw:display-name="Hatch 124" draw:style="single" draw:color="#000000" draw:distance="0.0043in" draw:rotation="0"/>
    <draw:hatch draw:name="Hatch_20_125" draw:display-name="Hatch 125"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 draw:display-name="Hatch 13"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none" style:country-asian="none" style:font-name-complex="Luxi Sans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1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2" style:font-size-asian="14pt" style:font-name-complex="Luxi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5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3035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071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102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7138in"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5173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209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1244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text-indent="0in" style:auto-text-indent="false">
        <style:tab-stops>
          <style:tab-stop style:position="3.928in"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7311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suffix="   " style:num-format="1" text:display-levels="7">
        <style:list-level-properties text:min-label-distance="0.15in"/>
      </text:outline-level-style>
      <text:outline-level-style text:level="8" style:num-suffix="   " style:num-format="1" text:display-levels="8">
        <style:list-level-properties text:min-label-distance="0.15in"/>
      </text:outline-level-style>
      <text:outline-level-style text:level="9" style:num-suffix="   " style:num-format="1" text:display-levels="9">
        <style:list-level-properties text:min-label-distance="0.15in"/>
      </text:outline-level-style>
      <text:outline-level-style text:level="10"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fo:padding="0in" fo:border-left="none" fo:border-right="none" fo:border-top="0.0008in solid #000000" fo:border-bottom="none" style:shadow="none"/>
    </style:style>
    <style:page-layout style:name="pm1">
      <style:page-layout-properties fo:page-width="8.5in" fo:page-height="11in" style:num-format="1" style:print-orientation="portrait" fo:margin-top="1.25in" fo:margin-bottom="1.5in" fo:margin-left="1.5in" fo:margin-right="1.5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fo:border-top="none" fo:border-bottom="0.0008in solid #000000" fo:border-left="none" fo:border-right="none" fo:padding="0in" style:shadow="none" style:dynamic-spacing="false"/>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xlink:href="Pictures/100002000000008000000021BB5C3D71.gif" xlink:type="simple" xlink:actuate="onLoad" style:position="bottom center" style:repeat="no-repeat"/>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
      </style:header>
      <style:footer>
        <text:p text:style-name="P1">Page <text:page-number text:select-page="current">50</text:page-number> of <text:s/><text:page-count>50</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5-07-16T17:16:32</meta:creation-date>
    <dc:date>2006-03-07T19:35:49</dc:date>
    <meta:print-date>2005-07-16T17:59:35</meta:print-date>
    <dc:language>en-US</dc:language>
    <meta:editing-cycles>104</meta:editing-cycles>
    <meta:editing-duration>P2DT3H41M5S</meta:editing-duration>
    <meta:user-defined meta:name="Info 1"/>
    <meta:user-defined meta:name="Info 2"/>
    <meta:user-defined meta:name="Info 3"/>
    <meta:user-defined meta:name="Info 4"/>
    <meta:document-statistic meta:table-count="0" meta:image-count="0" meta:object-count="0" meta:page-count="50" meta:paragraph-count="671" meta:word-count="9785" meta:character-count="59265"/>
  </office:meta>
</office:document-meta>
</file>